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AC000008D3D7999296.png"/>
  <manifest:file-entry manifest:media-type="image/png" manifest:full-path="Pictures/10000000000003B4000004913BF96383.png"/>
  <manifest:file-entry manifest:media-type="image/png" manifest:full-path="Pictures/100000000000025E000001BA066488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autospace="none"/>
    </style:style>
    <style:style style:name="P4" style:family="paragraph" style:parent-style-name="Standard">
      <style:paragraph-properties fo:text-align="center" style:justify-single-word="false"/>
      <style:text-properties fo:font-size="20pt" style:font-size-asian="20pt" style:font-size-complex="20pt"/>
    </style:style>
    <style:style style:name="P5"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6" style:family="paragraph" style:parent-style-name="Standard">
      <style:paragraph-properties fo:text-align="center" style:justify-single-word="false"/>
      <style:text-properties fo:font-size="16pt" style:font-size-asian="16pt" style:font-size-complex="16pt"/>
    </style:style>
    <style:style style:name="P7" style:family="paragraph" style:parent-style-name="Standard">
      <style:paragraph-properties fo:text-align="justify" style:justify-single-word="false"/>
      <style:text-properties fo:font-size="16pt" style:font-size-asian="16pt" style:font-size-complex="16pt"/>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justify" style:justify-single-word="false"/>
      <style:text-properties fo:font-size="14pt" style:font-size-asian="14pt" style:font-size-complex="14pt"/>
    </style:style>
    <style:style style:name="P1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3pt" style:font-size-asian="13pt" style:font-size-complex="13pt"/>
    </style:style>
    <style:style style:name="P13" style:family="paragraph" style:parent-style-name="Standard">
      <style:paragraph-properties fo:text-align="justify" style:justify-single-word="false"/>
      <style:text-properties fo:font-size="15pt" style:font-size-asian="15pt" style:font-size-complex="15pt"/>
    </style:style>
    <style:style style:name="P14" style:family="paragraph" style:parent-style-name="Standard">
      <style:paragraph-properties fo:text-align="justify" style:justify-single-word="false" style:text-autospace="none"/>
      <style:text-properties fo:font-style="normal" style:font-style-asian="normal" style:font-style-complex="normal"/>
    </style:style>
    <style:style style:name="P15" style:family="paragraph" style:parent-style-name="Standard">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6" style:family="paragraph" style:parent-style-name="Standard">
      <style:paragraph-properties fo:text-align="justify" style:justify-single-word="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7" style:family="paragraph" style:parent-style-name="Standard">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8" style:family="paragraph" style:parent-style-name="Standard">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9" style:family="paragraph" style:parent-style-name="Standard">
      <style:paragraph-properties fo:text-align="justify" style:justify-single-word="false" style:text-autospace="none"/>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20" style:family="paragraph" style:parent-style-name="Standard">
      <style:paragraph-properties fo:text-align="justify" style:justify-single-word="false" style:text-autospace="none"/>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21" style:family="paragraph" style:parent-style-name="Standard">
      <style:paragraph-properties fo:text-align="start" style:justify-single-word="false" style:text-autospace="none"/>
      <style:text-properties fo:color="#000000" style:font-name="Courier New" fo:font-size="10pt" style:text-underline-style="none" style:font-name-asian="Courier New" style:font-size-asian="10pt" style:font-name-complex="Courier New" style:font-size-complex="10pt"/>
    </style:style>
    <style:style style:name="P22" style:family="paragraph" style:parent-style-name="Standard">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3" style:family="paragraph" style:parent-style-name="Standard">
      <style:paragraph-properties fo:text-align="justify"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4" style:family="paragraph" style:parent-style-name="Standard">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25" style:family="paragraph" style:parent-style-name="Standard">
      <style:paragraph-properties fo:text-align="justify" style:justify-single-word="false" style:text-autospace="none"/>
      <style:text-properties fo:color="#000000" style:font-name="Courier New" fo:font-size="9pt" style:font-name-asian="Courier New" style:font-size-asian="9pt" style:font-name-complex="Courier New" style:font-size-complex="9pt"/>
    </style:style>
    <style:style style:name="P26" style:family="paragraph" style:parent-style-name="Standard">
      <style:paragraph-properties fo:text-align="start" style:justify-single-word="false"/>
    </style:style>
    <style:style style:name="P27" style:family="paragraph" style:parent-style-name="Standard">
      <style:paragraph-properties fo:text-align="justify" style:justify-single-word="false" style:text-autospace="none"/>
      <style:text-properties style:font-name="Times New Roman" fo:font-size="9pt" style:font-name-asian="Courier New" style:font-size-asian="9pt" style:font-name-complex="Courier New" style:font-size-complex="9pt"/>
    </style:style>
    <style:style style:name="P28" style:family="paragraph" style:parent-style-name="Standard">
      <style:paragraph-properties fo:text-align="justify" style:justify-single-word="false" style:text-autospace="none"/>
      <style:text-properties fo:color="#ff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29" style:family="paragraph" style:parent-style-name="Standard">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3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style:font-size-asian="16pt" style:font-size-complex="16pt"/>
    </style:style>
    <style:style style:name="P3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6pt" fo:font-style="normal" fo:font-weight="bold" style:font-size-asian="16pt" style:font-style-asian="normal" style:font-weight-asian="bold" style:font-size-complex="16pt" style:font-style-complex="normal" style:font-weight-complex="bold"/>
    </style:style>
    <style:style style:name="P3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font-size="14pt" fo:font-style="normal" fo:font-weight="normal" style:font-size-asian="14pt" style:font-style-asian="normal" style:font-weight-asian="normal" style:font-size-complex="15pt" style:font-style-complex="normal" style:font-weight-complex="normal"/>
    </style:style>
    <style:style style:name="P3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4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style:font-name-asian="Courier New" style:font-size-asian="13pt" style:font-name-complex="Courier New" style:font-size-complex="13pt"/>
    </style:style>
    <style:style style:name="P42"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4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5"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6"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4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48"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4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1pt" style:font-name-asian="Courier New" style:font-size-asian="11pt" style:font-name-complex="Courier New" style:font-size-complex="11pt"/>
    </style:style>
    <style:style style:name="P5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1"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style:font-name-asian="Courier New" style:font-size-asian="14pt" style:font-name-complex="Courier New" style:font-size-complex="14pt"/>
    </style:style>
    <style:style style:name="P52"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53"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54"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55"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56"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57"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italic" style:font-name-asian="Courier New" style:font-size-asian="14pt" style:font-style-asian="italic" style:font-name-complex="Courier New" style:font-size-complex="14pt" style:font-style-complex="italic"/>
    </style:style>
    <style:style style:name="P58"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59"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8pt" fo:font-style="normal" fo:font-weight="normal" style:font-name-asian="Courier New" style:font-size-asian="8pt" style:font-style-asian="normal" style:font-weight-asian="normal" style:font-name-complex="Courier New" style:font-size-complex="8pt" style:font-style-complex="normal" style:font-weight-complex="normal"/>
    </style:style>
    <style:style style:name="P6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1"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2"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6pt" fo:font-style="normal" fo:font-weight="bold" style:font-name-asian="Courier New" style:font-size-asian="16pt" style:font-style-asian="normal" style:font-weight-asian="bold" style:font-name-complex="Courier New" style:font-size-complex="16pt" style:font-style-complex="normal" style:font-weight-complex="bold"/>
    </style:style>
    <style:style style:name="P63"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6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2pt" style:font-name-asian="Courier New" style:font-size-asian="12pt" style:font-name-complex="Courier New" style:font-size-complex="12pt"/>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66"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6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style:font-name-asian="Courier New" style:font-size-asian="10pt" style:font-name-complex="Courier New" style:font-size-complex="10pt"/>
    </style:style>
    <style:style style:name="P68"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0pt" style:font-name-asian="Courier New" style:font-size-asian="10pt" style:font-name-complex="Courier New" style:font-size-complex="10pt"/>
    </style:style>
    <style:style style:name="P69"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0"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1"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74"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7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7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7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30000019073486pt" style:font-name-asian="Courier New" style:font-size-asian="9.30000019073486pt" style:font-name-complex="Courier New" style:font-size-complex="9.30000019073486pt"/>
    </style:style>
    <style:style style:name="P7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7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9.5pt" style:font-name-asian="Courier New" style:font-size-asian="9.5pt" style:font-name-complex="Courier New" style:font-size-complex="9.5pt"/>
    </style:style>
    <style:style style:name="P80"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1pt" fo:font-weight="bold" style:font-size-asian="11pt" style:font-weight-asian="bold" style:font-size-complex="11pt" style:font-weight-complex="bold"/>
    </style:style>
    <style:style style:name="P81"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style:font-name="Times New Roman" fo:font-size="14pt" style:font-name-asian="Courier New" style:font-size-asian="14pt" style:font-name-complex="Courier New" style:font-size-complex="14pt"/>
    </style:style>
    <style:style style:name="P82"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13pt" style:font-name-asian="Courier New" style:font-size-asian="13pt" style:font-name-complex="Courier New" style:font-size-complex="13pt"/>
    </style:style>
    <style:style style:name="P83"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font-name-asian="Courier New" style:font-size-asian="13pt" style:font-name-complex="Courier New" style:font-size-complex="13pt"/>
    </style:style>
    <style:style style:name="P84"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style:font-name="Times New Roman" fo:font-size="9pt" style:font-name-asian="Courier New" style:font-size-asian="9pt" style:font-name-complex="Courier New" style:font-size-complex="9pt"/>
    </style:style>
    <style:style style:name="P8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6" style:family="paragraph" style:parent-style-name="Standard">
      <style:paragraph-properties fo:margin-left="0cm" fo:margin-right="0cm" fo:text-align="justify"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7" style:family="paragraph" style:parent-style-name="Standard">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88"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89" style:family="paragraph" style:parent-style-name="Standard">
      <style:paragraph-properties fo:margin-left="0cm" fo:margin-right="0cm" fo:text-align="justify" style:justify-single-word="false" fo:text-indent="0cm" style:auto-text-indent="false" style:text-autospace="none"/>
      <style:text-properties style:font-name="Courier New" fo:font-size="9pt" style:text-underline-style="none" style:font-name-asian="Courier New" style:font-size-asian="9pt" style:font-name-complex="Courier New" style:font-size-complex="9pt"/>
    </style:style>
    <style:style style:name="P90" style:family="paragraph" style:parent-style-name="Standard">
      <style:paragraph-properties fo:margin-left="0cm" fo:margin-right="0cm" fo:text-align="start" style:justify-single-word="false" fo:text-indent="0cm" style:auto-text-indent="false" style:text-autospace="none"/>
      <style:text-properties style:font-name="Courier New" fo:font-size="9.30000019073486pt" style:font-name-asian="Courier New" style:font-size-asian="9.30000019073486pt" style:font-name-complex="Courier New" style:font-size-complex="9.30000019073486pt"/>
    </style:style>
    <style:style style:name="P91" style:family="paragraph" style:parent-style-name="Standard">
      <style:paragraph-properties fo:margin-left="0cm" fo:margin-right="0cm" fo:text-align="start" style:justify-single-word="false" fo:text-indent="0cm" style:auto-text-indent="false" style:text-autospace="none"/>
      <style:text-properties style:font-name="Courier New" fo:font-size="9.5pt" style:font-name-asian="Courier New" style:font-size-asian="9.5pt" style:font-name-complex="Courier New" style:font-size-complex="9.5pt"/>
    </style:style>
    <style:style style:name="P92" style:family="paragraph" style:parent-style-name="Standard">
      <style:paragraph-properties fo:margin-left="0cm" fo:margin-right="0cm" fo:text-align="start" style:justify-single-word="false" fo:text-indent="0cm" style:auto-text-indent="false" style:text-autospace="none"/>
      <style:text-properties fo:color="#ff0000" style:font-name="Courier New" fo:font-size="10pt" style:font-name-asian="Courier New" style:font-size-asian="10pt" style:font-name-complex="Courier New" style:font-size-complex="10pt"/>
    </style:style>
    <style:style style:name="P93" style:family="paragraph" style:parent-style-name="Standard">
      <style:paragraph-properties fo:margin-left="0cm" fo:margin-right="0cm" fo:text-align="justify" style:justify-single-word="false" fo:text-indent="0cm" style:auto-text-indent="false" style:text-autospace="none">
        <style:tab-stops>
          <style:tab-stop style:position="0.37cm"/>
        </style:tab-stops>
      </style:paragraph-properties>
      <style:text-properties fo:color="#ff0000" style:font-name="Courier New" fo:font-size="10pt" style:font-name-asian="Courier New" style:font-size-asian="10pt" style:font-name-complex="Courier New" style:font-size-complex="10pt"/>
    </style:style>
    <style:style style:name="P9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ff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95"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0pt" style:font-name-asian="Courier New" style:font-size-asian="10pt" style:font-name-complex="Courier New" style:font-size-complex="10pt"/>
    </style:style>
    <style:style style:name="P96"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97"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98" style:family="paragraph" style:parent-style-name="Standard">
      <style:paragraph-properties fo:margin-left="0cm" fo:margin-right="0cm" fo:text-align="start" style:justify-single-word="false" fo:text-indent="0cm" style:auto-text-indent="false" style:text-autospace="none"/>
      <style:text-properties fo:color="#7f0055" style:font-name="Times New Roman" fo:font-size="13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99" style:family="paragraph" style:parent-style-name="Standard">
      <style:paragraph-properties fo:margin-left="0cm" fo:margin-right="0cm" fo:text-align="justify" style:justify-single-word="false" fo:text-indent="0cm" style:auto-text-indent="false" style:text-autospace="none"/>
    </style:style>
    <style:style style:name="P100" style:family="paragraph" style:parent-style-name="Standard">
      <style:paragraph-properties fo:margin-left="0cm" fo:margin-right="0cm" fo:text-align="start" style:justify-single-word="false" fo:text-indent="0cm" style:auto-text-indent="false" style:text-autospace="none"/>
      <style:text-properties fo:font-size="9.5pt" style:font-size-asian="9.5pt" style:font-size-complex="9.5pt"/>
    </style:style>
    <style:style style:name="P101"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9pt" style:font-name-asian="Courier New" style:font-size-asian="9pt" style:font-name-complex="Courier New" style:font-size-complex="9pt"/>
    </style:style>
    <style:style style:name="P102" style:family="paragraph" style:parent-style-name="Standard">
      <style:paragraph-properties fo:margin-left="0cm" fo:margin-right="0cm" fo:text-align="justify" style:justify-single-word="false" fo:text-indent="0cm" style:auto-text-indent="false" style:text-autospace="none"/>
      <style:text-properties fo:color="#00808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03"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04" style:family="paragraph" style:parent-style-name="Standard">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1.826cm" fo:margin-right="0cm" fo:text-align="start" style:justify-single-word="false" fo:text-indent="0cm" style:auto-text-indent="false" style:text-autospace="none"/>
      <style:text-properties fo:color="#000000" style:font-name="Courier New" fo:font-size="9pt" style:font-name-asian="Courier New" style:font-size-asian="9pt" style:font-name-complex="Courier New" style:font-size-complex="9pt"/>
    </style:style>
    <style:style style:name="P106"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07" style:family="paragraph" style:parent-style-name="Standard">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4pt" fo:font-style="normal" fo:font-weight="normal" style:font-name-asian="Courier New" style:font-size-asian="14pt" style:font-style-asian="normal" style:font-weight-asian="normal" style:font-name-complex="Courier New" style:font-size-complex="14pt" style:font-style-complex="normal" style:font-weight-complex="normal"/>
    </style:style>
    <style:style style:name="P108" style:family="paragraph" style:parent-style-name="Standard">
      <style:paragraph-properties fo:margin-left="1.429cm" fo:margin-right="0cm" fo:text-align="justify" style:justify-single-word="false" fo:text-indent="-0.053cm" style:auto-text-indent="false" style:text-autospace="none">
        <style:tab-stops>
          <style:tab-stop style:position="0.37cm"/>
        </style:tab-stops>
      </style:paragraph-properties>
      <style:text-properties fo:color="#000000"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0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10"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style:font-name-asian="Courier New" style:font-size-asian="13pt" style:font-name-complex="Courier New" style:font-size-complex="13pt"/>
    </style:style>
    <style:style style:name="P111"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12"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1pt" fo:font-style="normal" fo:font-weight="bold" style:font-name-asian="Courier New" style:font-size-asian="11pt" style:font-style-asian="normal" style:font-weight-asian="bold" style:font-name-complex="Courier New" style:font-size-complex="11pt" style:font-style-complex="normal" style:font-weight-complex="bold"/>
    </style:style>
    <style:style style:name="P113"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Courier New" fo:font-size="11pt" fo:font-style="normal" fo:font-weight="normal" style:font-name-asian="Courier New" style:font-size-asian="11pt" style:font-style-asian="italic" style:font-weight-asian="normal" style:font-name-complex="Courier New" style:font-size-complex="11pt" style:font-style-complex="normal" style:font-weight-complex="normal"/>
    </style:style>
    <style:style style:name="P114"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3pt" style:font-name-asian="Courier New" style:font-size-asian="13pt" style:font-name-complex="Courier New" style:font-size-complex="13pt"/>
    </style:style>
    <style:style style:name="P115"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font-name="Times New Roman" fo:font-size="12pt" style:font-name-asian="Courier New" style:font-size-asian="12pt" style:font-name-complex="Courier New" style:font-size-complex="12pt"/>
    </style:style>
    <style:style style:name="P11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3pt" style:font-name-asian="Courier New" style:font-size-asian="13pt" style:font-name-complex="Courier New" style:font-size-complex="13pt"/>
    </style:style>
    <style:style style:name="P117" style:family="paragraph" style:parent-style-name="Standard">
      <style:paragraph-properties fo:margin-left="2.011cm" fo:margin-right="0cm" fo:text-align="justify" style:justify-single-word="false" fo:text-indent="-0.741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18" style:family="paragraph" style:parent-style-name="Standard">
      <style:paragraph-properties fo:margin-left="2.011cm" fo:margin-right="0cm" fo:text-align="justify" style:justify-single-word="false" fo:text-indent="-0.714cm" style:auto-text-indent="false" style:text-autospace="none">
        <style:tab-stops>
          <style:tab-stop style:position="0.3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19"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20"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font-name="Courier New" fo:font-size="10pt" style:font-name-asian="Courier New" style:font-size-asian="10pt" style:font-name-complex="Courier New" style:font-size-complex="10pt"/>
    </style:style>
    <style:style style:name="P121" style:family="paragraph" style:parent-style-name="Standard" style:list-style-name="L1">
      <style:paragraph-properties fo:text-align="justify" style:justify-single-word="false"/>
      <style:text-properties fo:font-size="14pt" style:font-size-asian="14pt" style:font-size-complex="14pt"/>
    </style:style>
    <style:style style:name="P122" style:family="paragraph" style:parent-style-name="Standard" style:list-style-name="L7">
      <style:paragraph-properties fo:text-align="justify" style:justify-single-word="false" style:text-autospace="none">
        <style:tab-stops>
          <style:tab-stop style:position="0.397cm"/>
        </style:tab-stops>
      </style:paragraph-properties>
    </style:style>
    <style:style style:name="P123" style:family="paragraph" style:parent-style-name="Standard" style:list-style-name="L8">
      <style:paragraph-properties fo:text-align="justify" style:justify-single-word="false" style:text-autospace="none"/>
    </style:style>
    <style:style style:name="P124" style:family="paragraph" style:parent-style-name="Standard" style:list-style-name="L10">
      <style:paragraph-properties fo:text-align="justify" style:justify-single-word="false" style:text-autospace="none"/>
    </style:style>
    <style:style style:name="P125"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6" style:family="paragraph" style:parent-style-name="Standard" style:list-style-name="L8">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7" style:family="paragraph" style:parent-style-name="Standard" style:list-style-name="L10">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8" style:family="paragraph" style:parent-style-name="Standard" style:list-style-name="L11">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29" style:family="paragraph" style:parent-style-name="Standard" style:list-style-name="L12">
      <style:paragraph-properties fo:text-align="justify" style:justify-single-word="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30" style:family="paragraph" style:parent-style-name="Standard" style:list-style-name="L9">
      <style:paragraph-properties fo:text-align="justify" style:justify-single-word="false" style:text-autospace="none"/>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31" style:family="paragraph" style:parent-style-name="Standard" style:list-style-name="L10">
      <style:paragraph-properties fo:text-align="justify" style:justify-single-word="false" style:text-autospace="none"/>
      <style:text-properties fo:color="#000000" style:font-name="Times New Roman" fo:font-size="13pt" style:font-name-asian="Courier New" style:font-size-asian="13pt" style:font-name-complex="Courier New" style:font-size-complex="13pt"/>
    </style:style>
    <style:style style:name="P132" style:family="paragraph" style:parent-style-name="Standard" style:list-style-name="L7">
      <style:paragraph-properties fo:text-align="justify" style:justify-single-word="false" style:text-autospace="none">
        <style:tab-stops>
          <style:tab-stop style:position="0.397cm"/>
        </style:tab-stops>
      </style:paragraph-properties>
      <style:text-properties fo:color="#000000" style:font-name="Times New Roman"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P133" style:family="paragraph" style:parent-style-name="Standard" style:list-style-name="L12">
      <style:paragraph-properties fo:text-align="start" style:justify-single-word="false" style:text-autospace="none"/>
      <style:text-properties fo:color="#000000"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4" style:family="paragraph" style:parent-style-name="Standard" style:list-style-name="L12">
      <style:paragraph-properties fo:text-align="start" style:justify-single-word="false" style:text-autospace="none"/>
      <style:text-properties fo:color="#000000" style:font-name="Courier New" fo:font-size="9pt" style:font-name-asian="Courier New" style:font-size-asian="9pt" style:font-name-complex="Courier New" style:font-size-complex="9pt"/>
    </style:style>
    <style:style style:name="P135" style:family="paragraph" style:parent-style-name="Standard" style:list-style-name="L7">
      <style:paragraph-properties fo:text-align="justify" style:justify-single-word="false" style:text-autospace="none">
        <style:tab-stops>
          <style:tab-stop style:position="0.397cm"/>
        </style:tab-stops>
      </style:paragraph-properties>
      <style:text-properties fo:font-size="11pt" style:font-size-asian="11pt" style:font-size-complex="11pt"/>
    </style:style>
    <style:style style:name="P136" style:family="paragraph" style:parent-style-name="Standard" style:list-style-name="L8">
      <style:paragraph-properties fo:text-align="justify" style:justify-single-word="false" style:text-autospace="none"/>
      <style:text-properties fo:font-style="normal" style:font-style-asian="normal" style:font-style-complex="normal"/>
    </style:style>
    <style:style style:name="P137" style:family="paragraph" style:parent-style-name="Standard" style:list-style-name="L12">
      <style:paragraph-properties fo:text-align="start" style:justify-single-word="false" style:text-autospace="none"/>
      <style:text-properties style:font-name="Courier New" fo:font-size="9pt" style:font-name-asian="Courier New" style:font-size-asian="9pt" style:font-name-complex="Courier New" style:font-size-complex="9pt"/>
    </style:style>
    <style:style style:name="P138"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style:font-size-asian="13pt" style:font-size-complex="13pt"/>
    </style:style>
    <style:style style:name="P139"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style="normal" fo:font-weight="normal" style:font-size-asian="13pt" style:font-style-asian="normal" style:font-weight-asian="normal" style:font-size-complex="13pt" style:font-style-complex="normal" style:font-weight-complex="normal"/>
    </style:style>
    <style:style style:name="P140" style:family="paragraph" style:parent-style-name="Standard" style:list-style-name="L2">
      <style:paragraph-properties fo:margin-left="1.27cm" fo:margin-right="0cm" fo:text-align="justify" style:justify-single-word="false" fo:text-indent="-0.026cm" style:auto-text-indent="false">
        <style:tab-stops>
          <style:tab-stop style:position="0.397cm"/>
        </style:tab-stops>
      </style:paragraph-properties>
      <style:text-properties fo:font-size="13pt" fo:font-weight="bold" style:font-size-asian="13pt" style:font-weight-asian="bold" style:font-size-complex="13pt" style:font-weight-complex="bold"/>
    </style:style>
    <style:style style:name="P141" style:family="paragraph" style:parent-style-name="Standard" style:list-style-name="L4">
      <style:paragraph-properties fo:margin-left="1.27cm" fo:margin-right="0cm" fo:text-align="start" style:justify-single-word="false" fo:text-indent="-0.02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42" style:family="paragraph" style:parent-style-name="Standard" style:list-style-name="L3">
      <style:paragraph-properties fo:margin-left="1.296cm" fo:margin-right="0cm" fo:text-align="justify" style:justify-single-word="false" fo:text-indent="0cm" style:auto-text-indent="false">
        <style:tab-stops>
          <style:tab-stop style:position="0.397cm"/>
        </style:tab-stops>
      </style:paragraph-properties>
      <style:text-properties fo:font-size="14pt" fo:font-weight="bold" style:font-size-asian="14pt" style:font-weight-asian="bold" style:font-size-complex="14pt" style:font-weight-complex="bold"/>
    </style:style>
    <style:style style:name="P143"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4pt" fo:font-style="italic" fo:font-weight="bold" style:font-name-asian="Courier New" style:font-size-asian="14pt" style:font-style-asian="italic" style:font-weight-asian="bold" style:font-name-complex="Courier New" style:font-size-complex="14pt" style:font-style-complex="italic" style:font-weight-complex="bold"/>
    </style:style>
    <style:style style:name="P144"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4pt" fo:font-style="normal" fo:font-weight="bold" style:font-name-asian="Courier New" style:font-size-asian="14pt" style:font-style-asian="normal" style:font-weight-asian="bold" style:font-name-complex="Courier New" style:font-size-complex="14pt" style:font-style-complex="normal" style:font-weight-complex="bold"/>
    </style:style>
    <style:style style:name="P145"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6" style:family="paragraph" style:parent-style-name="Standard">
      <style:paragraph-properties fo:margin-left="0cm" fo:margin-right="0cm" fo:text-align="justify" style:justify-single-word="false" fo:text-indent="0cm" style:auto-text-indent="false">
        <style:tab-stops>
          <style:tab-stop style:position="0.397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4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P148" style:family="paragraph" style:parent-style-name="Standard">
      <style:paragraph-properties fo:margin-left="0cm" fo:margin-right="0cm" fo:text-align="justify" style:justify-single-word="false" fo:text-indent="0cm" style:auto-text-indent="false" style:text-autospace="none"/>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P149" style:family="paragraph" style:parent-style-name="Standard">
      <style:paragraph-properties fo:margin-left="0cm" fo:margin-right="0cm" fo:text-align="justify" style:justify-single-word="false" fo:text-indent="0cm" style:auto-text-indent="false" style:text-autospace="non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50"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style:font-name-asian="Courier New" style:font-size-asian="10pt" style:font-name-complex="Courier New" style:font-size-complex="10pt"/>
    </style:style>
    <style:style style:name="P151"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style:font-name-asian="Courier New" style:font-size-asian="10pt" style:font-name-complex="Courier New" style:font-size-complex="10pt"/>
    </style:style>
    <style:style style:name="P152"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0pt" fo:font-style="normal" style:font-name-asian="Courier New" style:font-size-asian="10pt" style:font-style-asian="normal" style:font-name-complex="Courier New" style:font-size-complex="10pt" style:font-style-complex="normal"/>
    </style:style>
    <style:style style:name="P153"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2pt" fo:font-style="normal" style:font-name-asian="Courier New" style:font-size-asian="12pt" style:font-style-asian="normal" style:font-name-complex="Courier New" style:font-size-complex="12pt" style:font-style-complex="normal"/>
    </style:style>
    <style:style style:name="P154"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fo:color="#008080" style:font-name="Courier New" fo:font-size="11pt" fo:font-style="normal" style:font-name-asian="Courier New" style:font-size-asian="11pt" style:font-style-asian="normal" style:font-name-complex="Courier New" style:font-size-complex="11pt" style:font-style-complex="normal"/>
    </style:style>
    <style:style style:name="P155" style:family="paragraph" style:parent-style-name="Standard">
      <style:paragraph-properties fo:margin-left="0cm" fo:margin-right="0cm" fo:text-align="start" style:justify-single-word="false" fo:text-indent="0cm" style:auto-text-indent="false" style:text-autospace="none">
        <style:tab-stops>
          <style:tab-stop style:position="0.37cm"/>
        </style:tab-stops>
      </style:paragraph-properties>
      <style:text-properties style:font-name="Courier New" fo:font-size="12pt" style:font-name-asian="Courier New" style:font-size-asian="12pt" style:font-name-complex="Courier New" style:font-size-complex="12pt"/>
    </style:style>
    <style:style style:name="P156"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157"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58" style:family="paragraph" style:parent-style-name="Standard">
      <style:paragraph-properties fo:margin-left="0cm" fo:margin-right="0cm" fo:text-align="justify" style:justify-single-word="false" fo:text-indent="0cm" style:auto-text-indent="false" style:text-autospace="none">
        <style:tab-stops>
          <style:tab-stop style:position="0.397cm"/>
        </style:tab-stops>
      </style:paragraph-properties>
      <style:text-properties fo:color="#2a00ff" style:font-name="Courier New" fo:font-size="11pt" fo:font-style="italic" style:font-name-asian="Courier New" style:font-size-asian="11pt" style:font-style-asian="italic" style:font-name-complex="Courier New" style:font-size-complex="11pt" style:font-style-complex="italic"/>
    </style:style>
    <style:style style:name="P159" style:family="paragraph" style:parent-style-name="Standard" style:list-style-name="L5">
      <style:paragraph-properties fo:margin-left="1.746cm" fo:margin-right="0cm" fo:text-align="start" style:justify-single-word="false" fo:text-indent="-0.476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60" style:family="paragraph" style:parent-style-name="Standard" style:list-style-name="L6">
      <style:paragraph-properties fo:margin-left="1.879cm" fo:margin-right="0cm" fo:text-align="start" style:justify-single-word="false" fo:text-indent="-0.582cm" style:auto-text-indent="false" style:text-autospace="none">
        <style:tab-stops>
          <style:tab-stop style:position="0.45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61"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style>
    <style:style style:name="P162"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63"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font-size="12pt" style:font-size-asian="12pt" style:font-size-complex="12pt"/>
    </style:style>
    <style:style style:name="P164"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style:font-name-asian="Courier New" style:font-size-asian="10pt" style:font-name-complex="Courier New" style:font-size-complex="10pt"/>
    </style:style>
    <style:style style:name="P165" style:family="paragraph" style:parent-style-name="Standard" style:list-style-name="L11">
      <style:paragraph-properties fo:margin-left="2.011cm" fo:margin-right="0cm" fo:text-align="justify" style:justify-single-word="false" fo:text-indent="-0.635cm" style:auto-text-indent="false" style:text-autospace="none">
        <style:tab-stops>
          <style:tab-stop style:position="0.37cm"/>
        </style:tab-stops>
      </style:paragraph-properties>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66"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P167"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68"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style:use-window-font-color="true"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169" style:family="paragraph" style:parent-style-name="Standard">
      <style:paragraph-properties fo:margin-left="0.026cm" fo:margin-right="0cm" fo:text-align="justify" style:justify-single-word="false" fo:text-indent="0cm" style:auto-text-indent="false" style:text-autospace="none">
        <style:tab-stops>
          <style:tab-stop style:position="0.37cm"/>
        </style:tab-stops>
      </style:paragraph-properties>
      <style:text-properties fo:color="#2a00ff" style:font-name="Times New Roman"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P170" style:family="paragraph" style:parent-style-name="Standard" style:list-style-name="L13">
      <style:paragraph-properties fo:margin-left="1.27cm" fo:margin-right="0cm" fo:text-align="start" style:justify-single-word="false" fo:text-indent="0cm" style:auto-text-indent="false" style:text-autospace="none">
        <style:tab-stops>
          <style:tab-stop style:position="-0.079cm"/>
        </style:tab-stops>
      </style:paragraph-properties>
    </style:style>
    <style:style style:name="P171" style:family="paragraph" style:parent-style-name="Standard" style:list-style-name="L13">
      <style:paragraph-properties fo:margin-left="2.011cm" fo:margin-right="0cm" fo:text-align="start" style:justify-single-word="false" fo:text-indent="-0.741cm" style:auto-text-indent="false" style:text-autospace="none">
        <style:tab-stops>
          <style:tab-stop style:position="-0.079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2" style:family="paragraph" style:parent-style-name="Standard" style:list-style-name="L13">
      <style:paragraph-properties fo:margin-left="1.217cm" fo:margin-right="0cm" fo:text-align="start" style:justify-single-word="false" fo:text-indent="0cm" style:auto-text-indent="false" style:text-autospace="none">
        <style:tab-stops>
          <style:tab-stop style:position="-1.296cm"/>
        </style:tab-stops>
      </style:paragraph-properties>
    </style:style>
    <style:style style:name="P173"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4"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5" style:family="paragraph" style:parent-style-name="Standard">
      <style:paragraph-properties fo:margin-left="1.217cm" fo:margin-right="0cm" fo:text-align="start" style:justify-single-word="false" fo:text-indent="0cm" style:auto-text-indent="false" style:text-autospace="none">
        <style:tab-stops>
          <style:tab-stop style:position="-1.296cm"/>
        </style:tab-stops>
      </style:paragraph-properties>
      <style:text-properties fo:color="#00808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P176" style:family="paragraph" style:parent-style-name="Standard">
      <style:paragraph-properties fo:margin-left="2.011cm" fo:margin-right="0cm" fo:text-align="justify" style:justify-single-word="false" fo:text-indent="-0.767cm" style:auto-text-indent="false" style:text-autospace="none">
        <style:tab-stops>
          <style:tab-stop style:position="0.37cm"/>
        </style:tab-stops>
      </style:paragraph-properties>
    </style:style>
    <style:style style:name="P177"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P178" style:family="paragraph" style:parent-style-name="Standard">
      <style:paragraph-properties fo:margin-left="0.212cm" fo:margin-right="0cm" fo:text-align="justify" style:justify-single-word="false" fo:text-indent="-0.767cm" style:auto-text-indent="false" style:text-autospace="none">
        <style:tab-stops>
          <style:tab-stop style:position="0.37cm"/>
        </style:tab-stops>
      </style:paragraph-properties>
    </style:style>
    <style:style style:name="T1" style:family="text">
      <style:text-properties fo:font-size="14pt" fo:font-style="normal" fo:font-weight="normal" style:font-size-asian="14pt" style:font-style-asian="normal" style:font-weight-asian="normal" style:font-size-complex="15pt" style:font-style-complex="normal" style:font-weight-complex="normal"/>
    </style:style>
    <style:style style:name="T2" style:family="text">
      <style:text-properties fo:font-size="14pt" style:font-size-asian="14pt" style:font-size-complex="14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3pt" style:font-size-asian="13pt" style:font-size-complex="13pt"/>
    </style:style>
    <style:style style:name="T5" style:family="text">
      <style:text-properties fo:font-size="13pt" fo:font-style="normal" fo:font-weight="normal" style:font-size-asian="13pt" style:font-style-asian="normal" style:font-weight-asian="normal" style:font-size-complex="13pt" style:font-style-complex="normal" style:font-weight-complex="normal"/>
    </style:style>
    <style:style style:name="T6" style:family="text">
      <style:text-properties fo:font-size="13pt" fo:font-style="normal" fo:font-weight="bold" style:font-size-asian="13pt" style:font-style-asian="normal" style:font-weight-asian="bold" style:font-size-complex="13pt" style:font-style-complex="normal" style:font-weight-complex="bold"/>
    </style:style>
    <style:style style:name="T7" style:family="text">
      <style:text-properties fo:font-size="13pt" fo:font-style="italic" fo:font-weight="normal" style:font-size-asian="13pt" style:font-style-asian="italic" style:font-weight-asian="normal" style:font-size-complex="13pt" style:font-style-complex="italic" style:font-weight-complex="normal"/>
    </style:style>
    <style:style style:name="T8" style:family="text">
      <style:text-properties fo:font-size="13pt" fo:font-style="italic" fo:font-weight="normal" style:font-size-asian="13pt" style:font-style-asian="normal" style:font-weight-asian="normal" style:font-size-complex="13pt" style:font-style-complex="italic" style:font-weight-complex="normal"/>
    </style:style>
    <style:style style:name="T9" style:family="text">
      <style:text-properties fo:font-size="13pt" fo:font-style="italic" fo:font-weight="normal" style:font-size-asian="13pt" style:font-weight-asian="normal" style:font-size-complex="13pt" style:font-weight-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fo:font-size="13pt" fo:font-weight="normal" style:font-size-asian="13pt" style:font-weight-asian="normal" style:font-size-complex="13pt" style:font-weight-complex="normal"/>
    </style:style>
    <style:style style:name="T12" style:family="text">
      <style:text-properties fo:font-size="15pt" style:font-size-asian="15pt" style:font-size-complex="15pt"/>
    </style:style>
    <style:style style:name="T13" style:family="text">
      <style:text-properties fo:color="#000000"/>
    </style:style>
    <style:style style:name="T14" style:family="text">
      <style:text-properties fo:color="#000000" style:font-name="Courier New"/>
    </style:style>
    <style:style style:name="T15" style:family="text">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6" style:family="text">
      <style:text-properties fo:color="#000000" style:font-name="Courier New"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fo:color="#000000" style:font-name="Courier New" fo:font-size="10pt" style:font-size-asian="10pt" style:font-size-complex="10pt"/>
    </style:style>
    <style:style style:name="T18" style:family="text">
      <style:text-properties fo:color="#000000" style:font-name="Courier New" fo:font-size="10pt" fo:font-weight="normal" style:font-size-asian="10pt" style:font-weight-asian="normal" style:font-size-complex="10pt" style:font-weight-complex="normal"/>
    </style:style>
    <style:style style:name="T19" style:family="text">
      <style:text-properties fo:color="#000000"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20" style:family="text">
      <style:text-properties fo:color="#000000" style:font-name="Courier New" fo:font-size="11pt" fo:font-style="normal" fo:font-weight="normal" style:font-size-asian="11pt" style:font-style-asian="italic" style:font-weight-asian="normal" style:font-size-complex="11pt" style:font-style-complex="normal" style:font-weight-complex="normal"/>
    </style:style>
    <style:style style:name="T21" style:family="text">
      <style:text-properties fo:color="#000000" style:font-name="Courier New" fo:font-style="normal" fo:font-weight="normal" style:font-style-asian="normal" style:font-weight-asian="normal" style:font-style-complex="normal" style:font-weight-complex="normal"/>
    </style:style>
    <style:style style:name="T22" style:family="text">
      <style:text-properties fo:color="#000000" style:font-name="Courier New" style:font-name-asian="Courier New" style:font-name-complex="Courier New"/>
    </style:style>
    <style:style style:name="T23" style:family="text">
      <style:text-properties fo:color="#000000" style:font-name="Courier New" fo:font-size="9.5pt" fo:font-style="italic" fo:font-weight="normal" style:font-name-asian="Courier New" style:font-size-asian="9.5pt" style:font-style-asian="italic" style:font-weight-asian="normal" style:font-name-complex="Courier New" style:font-size-complex="9.5pt" style:font-style-complex="italic" style:font-weight-complex="normal"/>
    </style:style>
    <style:style style:name="T24" style:family="text">
      <style:text-properties fo:color="#000000" style:font-name="Courier New" fo:font-weight="bold" style:font-weight-asian="bold" style:font-weight-complex="bold"/>
    </style:style>
    <style:style style:name="T25" style:family="text">
      <style:text-properties fo:color="#000000" style:font-name="Courier New" fo:font-size="9pt" fo:font-style="normal" fo:font-weight="normal" style:font-size-asian="9pt" style:font-style-asian="normal" style:font-weight-asian="normal" style:font-size-complex="9pt" style:font-style-complex="normal" style:font-weight-complex="normal"/>
    </style:style>
    <style:style style:name="T26" style:family="text">
      <style:text-properties fo:color="#000000" style:font-name="Courier New" fo:font-size="9pt" fo:font-style="italic" fo:font-weight="normal" style:font-size-asian="9pt" style:font-style-asian="italic" style:font-weight-asian="normal" style:font-size-complex="9pt" style:font-style-complex="italic" style:font-weight-complex="normal"/>
    </style:style>
    <style:style style:name="T27" style:family="text">
      <style:text-properties fo:color="#000000"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28" style:family="text">
      <style:text-properties fo:color="#000000" style:font-name="Times New Roman" fo:font-size="13pt" fo:font-style="normal" fo:font-weight="normal" style:font-name-asian="Courier New" style:font-size-asian="16pt" style:font-style-asian="normal" style:font-weight-asian="bold" style:font-name-complex="Courier New" style:font-size-complex="13pt" style:font-style-complex="normal" style:font-weight-complex="normal"/>
    </style:style>
    <style:style style:name="T29" style:family="text">
      <style:text-properties fo:color="#000000" style:font-name="Times New Roman" fo:font-size="13pt" fo:font-style="normal" fo:font-weight="normal" style:font-size-asian="13pt" style:font-style-asian="normal" style:font-weight-asian="normal" style:font-size-complex="13pt" style:font-style-complex="normal" style:font-weight-complex="normal"/>
    </style:style>
    <style:style style:name="T30" style:family="text">
      <style:text-properties fo:color="#000000"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31"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32" style:family="text">
      <style:text-properties fo:color="#000000" style:font-name="Times New Roman" fo:font-size="13pt" fo:font-style="normal" style:font-size-asian="13pt" style:font-style-asian="normal" style:font-size-complex="13pt" style:font-style-complex="normal"/>
    </style:style>
    <style:style style:name="T33" style:family="text">
      <style:text-properties fo:color="#000000" style:font-name="Times New Roman" fo:font-size="13pt" fo:font-style="italic" fo:font-weight="normal" style:font-size-asian="13pt" style:font-style-asian="italic" style:font-weight-asian="normal" style:font-size-complex="13pt" style:font-style-complex="italic" style:font-weight-complex="normal"/>
    </style:style>
    <style:style style:name="T34"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35" style:family="text">
      <style:text-properties fo:color="#000000"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bold"/>
    </style:style>
    <style:style style:name="T36" style:family="text">
      <style:text-properties fo:color="#000000" style:font-name="Times New Roman" fo:font-size="13pt" fo:font-style="italic" fo:font-weight="bold" style:font-size-asian="13pt" style:font-style-asian="italic" style:font-weight-asian="bold" style:font-size-complex="13pt" style:font-style-complex="italic" style:font-weight-complex="bold"/>
    </style:style>
    <style:style style:name="T37" style:family="text">
      <style:text-properties fo:color="#000000"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38" style:family="text">
      <style:text-properties fo:color="#000000" style:font-name="Times New Roman" fo:font-size="13pt" fo:font-weight="normal" style:font-name-asian="Courier New" style:font-size-asian="13pt" style:font-weight-asian="normal" style:font-name-complex="Courier New" style:font-size-complex="13pt" style:font-weight-complex="normal"/>
    </style:style>
    <style:style style:name="T39" style:family="text">
      <style:text-properties fo:color="#000000" style:font-name="Times New Roman" fo:font-size="13pt" fo:font-weight="normal" style:font-size-asian="13pt" style:font-weight-asian="normal" style:font-size-complex="13pt" style:font-weight-complex="normal"/>
    </style:style>
    <style:style style:name="T40" style:family="text">
      <style:text-properties fo:color="#000000" style:font-name="Times New Roman" fo:font-size="13pt" fo:font-weight="bold" style:font-size-asian="13pt" style:font-weight-asian="bold" style:font-size-complex="13pt" style:font-weight-complex="bold"/>
    </style:style>
    <style:style style:name="T41" style:family="text">
      <style:text-properties fo:color="#000000" style:font-name="Times New Roman" fo:font-size="13pt" style:font-size-asian="13pt" style:font-size-complex="13pt"/>
    </style:style>
    <style:style style:name="T42" style:family="text">
      <style:text-properties fo:color="#000000" style:font-name="Times New Roman" fo:font-size="11pt" fo:font-style="italic" fo:font-weight="normal" style:font-size-asian="11pt" style:font-style-asian="italic" style:font-weight-asian="normal" style:font-size-complex="11pt" style:font-style-complex="italic" style:font-weight-complex="normal"/>
    </style:style>
    <style:style style:name="T43" style:family="text">
      <style:text-properties fo:color="#000000" style:font-name="Times New Roman" fo:font-style="normal" fo:font-weight="normal" style:font-name-asian="Courier New" style:font-style-asian="normal" style:font-weight-asian="normal" style:font-name-complex="Courier New" style:font-style-complex="normal" style:font-weight-complex="normal"/>
    </style:style>
    <style:style style:name="T44" style:family="text">
      <style:text-properties fo:color="#000000" style:font-name="Times New Roman" fo:font-style="normal" fo:font-weight="normal" style:font-style-asian="normal" style:font-weight-asian="normal" style:font-style-complex="normal" style:font-weight-complex="normal"/>
    </style:style>
    <style:style style:name="T45" style:family="text">
      <style:text-properties fo:color="#000000" style:font-name="Times New Roman" fo:font-style="normal" style:font-name-asian="Courier New" style:font-style-asian="normal" style:font-name-complex="Courier New" style:font-style-complex="normal"/>
    </style:style>
    <style:style style:name="T46" style:family="text">
      <style:text-properties fo:color="#000000" style:font-name="Times New Roman" fo:font-size="12pt" fo:font-style="italic" fo:font-weight="normal" style:font-name-asian="Courier New" style:font-size-asian="12pt" style:font-style-asian="italic" style:font-weight-asian="normal" style:font-name-complex="Courier New" style:font-size-complex="12pt" style:font-style-complex="italic" style:font-weight-complex="normal"/>
    </style:style>
    <style:style style:name="T47" style:family="text">
      <style:text-properties fo:color="#000000" style:font-name="Times New Roman" fo:font-size="12pt" fo:font-style="italic" fo:font-weight="normal" style:font-size-asian="12pt" style:font-style-asian="italic" style:font-weight-asian="normal" style:font-size-complex="12pt" style:font-style-complex="italic" style:font-weight-complex="normal"/>
    </style:style>
    <style:style style:name="T48" style:family="text">
      <style:text-properties fo:color="#000000"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49"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50" style:family="text">
      <style:text-properties fo:color="#000000" style:font-name="Times New Roman" fo:font-style="italic" fo:font-weight="normal" style:font-name-asian="Courier New" style:font-style-asian="italic" style:font-weight-asian="normal" style:font-name-complex="Courier New" style:font-style-complex="italic" style:font-weight-complex="normal"/>
    </style:style>
    <style:style style:name="T51"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52" style:family="text">
      <style:text-properties fo:color="#000000" style:font-name="Times New Roman" fo:font-size="14pt" fo:font-style="normal" fo:font-weight="bold" style:font-size-asian="14pt" style:font-style-asian="normal" style:font-weight-asian="bold" style:font-size-complex="14pt" style:font-style-complex="normal" style:font-weight-complex="bold"/>
    </style:style>
    <style:style style:name="T53"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54" style:family="text">
      <style:text-properties fo:color="#000000" style:font-name="Times New Roman" fo:font-weight="normal" style:font-weight-asian="normal" style:font-weight-complex="normal"/>
    </style:style>
    <style:style style:name="T55" style:family="text">
      <style:text-properties fo:color="#000000" fo:font-style="normal" fo:font-weight="normal" style:font-name-asian="Courier New" style:font-style-asian="normal" style:font-weight-asian="normal" style:font-name-complex="Courier New" style:font-style-complex="normal" style:font-weight-complex="normal"/>
    </style:style>
    <style:style style:name="T56" style:family="text">
      <style:text-properties fo:color="#000000" fo:font-style="normal" fo:font-weight="normal" style:font-style-asian="normal" style:font-weight-asian="normal" style:font-style-complex="normal" style:font-weight-complex="normal"/>
    </style:style>
    <style:style style:name="T57" style:family="text">
      <style:text-properties fo:color="#000000" fo:font-style="normal" style:font-name-asian="Courier New" style:font-style-asian="normal" style:font-name-complex="Courier New" style:font-style-complex="normal"/>
    </style:style>
    <style:style style:name="T58" style:family="text">
      <style:text-properties fo:color="#000000" fo:font-size="13pt" fo:font-style="normal" fo:font-weight="normal" style:font-size-asian="13pt" style:font-style-asian="normal" style:font-weight-asian="normal" style:font-size-complex="13pt" style:font-style-complex="normal" style:font-weight-complex="normal"/>
    </style:style>
    <style:style style:name="T59" style:family="text">
      <style:text-properties fo:color="#000000" fo:font-style="italic" fo:font-weight="normal" style:font-name-asian="Courier New" style:font-style-asian="italic" style:font-weight-asian="normal" style:font-name-complex="Courier New" style:font-style-complex="italic" style:font-weight-complex="normal"/>
    </style:style>
    <style:style style:name="T60" style:family="text">
      <style:text-properties fo:color="#000000" fo:font-style="italic" fo:font-weight="normal" style:font-style-asian="italic" style:font-weight-asian="normal" style:font-style-complex="italic" style:font-weight-complex="normal"/>
    </style:style>
    <style:style style:name="T61" style:family="text">
      <style:text-properties fo:color="#000000" fo:font-style="italic" style:font-style-asian="italic" style:font-style-complex="italic"/>
    </style:style>
    <style:style style:name="T62" style:family="text">
      <style:text-properties fo:color="#000000" fo:font-weight="bold" style:font-weight-asian="bold" style:font-weight-complex="bold"/>
    </style:style>
    <style:style style:name="T63"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64" style:family="text">
      <style:text-properties fo:color="#000000" fo:font-size="11pt" fo:font-style="italic" fo:font-weight="normal" style:font-size-asian="11pt" style:font-style-asian="italic" style:font-weight-asian="normal" style:font-size-complex="11pt" style:font-style-complex="italic" style:font-weight-complex="normal"/>
    </style:style>
    <style:style style:name="T65" style:family="text">
      <style:text-properties fo:color="#000000" style:font-name="Courier New" fo:font-weight="normal" style:font-weight-asian="normal" style:font-weight-complex="normal"/>
    </style:style>
    <style:style style:name="T66" style:family="text">
      <style:text-properties fo:color="#000000" fo:font-size="10pt" style:font-size-asian="10pt" style:font-size-complex="10pt"/>
    </style:style>
    <style:style style:name="T67" style:family="text">
      <style:text-properties fo:color="#000000" fo:font-size="10pt" fo:font-style="italic" fo:font-weight="normal" style:font-size-asian="10pt" style:font-style-asian="italic" style:font-weight-asian="normal" style:font-size-complex="10pt" style:font-style-complex="italic" style:font-weight-complex="normal"/>
    </style:style>
    <style:style style:name="T68" style:family="text">
      <style:text-properties fo:color="#000000" style:font-name="Times New Roman" fo:font-size="10pt" style:font-size-asian="10pt" style:font-size-complex="10pt"/>
    </style:style>
    <style:style style:name="T69" style:family="text">
      <style:text-properties fo:color="#000000" style:font-name="Times New Roman" fo:font-size="13pt" style:font-size-asian="13pt" style:font-size-complex="13pt"/>
    </style:style>
    <style:style style:name="T70" style:family="text">
      <style:text-properties fo:color="#000000" style:font-name="Times New Roman" fo:font-size="13pt" fo:font-style="normal" style:font-size-asian="13pt" style:font-style-asian="normal" style:font-size-complex="13pt" style:font-style-complex="normal"/>
    </style:style>
    <style:style style:name="T71" style:family="text">
      <style:text-properties fo:color="#000000" style:font-name="Times New Roman" fo:font-size="13pt" fo:font-style="normal" fo:font-weight="bold" style:font-size-asian="13pt" style:font-style-asian="normal" style:font-weight-asian="bold" style:font-size-complex="13pt" style:font-style-complex="normal" style:font-weight-complex="bold"/>
    </style:style>
    <style:style style:name="T72" style:family="text">
      <style:text-properties fo:font-style="italic" style:font-style-asian="italic" style:font-style-complex="italic"/>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fo:font-style="italic" fo:font-weight="bold" style:font-style-asian="italic" style:font-weight-asian="bold" style:font-style-complex="italic" style:font-weight-complex="bold"/>
    </style:style>
    <style:style style:name="T75" style:family="text">
      <style:text-properties fo:font-style="normal"/>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style:font-style-asian="normal" style:font-style-complex="normal"/>
    </style:style>
    <style:style style:name="T78" style:family="text">
      <style:text-properties fo:font-style="normal" fo:font-weight="bold" style:font-style-asian="normal" style:font-weight-asian="bold" style:font-style-complex="normal" style:font-weight-complex="bold"/>
    </style:style>
    <style:style style:name="T79" style:family="text">
      <style:text-properties fo:font-weight="normal" style:font-weight-asian="normal" style:font-weight-complex="normal"/>
    </style:style>
    <style:style style:name="T80" style:family="text">
      <style:text-properties style:font-name="Courier New" fo:font-size="10pt" style:font-size-asian="10pt" style:font-size-complex="10pt"/>
    </style:style>
    <style:style style:name="T81" style:family="text">
      <style:text-properties style:font-name="Courier New" fo:font-size="10pt" fo:font-weight="normal" style:font-size-asian="10pt" style:font-weight-asian="normal" style:font-size-complex="10pt" style:font-weight-complex="normal"/>
    </style:style>
    <style:style style:name="T82" style:family="text">
      <style:text-properties style:font-name="Courier New" fo:font-size="11pt" fo:font-style="italic" fo:font-weight="normal" style:font-size-asian="11pt" style:font-style-asian="italic" style:font-weight-asian="normal" style:font-size-complex="11pt" style:font-style-complex="italic" style:font-weight-complex="normal"/>
    </style:style>
    <style:style style:name="T83" style:family="text">
      <style:text-properties style:font-name="Courier New" fo:font-size="11pt" fo:font-weight="normal" style:font-size-asian="11pt" style:font-weight-asian="normal" style:font-size-complex="11pt" style:font-weight-complex="normal"/>
    </style:style>
    <style:style style:name="T84" style:family="text">
      <style:text-properties style:font-name="Courier New" fo:font-size="9pt" style:font-size-asian="9pt" style:font-size-complex="9pt"/>
    </style:style>
    <style:style style:name="T85" style:family="text">
      <style:text-properties style:font-name="Courier New" fo:font-size="9pt" fo:font-style="italic" style:font-size-asian="9pt" style:font-style-asian="italic" style:font-size-complex="9pt" style:font-style-complex="italic"/>
    </style:style>
    <style:style style:name="T86" style:family="text">
      <style:text-properties style:font-name="Times New Roman"/>
    </style:style>
    <style:style style:name="T87" style:family="text">
      <style:text-properties style:font-name="Times New Roman" fo:font-style="normal" fo:font-weight="normal" style:font-style-asian="normal" style:font-weight-asian="normal" style:font-style-complex="normal" style:font-weight-complex="normal"/>
    </style:style>
    <style:style style:name="T88" style:family="text">
      <style:text-properties style:font-name="Times New Roman" fo:font-style="normal" fo:font-weight="bold" style:font-style-asian="normal" style:font-weight-asian="bold" style:font-style-complex="normal" style:font-weight-complex="bold"/>
    </style:style>
    <style:style style:name="T89" style:family="text">
      <style:text-properties style:font-name="Times New Roman" fo:font-style="italic" fo:font-weight="normal" style:font-style-asian="italic" style:font-weight-asian="normal" style:font-style-complex="italic" style:font-weight-complex="normal"/>
    </style:style>
    <style:style style:name="T90"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91" style:family="text">
      <style:text-properties style:font-name="Times New Roman" fo:font-size="13pt" fo:font-style="normal" fo:font-weight="normal" style:font-size-asian="14pt" style:font-style-asian="normal" style:font-weight-asian="normal" style:font-size-complex="14pt" style:font-style-complex="normal" style:font-weight-complex="normal"/>
    </style:style>
    <style:style style:name="T92" style:family="text">
      <style:text-properties style:font-name="Times New Roman" fo:font-size="13pt" fo:font-style="italic" fo:font-weight="normal" style:font-size-asian="13pt" style:font-style-asian="italic" style:font-weight-asian="normal" style:font-size-complex="13pt" style:font-style-complex="italic" style:font-weight-complex="normal"/>
    </style:style>
    <style:style style:name="T93"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94"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95"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96" style:family="text">
      <style:text-properties fo:color="#2a00ff"/>
    </style:style>
    <style:style style:name="T97" style:family="text">
      <style:text-properties fo:color="#2a00ff" fo:font-style="italic" style:font-style-asian="italic" style:font-style-complex="italic"/>
    </style:style>
    <style:style style:name="T98" style:family="text">
      <style:text-properties fo:color="#2a00ff" fo:font-style="italic" fo:font-weight="normal" style:font-style-asian="italic" style:font-weight-asian="normal" style:font-style-complex="italic" style:font-weight-complex="normal"/>
    </style:style>
    <style:style style:name="T99" style:family="text">
      <style:text-properties fo:color="#2a00ff" fo:font-size="9pt" fo:font-style="italic" style:font-size-asian="9pt" style:font-style-asian="italic" style:font-size-complex="9pt" style:font-style-complex="italic"/>
    </style:style>
    <style:style style:name="T100" style:family="text">
      <style:text-properties fo:color="#2a00ff" fo:font-style="normal" fo:font-weight="normal" style:font-style-asian="normal" style:font-weight-asian="normal" style:font-style-complex="normal" style:font-weight-complex="normal"/>
    </style:style>
    <style:style style:name="T101" style:family="text">
      <style:text-properties fo:color="#2a00ff" style:font-name="Courier New"/>
    </style:style>
    <style:style style:name="T102" style:family="text">
      <style:text-properties fo:color="#2a00ff" style:font-name="Courier New" fo:font-size="10pt" style:font-size-asian="10pt" style:font-size-complex="10pt"/>
    </style:style>
    <style:style style:name="T103" style:family="text">
      <style:text-properties fo:color="#2a00f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04" style:family="text">
      <style:text-properties fo:color="#2a00ff" style:font-name="Courier New" fo:font-size="10pt" fo:font-style="normal" fo:font-weight="normal" style:font-size-asian="10pt" style:font-style-asian="normal" style:font-weight-asian="normal" style:font-size-complex="10pt" style:font-style-complex="normal" style:font-weight-complex="normal"/>
    </style:style>
    <style:style style:name="T105" style:family="text">
      <style:text-properties fo:color="#2a00ff" style:font-name="Courier New" fo:font-size="10pt" fo:font-style="normal" fo:font-weight="bold" style:font-size-asian="10pt" style:font-style-asian="normal" style:font-weight-asian="bold" style:font-size-complex="10pt" style:font-style-complex="normal" style:font-weight-complex="bold"/>
    </style:style>
    <style:style style:name="T106" style:family="text">
      <style:text-properties fo:color="#2a00ff" style:font-name="Courier New" fo:font-size="10pt" fo:font-style="italic" fo:font-weight="normal" style:font-size-asian="10pt" style:font-style-asian="italic" style:font-weight-asian="normal" style:font-size-complex="10pt" style:font-style-complex="italic" style:font-weight-complex="normal"/>
    </style:style>
    <style:style style:name="T107" style:family="text">
      <style:text-properties fo:color="#2a00ff" style:font-name="Courier New" fo:font-size="10pt"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T108" style:family="text">
      <style:text-properties fo:color="#2a00ff" style:font-name="Courier New" fo:font-size="10pt" fo:font-style="italic" fo:font-weight="bold" style:font-size-asian="10pt" style:font-style-asian="italic" style:font-weight-asian="bold" style:font-size-complex="10pt" style:font-style-complex="italic" style:font-weight-complex="bold"/>
    </style:style>
    <style:style style:name="T109" style:family="text">
      <style:text-properties fo:color="#2a00ff" style:font-name="Courier New" fo:font-size="10pt" fo:font-weight="bold" style:font-size-asian="10pt" style:font-weight-asian="bold" style:font-size-complex="10pt" style:font-weight-complex="bold"/>
    </style:style>
    <style:style style:name="T110" style:family="text">
      <style:text-properties fo:color="#2a00ff" style:font-name="Courier New" fo:font-size="11pt" fo:font-style="italic" fo:font-weight="normal" style:font-size-asian="11pt" style:font-style-asian="italic" style:font-weight-asian="normal" style:font-size-complex="11pt" style:font-style-complex="italic" style:font-weight-complex="normal"/>
    </style:style>
    <style:style style:name="T111" style:family="text">
      <style:text-properties fo:color="#2a00ff" style:font-name="Courier New" fo:font-size="11pt" fo:font-style="italic" fo:font-weight="normal" style:font-name-asian="Courier New" style:font-size-asian="11pt" style:font-style-asian="italic" style:font-weight-asian="normal" style:font-name-complex="Courier New" style:font-size-complex="11pt" style:font-style-complex="italic" style:font-weight-complex="normal"/>
    </style:style>
    <style:style style:name="T112" style:family="text">
      <style:text-properties fo:color="#2a00ff" style:font-name="Courier New" fo:font-style="normal" fo:font-weight="normal" style:font-style-asian="normal" style:font-weight-asian="normal" style:font-style-complex="normal" style:font-weight-complex="normal"/>
    </style:style>
    <style:style style:name="T113" style:family="text">
      <style:text-properties fo:color="#2a00ff" style:font-name="Courier New" fo:font-style="italic" fo:font-weight="normal" style:font-style-asian="italic" style:font-weight-asian="normal" style:font-style-complex="italic" style:font-weight-complex="normal"/>
    </style:style>
    <style:style style:name="T114" style:family="text">
      <style:text-properties fo:color="#2a00ff" style:font-name="Times New Roman" fo:font-style="normal" fo:font-weight="normal" style:font-style-asian="normal" style:font-weight-asian="normal" style:font-style-complex="normal" style:font-weight-complex="normal"/>
    </style:style>
    <style:style style:name="T115" style:family="text">
      <style:text-properties fo:color="#2a00ff" style:font-name="Times New Roman" fo:font-size="11pt" fo:font-style="italic" fo:font-weight="normal" style:font-size-asian="11pt" style:font-style-asian="italic" style:font-weight-asian="normal" style:font-size-complex="11pt" style:font-style-complex="italic" style:font-weight-complex="normal"/>
    </style:style>
    <style:style style:name="T116" style:family="text">
      <style:text-properties fo:color="#2a00ff" fo:font-size="11pt" fo:font-style="italic" fo:font-weight="normal" style:font-size-asian="11pt" style:font-style-asian="italic" style:font-weight-asian="normal" style:font-size-complex="11pt" style:font-style-complex="italic" style:font-weight-complex="normal"/>
    </style:style>
    <style:style style:name="T117" style:family="text">
      <style:text-properties fo:color="#2a00ff" fo:font-size="10pt" fo:font-style="italic" fo:font-weight="normal" style:font-size-asian="10pt" style:font-style-asian="italic" style:font-weight-asian="normal" style:font-size-complex="10pt" style:font-style-complex="italic" style:font-weight-complex="normal"/>
    </style:style>
    <style:style style:name="T118" style:family="text">
      <style:text-properties fo:color="#7f0055" fo:font-weight="bold" style:font-weight-asian="bold" style:font-weight-complex="bold"/>
    </style:style>
    <style:style style:name="T119" style:family="text">
      <style:text-properties fo:color="#7f0055" style:font-name="Courier New" fo:font-size="10pt" fo:font-style="normal" fo:font-weight="bold" style:font-size-asian="10pt" style:font-style-asian="normal" style:font-weight-asian="bold" style:font-size-complex="10pt" style:font-style-complex="normal" style:font-weight-complex="bold"/>
    </style:style>
    <style:style style:name="T120" style:family="text">
      <style:text-properties fo:color="#7f0055" style:font-name="Courier New" fo:font-size="10pt" fo:font-weight="normal" style:font-size-asian="10pt" style:font-weight-asian="normal" style:font-size-complex="10pt" style:font-weight-complex="normal"/>
    </style:style>
    <style:style style:name="T121" style:family="text">
      <style:text-properties fo:color="#7f0055" style:font-name="Courier New" fo:font-size="9.5pt" fo:font-style="italic" fo:font-weight="bold" style:font-name-asian="Courier New" style:font-size-asian="9.5pt" style:font-style-asian="italic" style:font-weight-asian="bold" style:font-name-complex="Courier New" style:font-size-complex="9.5pt" style:font-style-complex="italic" style:font-weight-complex="bold"/>
    </style:style>
    <style:style style:name="T122" style:family="text">
      <style:text-properties fo:color="#7f0055" style:font-name="Courier New" fo:font-weight="bold" style:font-weight-asian="bold" style:font-weight-complex="bold"/>
    </style:style>
    <style:style style:name="T123" style:family="text">
      <style:text-properties fo:color="#7f0055" fo:font-style="normal" fo:font-weight="bold" style:font-style-asian="normal" style:font-weight-asian="bold" style:font-style-complex="normal" style:font-weight-complex="bold"/>
    </style:style>
    <style:style style:name="T124"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25"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26" style:family="text">
      <style:text-properties fo:color="#008080"/>
    </style:style>
    <style:style style:name="T127" style:family="text">
      <style:text-properties fo:color="#008080" fo:font-size="9pt" style:font-size-asian="9pt" style:font-size-complex="9pt"/>
    </style:style>
    <style:style style:name="T128" style:family="text">
      <style:text-properties fo:color="#008080" style:font-name="Courier New" fo:font-style="normal" fo:font-weight="normal" style:font-style-asian="normal" style:font-weight-asian="normal" style:font-style-complex="normal" style:font-weight-complex="normal"/>
    </style:style>
    <style:style style:name="T129" style:family="text">
      <style:text-properties fo:color="#008080" style:font-name="Courier New" fo:font-size="10pt" fo:font-style="normal" fo:font-weight="normal" style:font-size-asian="10pt" style:font-style-asian="normal" style:font-weight-asian="normal" style:font-size-complex="10pt" style:font-style-complex="normal" style:font-weight-complex="normal"/>
    </style:style>
    <style:style style:name="T130" style:family="text">
      <style:text-properties fo:color="#00808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31" style:family="text">
      <style:text-properties fo:color="#008080" style:font-name="Courier New" fo:font-size="10pt" fo:font-weight="normal" style:font-size-asian="10pt" style:font-weight-asian="normal" style:font-size-complex="10pt" style:font-weight-complex="normal"/>
    </style:style>
    <style:style style:name="T132" style:family="text">
      <style:text-properties fo:color="#008080" fo:font-style="italic" fo:font-weight="normal" style:font-style-asian="italic" style:font-weight-asian="normal" style:font-style-complex="italic" style:font-weight-complex="normal"/>
    </style:style>
    <style:style style:name="T133" style:family="text">
      <style:text-properties fo:color="#008080" fo:font-style="italic" style:font-style-asian="italic" style:font-style-complex="italic"/>
    </style:style>
    <style:style style:name="T134" style:family="text">
      <style:text-properties fo:color="#008080" fo:font-style="normal" fo:font-weight="normal" style:font-style-asian="normal" style:font-weight-asian="normal" style:font-style-complex="normal" style:font-weight-complex="normal"/>
    </style:style>
    <style:style style:name="T135" style:family="text">
      <style:text-properties fo:color="#008080" style:font-name="Times New Roman" fo:font-style="normal" fo:font-weight="normal" style:font-style-asian="normal" style:font-weight-asian="normal" style:font-style-complex="normal" style:font-weight-complex="normal"/>
    </style:style>
    <style:style style:name="T136" style:family="text">
      <style:text-properties fo:color="#008080" style:font-name="Times New Roman" fo:font-size="13pt" fo:font-style="normal" fo:font-weight="normal" style:font-size-asian="13pt" style:font-style-asian="normal" style:font-weight-asian="normal" style:font-size-complex="13pt" style:font-style-complex="normal" style:font-weight-complex="normal"/>
    </style:style>
    <style:style style:name="T137" style:family="text">
      <style:text-properties fo:color="#008080" fo:font-size="10pt" fo:font-style="normal" fo:font-weight="normal" style:font-size-asian="10pt" style:font-style-asian="normal" style:font-weight-asian="normal" style:font-size-complex="10pt" style:font-style-complex="normal" style:font-weight-complex="normal"/>
    </style:style>
    <style:style style:name="T138" style:family="text">
      <style:text-properties fo:color="#008080" fo:font-size="11pt" fo:font-style="italic" fo:font-weight="normal" style:font-size-asian="11pt" style:font-style-asian="italic" style:font-weight-asian="normal" style:font-size-complex="11pt" style:font-style-complex="italic" style:font-weight-complex="normal"/>
    </style:style>
    <style:style style:name="T139" style:family="text">
      <style:text-properties fo:color="#3f7f7f"/>
    </style:style>
    <style:style style:name="T140" style:family="text">
      <style:text-properties fo:color="#3f7f7f" fo:font-size="9pt" style:font-size-asian="9pt" style:font-size-complex="9pt"/>
    </style:style>
    <style:style style:name="T141" style:family="text">
      <style:text-properties fo:color="#3f7f7f" style:font-name="Courier New" fo:font-style="normal" fo:font-weight="normal" style:font-style-asian="normal" style:font-weight-asian="normal" style:font-style-complex="normal" style:font-weight-complex="normal"/>
    </style:style>
    <style:style style:name="T142" style:family="text">
      <style:text-properties fo:color="#3f7f7f" style:font-name="Courier New" fo:font-size="10pt" fo:font-style="normal" fo:font-weight="normal" style:font-size-asian="10pt" style:font-style-asian="normal" style:font-weight-asian="normal" style:font-size-complex="10pt" style:font-style-complex="normal" style:font-weight-complex="normal"/>
    </style:style>
    <style:style style:name="T143" style:family="text">
      <style:text-properties fo:color="#3f7f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44" style:family="text">
      <style:text-properties fo:color="#3f7f7f" style:font-name="Courier New" fo:font-size="10pt" fo:font-weight="normal" style:font-size-asian="10pt" style:font-weight-asian="normal" style:font-size-complex="10pt" style:font-weight-complex="normal"/>
    </style:style>
    <style:style style:name="T145" style:family="text">
      <style:text-properties fo:color="#3f7f7f" fo:font-style="italic" fo:font-weight="normal" style:font-style-asian="italic" style:font-weight-asian="normal" style:font-style-complex="italic" style:font-weight-complex="normal"/>
    </style:style>
    <style:style style:name="T146" style:family="text">
      <style:text-properties fo:color="#3f7f7f" fo:font-style="italic" style:font-style-asian="italic" style:font-style-complex="italic"/>
    </style:style>
    <style:style style:name="T147" style:family="text">
      <style:text-properties fo:color="#3f7f7f" fo:font-style="normal" fo:font-weight="normal" style:font-style-asian="normal" style:font-weight-asian="normal" style:font-style-complex="normal" style:font-weight-complex="normal"/>
    </style:style>
    <style:style style:name="T148" style:family="text">
      <style:text-properties fo:color="#3f7f7f" style:font-name="Times New Roman" fo:font-size="13pt" fo:font-style="normal" fo:font-weight="normal" style:font-size-asian="13pt" style:font-style-asian="normal" style:font-weight-asian="normal" style:font-size-complex="13pt" style:font-style-complex="normal" style:font-weight-complex="normal"/>
    </style:style>
    <style:style style:name="T149" style:family="text">
      <style:text-properties fo:color="#3f7f7f" fo:font-size="11pt" fo:font-style="italic" fo:font-weight="normal" style:font-size-asian="11pt" style:font-style-asian="italic" style:font-weight-asian="normal" style:font-size-complex="11pt" style:font-style-complex="italic" style:font-weight-complex="normal"/>
    </style:style>
    <style:style style:name="T150" style:family="text">
      <style:text-properties fo:color="#3f7f7f" style:font-name="Courier New" fo:font-weight="normal" style:font-weight-asian="normal" style:font-weight-complex="normal"/>
    </style:style>
    <style:style style:name="T151" style:family="text">
      <style:text-properties fo:color="#3f7f7f" fo:font-weight="normal" style:font-weight-asian="normal" style:font-weight-complex="normal"/>
    </style:style>
    <style:style style:name="T152" style:family="text">
      <style:text-properties fo:color="#3f7f7f" fo:font-size="10pt" fo:font-style="normal" fo:font-weight="normal" style:font-size-asian="10pt" style:font-style-asian="normal" style:font-weight-asian="normal" style:font-size-complex="10pt" style:font-style-complex="normal" style:font-weight-complex="normal"/>
    </style:style>
    <style:style style:name="T153" style:family="text">
      <style:text-properties fo:color="#7f007f"/>
    </style:style>
    <style:style style:name="T154" style:family="text">
      <style:text-properties fo:color="#7f007f" fo:font-size="9pt" style:font-size-asian="9pt" style:font-size-complex="9pt"/>
    </style:style>
    <style:style style:name="T155" style:family="text">
      <style:text-properties fo:color="#7f007f" fo:font-style="italic" fo:font-weight="normal" style:font-style-asian="italic" style:font-weight-asian="normal" style:font-style-complex="italic" style:font-weight-complex="normal"/>
    </style:style>
    <style:style style:name="T156" style:family="text">
      <style:text-properties fo:color="#7f007f" fo:font-style="italic" style:font-style-asian="italic" style:font-style-complex="italic"/>
    </style:style>
    <style:style style:name="T157" style:family="text">
      <style:text-properties fo:color="#7f007f" fo:font-style="normal" fo:font-weight="normal" style:font-style-asian="normal" style:font-weight-asian="normal" style:font-style-complex="normal" style:font-weight-complex="normal"/>
    </style:style>
    <style:style style:name="T158" style:family="text">
      <style:text-properties fo:color="#7f007f" style:font-name="Courier New" fo:font-size="10pt" fo:font-style="normal" fo:font-weight="normal" style:font-size-asian="10pt" style:font-style-asian="normal" style:font-weight-asian="normal" style:font-size-complex="10pt" style:font-style-complex="normal" style:font-weight-complex="normal"/>
    </style:style>
    <style:style style:name="T159" style:family="text">
      <style:text-properties fo:color="#7f007f"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60" style:family="text">
      <style:text-properties fo:color="#7f007f" style:font-name="Courier New" fo:font-size="10pt" fo:font-weight="normal" style:font-size-asian="10pt" style:font-weight-asian="normal" style:font-size-complex="10pt" style:font-weight-complex="normal"/>
    </style:style>
    <style:style style:name="T161" style:family="text">
      <style:text-properties fo:color="#7f007f" fo:font-size="11pt" fo:font-style="italic" fo:font-weight="normal" style:font-size-asian="11pt" style:font-style-asian="italic" style:font-weight-asian="normal" style:font-size-complex="11pt" style:font-style-complex="italic" style:font-weight-complex="normal"/>
    </style:style>
    <style:style style:name="T162" style:family="text">
      <style:text-properties fo:color="#7f007f" fo:font-size="10pt" fo:font-style="italic" fo:font-weight="normal" style:font-size-asian="10pt" style:font-style-asian="italic" style:font-weight-asian="normal" style:font-size-complex="10pt" style:font-style-complex="italic" style:font-weight-complex="normal"/>
    </style:style>
    <style:style style:name="T163" style:family="text">
      <style:text-properties fo:font-size="9pt" style:font-size-asian="9pt" style:font-size-complex="9pt"/>
    </style:style>
    <style:style style:name="T164" style:family="text">
      <style:text-properties fo:font-size="9pt" fo:font-style="normal" fo:font-weight="normal" style:font-size-asian="9pt" style:font-style-asian="normal" style:font-weight-asian="normal" style:font-size-complex="9pt" style:font-style-complex="normal" style:font-weight-complex="normal"/>
    </style:style>
    <style:style style:name="T165" style:family="text">
      <style:text-properties fo:color="#ff0000"/>
    </style:style>
    <style:style style:name="T166" style:family="text">
      <style:text-properties fo:color="#ff0000" fo:font-size="13pt" fo:font-weight="normal" style:font-size-asian="13pt" style:font-weight-asian="normal" style:font-size-complex="13pt" style:font-weight-complex="normal"/>
    </style:style>
    <style:style style:name="T167" style:family="text">
      <style:text-properties fo:color="#ff0000" fo:font-size="11pt" fo:font-style="italic" fo:font-weight="normal" style:font-size-asian="11pt" style:font-style-asian="italic" style:font-weight-asian="normal" style:font-size-complex="11pt" style:font-style-complex="italic" style:font-weight-complex="normal"/>
    </style:style>
    <style:style style:name="T168" style:family="text">
      <style:text-properties fo:color="#ff0000" style:font-name="Courier New" fo:font-size="10pt" style:font-size-asian="10pt" style:font-size-complex="10pt"/>
    </style:style>
    <style:style style:name="T169" style:family="text">
      <style:text-properties fo:color="#ff0000" style:font-name="Times New Roman" fo:font-size="11pt" fo:font-style="italic" fo:font-weight="normal" style:font-size-asian="11pt" style:font-style-asian="italic" style:font-weight-asian="normal" style:font-size-complex="11pt" style:font-style-complex="italic" style:font-weight-complex="normal"/>
    </style:style>
    <style:style style:name="T170" style:family="text">
      <style:text-properties fo:color="#0000c0"/>
    </style:style>
    <style:style style:name="T171" style:family="text">
      <style:text-properties fo:color="#0000c0" fo:font-style="italic" style:font-style-asian="italic" style:font-style-complex="italic"/>
    </style:style>
    <style:style style:name="T172" style:family="text">
      <style:text-properties fo:color="#0000c0" style:font-name="Courier New" fo:font-size="9pt" fo:font-style="italic" style:font-size-asian="9pt" style:font-style-asian="italic" style:font-size-complex="9pt" style:font-style-complex="italic"/>
    </style:style>
    <style:style style:name="T173" style:family="text">
      <style:text-properties fo:color="#646464"/>
    </style:style>
    <style:style style:name="T174" style:family="text">
      <style:text-properties fo:color="#646464" style:font-name="Courier New" fo:font-size="10pt" style:font-size-asian="10pt" style:font-size-complex="10pt"/>
    </style:style>
    <style:style style:name="T175" style:family="text">
      <style:text-properties fo:font-weight="bold" style:font-weight-asian="bold" style:font-weight-complex="bold"/>
    </style:style>
    <style:style style:name="T176" style:family="text">
      <style:text-properties style:text-underline-style="solid" style:text-underline-width="auto" style:text-underline-color="font-color"/>
    </style:style>
    <style:style style:name="T177" style:family="text">
      <style:text-properties fo:font-size="12pt" fo:font-style="italic" style:font-size-asian="12pt" style:font-style-asian="italic" style:font-size-complex="12pt" style:font-style-complex="italic"/>
    </style:style>
    <style:style style:name="T17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9" style:family="text">
      <style:text-properties style:font-style-asian="normal"/>
    </style:style>
    <style:style style:name="T180" style:family="text">
      <style:text-properties style:font-style-complex="normal"/>
    </style:style>
    <style:style style:name="T181" style:family="text">
      <style:text-properties style:use-window-font-color="true" style:font-name="Times New Roman" fo:font-size="12pt" fo:font-style="normal" fo:font-weight="normal" style:font-size-asian="12pt" style:font-style-asian="normal" style:font-weight-asian="normal" style:font-size-complex="12pt" style:font-style-complex="normal" style:font-weight-complex="normal"/>
    </style:style>
    <style:style style:name="T182" style:family="text">
      <style:text-properties style:use-window-font-color="true" style:font-name="Times New Roman" fo:font-size="12pt" fo:font-style="normal" fo:font-weight="bold" style:font-size-asian="12pt" style:font-style-asian="normal" style:font-weight-asian="bold" style:font-size-complex="12pt" style:font-style-complex="normal" style:font-weight-complex="bold"/>
    </style:style>
    <style:style style:name="T183" style:family="text">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T184" style:family="text">
      <style:text-properties style:use-window-font-color="true" style:font-name="Times New Roman" fo:font-size="13pt" fo:font-style="italic" fo:font-weight="bold" style:font-name-asian="Courier New" style:font-size-asian="13pt" style:font-style-asian="italic" style:font-weight-asian="bold" style:font-name-complex="Courier New" style:font-size-complex="13pt" style:font-style-complex="italic" style:font-weight-complex="bold"/>
    </style:style>
    <style:style style:name="T185" style:family="text">
      <style:text-properties style:use-window-font-color="true" style:font-name="Times New Roman" fo:font-size="13pt" fo:font-style="italic" fo:font-weight="normal" style:font-name-asian="Courier New" style:font-size-asian="13pt" style:font-style-asian="italic" style:font-weight-asian="normal" style:font-name-complex="Courier New" style:font-size-complex="13pt" style:font-style-complex="italic" style:font-weight-complex="normal"/>
    </style:style>
    <style:style style:name="T186" style:family="text">
      <style:text-properties style:use-window-font-color="true" style:font-name="Times New Roman" fo:font-size="13pt" fo:font-style="italic" fo:font-weight="normal" style:font-size-asian="13pt" style:font-style-asian="italic" style:font-weight-asian="normal" style:font-size-complex="13pt" style:font-style-complex="italic" style:font-weight-complex="normal"/>
    </style:style>
    <style:style style:name="T187" style:family="text">
      <style:text-properties style:use-window-font-color="true" style:font-name="Times New Roman" fo:font-size="13pt" fo:font-style="normal" fo:font-weight="bold" style:font-name-asian="Courier New" style:font-size-asian="13pt" style:font-style-asian="normal" style:font-weight-asian="bold" style:font-name-complex="Courier New" style:font-size-complex="13pt" style:font-style-complex="normal" style:font-weight-complex="bold"/>
    </style:style>
    <style:style style:name="T188" style:family="text">
      <style:text-properties style:use-window-font-color="true" style:font-name="Times New Roman" fo:font-size="13pt" fo:font-style="normal" fo:font-weight="normal" style:font-size-asian="13pt" style:font-style-asian="normal" style:font-weight-asian="normal" style:font-size-complex="13pt" style:font-style-complex="normal" style:font-weight-complex="normal"/>
    </style:style>
    <style:style style:name="T189" style:family="text">
      <style:text-properties style:use-window-font-color="true" style:font-name="Times New Roman" fo:font-size="13pt" fo:font-style="normal" fo:font-weight="normal" style:font-name-asian="Courier New" style:font-size-asian="13pt" style:font-style-asian="normal" style:font-weight-asian="normal" style:font-name-complex="Courier New" style:font-size-complex="13pt" style:font-style-complex="normal" style:font-weight-complex="normal"/>
    </style:style>
    <style:style style:name="T190" style:family="text">
      <style:text-properties style:use-window-font-color="true"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T191" style:family="text">
      <style:text-properties style:font-name="Courier New" fo:font-weight="normal" style:font-weight-asian="normal" style:font-weight-complex="normal"/>
    </style:style>
    <style:style style:name="T192"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
      <text:p text:style-name="P1"/>
      <text:p text:style-name="P1"/>
      <text:p text:style-name="P1"/>
      <text:p text:style-name="P1"/>
      <text:p text:style-name="P1"/>
      <text:p text:style-name="P1"/>
      <text:p text:style-name="P1"/>
      <text:p text:style-name="P5">Lindberg Framework 1.1</text:p>
      <text:p text:style-name="P9">LINP – Lindberg Persistence</text:p>
      <text:p text:style-name="P9"/>
      <text:p text:style-name="P6">Victor Lindberg</text:p>
      <text:p text:style-name="P9">Brasil, Distrito Federal, Brasília, </text:p>
      <text:p text:style-name="P9">Novembro de 2010</text:p>
      <text:p text:style-name="P4"/>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7">Sumário.</text:p>
      <text:p text:style-name="P7"/>
      <text:list xml:id="list34411592" text:style-name="L1">
        <text:list-item>
          <text:p text:style-name="P121">Introdução</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8">1 - Introdução.</text:p>
      <text:p text:style-name="P7"/>
      <text:p text:style-name="P12"><text:tab/>Este documento tem como objetivo demonstrar os conceitos, arquitetura, definições de configuração, propostas e funcionamento do lindbergframework na versão 1.1 com foco no componente de persistência deste framework.</text:p>
      <text:p text:style-name="P12"><text:tab/></text:p>
      <text:p text:style-name="P12"><text:tab/>Este material faz uma explanação e demonstra os principais recursos do framework no que diz respeito principalmente a persistência, pois este recurso é o principal recurso na versão 1.1. O foco deste documento é o componente de persistência mas para mostrar o funcionamento deste é necessário abordar outros pontos como inversão de controle, o contêiner de injeção de dependências, arquitetura, fábrica de beans, entre outros.</text:p>
      <text:p text:style-name="P12"/>
      <text:p text:style-name="P12"><text:tab/>Para mais informações acesse <text:a xlink:type="simple" xlink:href="http://www.lindbergframework.org/">www.lindbergframework.org</text:a> ou entre em contato pelo e-mail <text:a xlink:type="simple" xlink:href="mailto:lindbergframework@lindbergframework.org">lindbergframework@lindbergframework.org</text:a>. O lindbergframework na versão apresentada neste documento provê dois principais componentes: LINP – Lindberg Persistence e LINV – Lindberg Validation. Este documento não abordará o componente de validações, este será abordado em outro momento.</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8">2 – Visão Geral.</text:p>
      <text:p text:style-name="P7"/>
      <text:p text:style-name="P7"><text:tab/><text:span text:style-name="T4">Criado pelo projetista Victor Lindberg, natural de Maceió – Alagoas, que atualmente é analista de projetos JAVA do Serviço Federal de Processamento de Dados (SERPRO) em Brasília, o lindbergframework é um projeto open source e que tem como objetivo prover uma suíte de componentes reutilizáveis para o desenvolvimento de aplicações de modo a sanar ou contribuir na solução de diversos problemas comuns aos projetos JAVA. </text:span></text:p>
      <text:p text:style-name="P12"><text:tab/>O conceito de componentes do framework é o de “plug and use”, onde componentes são facilmente acoplados e seus recursos utilizados de forma simples e rápida.</text:p>
      <text:p text:style-name="P12"/>
      <text:p text:style-name="P8"><text:span text:style-name="T4"><text:tab/></text:span><text:span text:style-name="T12">2.1 – Arquitetura</text:span></text:p>
      <text:p text:style-name="P13"/>
      <text:p text:style-name="P7"><text:span text:style-name="T12"><text:tab/></text:span><text:span text:style-name="T4">O framework é composto em módulos divididos em responsabilidades. Cada módulo contribui no gerenciamento e configuração dos componentes e recursos providos. A figura a seguir ilustra a arquitetura atual do lindbergframework na versão 1.1.</text:span></text:p>
      <text:p text:style-name="P10"><draw:frame draw:style-name="fr1" draw:name="figura1" text:anchor-type="paragraph" svg:x="1.192cm" svg:y="0.434cm" svg:width="14.519cm" svg:height="10.058cm" draw:z-index="0"><draw:image xlink:href="Pictures/100000000000025E000001BA06648899.png" xlink:type="simple" xlink:show="embed" xlink:actuate="onLoad"/></draw:frame><text:tab/></text:p>
      <text:p text:style-name="P10"/>
      <text:p text:style-name="P10"/>
      <text:p text:style-name="P10"/>
      <text:p text:style-name="P10"><text:soft-page-break/></text:p>
      <text:p text:style-name="P10"/>
      <text:p text:style-name="P10"/>
      <text:p text:style-name="P11"><text:tab/><text:span text:style-name="T12">2.1.1 – Módulos e responsabilidades</text:span></text:p>
      <text:p text:style-name="P13"/>
      <text:list xml:id="list34422195" text:style-name="L2">
        <text:list-item>
          <text:p text:style-name="P138"><text:span text:style-name="T175">Beans</text:span>: Responsável por todo gerenciamento de inversão de controle (IOC) que o framework provê. O <text:span text:style-name="T175">LDIC </text:span><text:span text:style-name="T76">(Lindberg Dependency Injection Container) é o componente responsável por resolver as instancias de beans solicitados e injeta-los no lugar certo na hora certa de acordo com a necessidade de cada bean. Este componente será detalhado mais a frente.</text:span></text:p>
          <text:p text:style-name="P139"/>
        </text:list-item>
        <text:list-item>
          <text:p text:style-name="P140"><text:span text:style-name="T77">Integration:</text:span><text:span text:style-name="T76"> Módulo responsável pela integração e operacionalidade entre o lindberg e outros frameworks. Na versão atual o framework provê integração com Spring, Adobe Flex e JSF.</text:span></text:p>
          <text:p text:style-name="P139"/>
        </text:list-item>
        <text:list-item>
          <text:p text:style-name="P140"><text:span text:style-name="T77">Context:</text:span><text:span text:style-name="T76"> Responsável por toda configuração, beans e gerenciamento em nível de escopo de cada camada: core, persistence, validation e web.</text:span></text:p>
          <text:p text:style-name="P139"/>
        </text:list-item>
        <text:list-item>
          <text:p text:style-name="P140"><text:span text:style-name="T77">Configuration: </text:span><text:span text:style-name="T76">Toda a parte de configuração do framework por escopo é responsabilidade deste módulo. Os escopos de configuração estão organizados em Core, Persistence e Web onde o web tem um escopo interno específico para configurações de core que inicializará as configurações nos outros escopos.</text:span></text:p>
        </text:list-item>
      </text:list>
      <text:p text:style-name="P104"/>
      <text:p text:style-name="P32"/>
      <text:p text:style-name="P31">3 – O Framework.</text:p>
      <text:p text:style-name="P32"/>
      <text:p text:style-name="P30"><text:span text:style-name="T1"><text:tab/><text:tab/></text:span><text:span text:style-name="T5">O lindbergframework como qualquer outro framework é configurável e customizável as necessidades de cada projeto. A interface </text:span><text:span text:style-name="T46">Configuration</text:span><text:span text:style-name="T19"> </text:span><text:span text:style-name="T27">define o contrato de classes que configuram o framework. Existem ainda duas interfaces que estendem desta ultima. Uma para configurações do core, </text:span><text:span text:style-name="T46">CoreConfiguration</text:span><text:span text:style-name="T15"> </text:span><text:span text:style-name="T27">e outra para configurações específicas do componente de persistencia, </text:span><text:span text:style-name="T46">LinpConfiguration</text:span><text:span text:style-name="T27">.</text:span></text:p>
      <text:p text:style-name="P33"><text:tab/><text:tab/></text:p>
      <text:p text:style-name="P33"><text:tab/><text:tab/>São fornecidas junto com a distribuição padrão do framework implemntações para configurar o framework usando XML e programaticamente via código java direto. Abaixo são descritas as implementações padrão destas interfaces que não precisam ser conhecidas para usar o framework o próprio framework instancia e usa a implementação padrão de cada uma delas se uma implementação específica não for definida.</text:p>
      <text:p text:style-name="P33"/>
      <text:p text:style-name="P80"><text:span text:style-name="T57"><text:tab/><text:tab/>- XmlCoreConfiguration:</text:span><text:span text:style-name="T55"> Implementação de </text:span><text:span text:style-name="T59">CoreConfiguration </text:span><text:span text:style-name="T55">para definição da configuração do módulo CORE <text:tab/><text:tab/>via XML baseado no schema: </text:span><text:a xlink:type="simple" xlink:href="http://www.lindbergframework.org/schema/lindberg-config.xsd">http://www.lindbergframework.org/schema/lindberg-config.xsd</text:a><text:span text:style-name="T55">.</text:span></text:p>
      <text:p text:style-name="P48"/>
      <text:p text:style-name="P80"><text:span text:style-name="T57"><text:tab/><text:tab/>- SimpleCoreConfiguration: </text:span><text:span text:style-name="T55">Implementação de </text:span><text:span text:style-name="T59">CoreConfiguration</text:span><text:span text:style-name="T55"> para definição da configuração do módulo CORE <text:tab/><text:tab/>programaticamente.</text:span></text:p>
      <text:p text:style-name="P48"/>
      <text:p text:style-name="P47"><text:tab/><text:tab/>- SimpleLinpConfiguration: <text:span text:style-name="T79">Implementação de </text:span><text:span text:style-name="T73">LinpConfiguration</text:span><text:span text:style-name="T79"> para definição da configuração do módulo de <text:tab/><text:tab/>persistência (LINP) programaticamente.</text:span></text:p>
      <text:p text:style-name="P48"/>
      <text:p text:style-name="P47"><text:tab/><text:tab/>- XmlLinpConfiguration: <text:span text:style-name="T79">Implementação de </text:span><text:span text:style-name="T73">LinpConfiguration</text:span><text:span text:style-name="T79"> para definição da configuração do módulo de <text:tab/><text:tab/><text:tab/>persistência (LINP) via XML baseado no schema: </text:span><text:a xlink:type="simple" xlink:href="http://www.lindbergframework.org/schema/linp-sqlMapping.xsd"><text:span text:style-name="T79">http://www.lindbergframework.org/schema/linp-sqlMapping.xsd</text:span></text:a><text:span text:style-name="T79">.</text:span></text:p>
      <text:p text:style-name="P48"/>
      <text:p text:style-name="P48"/>
      <text:p text:style-name="P48"/>
      <text:p text:style-name="P55"><text:soft-page-break/><text:tab/><text:tab/>3.1 – Processo de Configuração</text:p>
      <text:p text:style-name="P52"/>
      <text:p text:style-name="P33"><text:tab/><text:tab/>O processo de configuração é iniciado e gerenciamento a partir do módulo CORE. O módulo core é configurado e este configura e os outros módulos dependentes, como por exemplo o módulo LINP.</text:p>
      <text:p text:style-name="P33"/>
      <text:p text:style-name="P40"><text:span text:style-name="T76"><text:tab/><text:tab/>A interface </text:span><text:span text:style-name="T73">CoreConfiguration </text:span><text:span text:style-name="T76">define um método chamado </text:span><text:span text:style-name="T80">getLinpConfiguration </text:span><text:span text:style-name="T76">que devolve uma implementação de LinpConfiguration. Isto é feito por que uma implementação de configuração de CORE deve de alguma forma fornecer a instancia da implementação do módulo LINP a ser usado para configurar este módulo. Quando o módulo CORE for configurado ele vai obter esta instancia da implementação de </text:span><text:span text:style-name="T73">LinpConfiguration </text:span><text:span text:style-name="T76">para disparar o processo de configuração do módulo LINP baseado nesta instancia de configuração. Essa instancia pode ser uma configuração via XML, via programaticamente, via arquivo properties, qualquer implementação útil que seja fornecida.</text:span></text:p>
      <text:p text:style-name="P33"/>
      <text:p text:style-name="P55"><text:tab/><text:tab/>3.2 - Contextos</text:p>
      <text:p text:style-name="P33"/>
      <text:p text:style-name="P33"><text:tab/><text:tab/>Já foi dito que o framework é composto por módulos. Um contexto é definido dentro do framework como o escopo de beans e configuração de um módulo ou componente. O lindbergframework define 3 módulos na versão atual quando este documento foi escrito – core, validation e persistence – não obrigatóriamente é necessário um contexto para cada módulo, isso é definido apenas quando necessário.</text:p>
      <text:p text:style-name="P33"/>
      <text:p text:style-name="P40"><text:span text:style-name="T76"><text:tab/><text:tab/>A interface </text:span><text:span text:style-name="T73">Context </text:span><text:span text:style-name="T76">define um contexto dentro do lindbergframework e dois contextos atualmente são definidos: Core <text:s/>e Persistence. As implementações de cada um desses contextos são respectivamente CoreContext e LinpContext. Definidos através de um singleton para todo sistema sendo necessário a chamada ao método </text:span><text:span text:style-name="T73">getInstance </text:span><text:span text:style-name="T76">definido e cada um deles para a obtenção da instancia corrente.</text:span></text:p>
      <text:p text:style-name="P33"/>
      <text:p text:style-name="P40"><text:span text:style-name="T76"><text:tab/><text:tab/>Um contexto só pode ser usado se este estiver ativo. Para ativar um contexto o método </text:span><text:span text:style-name="T73">loadConfiguration</text:span><text:span text:style-name="T76"> deve ser invocado passando como parâmetro a instancia da configuração sobre o qual o contexto se baseará.</text:span></text:p>
      <text:p text:style-name="P33"/>
      <text:p text:style-name="P40"><text:span text:style-name="T76"><text:tab/><text:tab/>A interface </text:span><text:span text:style-name="T73">Context </text:span><text:span text:style-name="T76">também define outros métodos auxiliares, como por exemplo </text:span><text:span text:style-name="T73">isActive</text:span><text:span text:style-name="T76"> para a verificação do status do contexto e </text:span><text:span text:style-name="T73">close</text:span><text:span text:style-name="T76"> para efetuar o encerramento do contexto. Qualquer tentativa de uso de um contexto fechado resultará em uma </text:span><text:span text:style-name="T89">IllegalStateContextException.</text:span></text:p>
      <text:p text:style-name="P43"/>
      <text:p text:style-name="P40"><text:span text:style-name="T89"><text:tab/><text:tab/></text:span><text:span text:style-name="T87">Você não precisa se aprofundar no estudo dos contextos pois o framework faz todo o trabalho e interage com os contextos quando necessário e você não precisa se preocupar com nada referente a isso, pelo menos para o uso comum.</text:span></text:p>
      <text:p text:style-name="P33"/>
      <text:p text:style-name="P55"><text:tab/><text:tab/>3.3 – Configuração do CORE</text:p>
      <text:p text:style-name="P52"/>
      <text:p text:style-name="P50"><text:span text:style-name="T76"><text:tab/><text:tab/></text:span><text:span text:style-name="T5">A configuração do CORE é composta por informações como pacote base para procurar beans para injeção de dependência, fábrica de beans que se deseja utilizar, parser da configuração do componente de persistência, configurações de data source, transaction manager, entre outros. As configurações de CORE são mais simples pois dizem respeito apenas as configurações gerais que são definidas no CORE.</text:span></text:p>
      <text:p text:style-name="P33"/>
      <text:p text:style-name="P33"><text:tab/><text:tab/></text:p>
      <text:p text:style-name="P33"/>
      <text:p text:style-name="P33"/>
      <text:p text:style-name="P33"/>
      <text:p text:style-name="P33"><text:soft-page-break/><text:tab/><text:tab/>As duas propriedades que podem ser configuradas no CORE são:</text:p>
      <text:p text:style-name="P33"/>
      <text:p text:style-name="P40"><text:span text:style-name="T76"><text:tab/><text:tab/>- </text:span><text:span text:style-name="T110">lindberg.core.di-basepackage </text:span><text:span text:style-name="T167">(propriedade requerida)</text:span><text:span text:style-name="T110">:</text:span></text:p>
      <text:p text:style-name="P64"><text:span text:style-name="T113"><text:tab/><text:tab/></text:span><text:span text:style-name="T76">Pacote base de beans para injeção. </text:span></text:p>
      <text:p text:style-name="P40"><text:span text:style-name="T76"><text:tab/><text:tab/></text:span><text:span text:style-name="T178">Constante que define essa propriedade:</text:span><text:span text:style-name="T76"> </text:span><text:span text:style-name="T82">CoreConfiguration.CONFIG_PROPERTY_DI_BASEPACKAGE</text:span><text:span text:style-name="T124">;</text:span><text:span text:style-name="T76"> </text:span></text:p>
      <text:p text:style-name="P94"><text:tab/><text:tab/></text:p>
      <text:p text:style-name="P50"><text:span text:style-name="T124"><text:tab/><text:tab/>- </text:span><text:span text:style-name="T110">lindberg.core.beanfactory </text:span><text:span text:style-name="T167">(se não for definida a fábrica padrão será usada - AnnotationBeanFactory)</text:span><text:span text:style-name="T110">: <text:tab/><text:tab/></text:span><text:span text:style-name="T178">Fábrica de beans a ser usada. </text:span></text:p>
      <text:p text:style-name="P57"><text:span text:style-name="T166"><text:tab/><text:tab/></text:span><text:span text:style-name="T178">Constante que define essa propriedade:</text:span><text:span text:style-name="T5"> </text:span><text:span text:style-name="T83">CoreConfiguration.CONFIG_PROPERTY_BEAN_FACTORY;</text:span></text:p>
      <text:p text:style-name="P33"/>
      <text:p text:style-name="P50"><text:span text:style-name="T5"><text:tab/><text:tab/>Vamos definir uma configuração de CORE para os seguintes valores usando as duas implementações de </text:span><text:span text:style-name="T7">CoreConfiguration </text:span><text:span text:style-name="T5">na prática:</text:span></text:p>
      <text:p text:style-name="P33"/>
      <text:p text:style-name="P63"><text:tab/><text:tab/>- Pacote base de beans para injeção (<text:span text:style-name="T72">lindberg.core.di-basepackage</text:span>) = org.lindbergframework.exemplo.*</text:p>
      <text:p text:style-name="P49"><text:span text:style-name="T76"><text:tab/><text:tab/>- Bean factory (</text:span><text:span text:style-name="T73">lindberg.core.beanfactory</text:span><text:span text:style-name="T76">) = </text:span><text:span text:style-name="T87">org.lindbergframework.beans.di.context.AnnotationBeanFactory</text:span></text:p>
      <text:p text:style-name="P33"/>
      <text:p text:style-name="P50"><text:span text:style-name="T90"><text:tab/><text:tab/>Estas duas propriedades são suficientes para configurarmos o core para usarmos apenas o mecanismo de injeção de dependência. Neste caso os beans para injeção serão procurados dentro do pacote </text:span><text:span text:style-name="T7">org.lindbergframework.exemplo </text:span><text:span text:style-name="T5">e o ponto asterisco “.*” define que o framework também <text:s/>procurar beans para injeção de dependência dentro dos sub-pacotes de </text:span><text:span text:style-name="T7">org.lindbergframework.exemplo</text:span><text:span text:style-name="T5">.</text:span></text:p>
      <text:p text:style-name="P33"/>
      <text:p text:style-name="P50"><text:span text:style-name="T5"><text:s text:c="9"/>O lindbergframework define uma interface chamada </text:span><text:span text:style-name="T7">BeanFactory</text:span><text:span text:style-name="T5"> que define uma fábrica de beans que pode ser usada para obtenção de instâncias de beans dentro do contexto de injeção de dependência corrente. Neste caso foi definida a implementação de uma fábrica de beans que trabalha em conjunto com annotations. Mais a frente serão abordados os detalhes dessa interface </text:span><text:span text:style-name="T7">BeanFactory </text:span><text:span text:style-name="T5">e de todo o mecanismo de injeção de dependência.</text:span></text:p>
      <text:p text:style-name="P33"/>
      <text:list xml:id="list34424903" text:style-name="L3">
        <text:list-item>
          <text:list>
            <text:list-item>
              <text:list>
                <text:list-header>
                  <text:p text:style-name="P142"><text:span text:style-name="T45">3.3.1 </text:span><text:span text:style-name="T45">–</text:span><text:span text:style-name="T45"> <text:s/>Configurando o CORE na prática – Programaticamente</text:span></text:p>
                </text:list-header>
              </text:list>
            </text:list-item>
          </text:list>
        </text:list-item>
      </text:list>
      <text:p text:style-name="P33"/>
      <text:p text:style-name="P33"><text:tab/><text:tab/>Abaixo é mostrado um exemplo da implementação e uso dessas configurações programaticamente direto com código java usando a implementação SimpleCoreConfiguration:</text:p>
      <text:p text:style-name="P33"/>
      <text:p text:style-name="P81"><text:span text:style-name="T58"><text:s/><text:tab/><text:tab/></text:span><text:span text:style-name="T16">SimpleCoreConfiguration coreConfiguration = </text:span><text:span text:style-name="T119">new</text:span><text:span text:style-name="T16"> SimpleCoreConfiguration();</text:span></text:p>
      <text:p text:style-name="P65"><text:s text:c="8"/></text:p>
      <text:p text:style-name="P85"><text:span text:style-name="T13"><text:s text:c="6"/>coreConfiguration.setDiBasePackage(</text:span><text:span text:style-name="T96">"org.lindbergframework.exemplo.*"</text:span><text:span text:style-name="T13">);</text:span></text:p>
      <text:p text:style-name="P85"><text:span text:style-name="T13"><text:s text:c="6"/>coreConfiguration.setBeanFactory(</text:span><text:span text:style-name="T118">new</text:span><text:span text:style-name="T13"> AnnotationBeanFactory());</text:span></text:p>
      <text:p text:style-name="P65"><text:s text:c="8"/></text:p>
      <text:p text:style-name="P65"><text:s text:c="6"/>CoreContext.<text:span text:style-name="T72">getInstance</text:span>().loadConfiguration(coreConfiguration);</text:p>
      <text:p text:style-name="P65"/>
      <text:p text:style-name="P65"/>
      <text:p text:style-name="P40"><text:span text:style-name="T76"><text:tab/><text:tab/> O trecho acima cria uma instância de SimpleCoreConfiguration, seta as propriedades <text:s text:c="2"/>pacote base onde encontrar os beans que poderão ser usados dentro do contexto de DI (dependecy injection ou injeção de dependência) e a instancia da fábrica de beans a ser usada pelo mecanismo de DI. Definidas as propriedades de configuração então o último passo é configurar o módulo core baseado nestas configurações. Para fazer isso é obtida a instância singleton de </text:span><text:span text:style-name="T73">CoreContext </text:span><text:span text:style-name="T76">via </text:span><text:span text:style-name="T73">CoreContext.getInstance()</text:span><text:span text:style-name="T76"> e o método </text:span><text:span text:style-name="T73">loadConfiguration </text:span><text:span text:style-name="T76">passando a configuração criada é invocado. Pronto, o módulo CORE já está pronto para ser usado e em qualquer lugar você pode invocar </text:span><text:span text:style-name="T73">CoreContext.getInstance().getBeanFactory() </text:span><text:span text:style-name="T76">para obter a instância configurada da fábrica de software definida e chamar o método getBean da fábrica para obter uma instância de um bean desejado passando o “ID“ deste. O mecanismo de injeção de dependência será detalhado mais a frente, aqui está apenas sendo demonstrado os conceitos de </text:span><text:soft-page-break/><text:span text:style-name="T76">configuração.</text:span></text:p>
      <text:p text:style-name="P33"/>
      <text:p text:style-name="P55"><text:tab/><text:tab/>3.3.2 – <text:s/>Configurando o CORE na prática – Usando XML</text:p>
      <text:p text:style-name="P33"/>
      <text:p text:style-name="P40"><text:span text:style-name="T76"><text:tab/><text:tab/>A seguir é demonstrado a mesma configuração só que usando uma implementação de </text:span><text:span text:style-name="T73">CoreConfiguration</text:span><text:span text:style-name="T76"> para configuração baseada em XML. O schema que define as configurações baseadas em XML é detalhado a seguir.</text:span></text:p>
      <text:p text:style-name="P33"><text:tab/><text:tab/></text:p>
      <text:p text:style-name="P40"><text:span text:style-name="T76"><text:tab/><text:tab/>Schema: <text:s/></text:span><text:a xlink:type="simple" xlink:href="http://www.lindbergframework.org/schema/lindberg-config.xsd"><text:span text:style-name="T76">http://www.lindbergframework.org/schema/lindberg-config.xsd</text:span></text:a></text:p>
      <text:p text:style-name="P33"/>
      <text:p text:style-name="P40"><text:span text:style-name="T76"><text:tab/><text:tab/>O schema no que diz respeito a tag </text:span><text:span text:style-name="T73">&lt;core&gt;</text:span><text:span text:style-name="T76"> para definições de configurações de CORE é ilustrado de forma detalhada na imagem abaixo:</text:span></text:p>
      <text:p text:style-name="P33"><draw:frame draw:style-name="fr1" draw:name="figura2" text:anchor-type="paragraph" svg:x="0cm" svg:y="0.182cm" svg:width="19.833cm" svg:height="19.069cm" draw:z-index="1"><draw:image xlink:href="Pictures/10000000000003B4000004913BF96383.png" xlink:type="simple" xlink:show="embed" xlink:actuate="onLoad"/></draw:frame></text:p>
      <text:p text:style-name="P33"><text:soft-page-break/><text:tab/><text:tab/>Abaixo é mostrado um simples arquivo de configuração de core que define as mesmas configurações do exemplo anterior.</text:p>
      <text:p text:style-name="P48"/>
      <text:p text:style-name="P69"><text:span text:style-name="T126"><text:tab/> <text:s/></text:span><text:span text:style-name="T127">&lt;?</text:span><text:span text:style-name="T140">xml</text:span><text:span text:style-name="T163"> </text:span><text:span text:style-name="T154">version</text:span><text:span text:style-name="T163">=</text:span><text:span text:style-name="T99">"1.0"</text:span><text:span text:style-name="T163"> </text:span><text:span text:style-name="T154">encoding</text:span><text:span text:style-name="T163">=</text:span><text:span text:style-name="T99">"UTF-8"</text:span><text:span text:style-name="T127">?&gt;</text:span></text:p>
      <text:p text:style-name="P87"><text:span text:style-name="T126"><text:s text:c="4"/>&lt;</text:span><text:span text:style-name="T139">lindberg-configuration</text:span> <text:span text:style-name="T153">xmlns</text:span><text:span text:style-name="T13">=</text:span><text:span text:style-name="T97">"http://www.lindbergframework.org/schema"</text:span> <text:tab/><text:tab/><text:span text:style-name="T153">xmlns:xsi</text:span><text:span text:style-name="T13">=</text:span><text:span text:style-name="T97">"http://www.w3.org/2001/XMLSchema-instance"</text:span> <text:tab/><text:span text:style-name="T153">xsi:schemaLocation</text:span><text:span text:style-name="T13">=</text:span><text:span text:style-name="T97">"http://www.lindbergframework.org/schema/lindberg-config.xsd"</text:span><text:span text:style-name="T126">&gt;</text:span></text:p>
      <text:p text:style-name="P87"/>
      <text:p text:style-name="P87"><text:span text:style-name="T126"><text:s text:c="7"/>&lt;</text:span><text:span text:style-name="T139">core</text:span><text:span text:style-name="T126">&gt;</text:span></text:p>
      <text:p text:style-name="P87"><text:span text:style-name="T13"><text:s text:c="10"/></text:span><text:span text:style-name="T126">&lt;</text:span><text:span text:style-name="T139">config-property</text:span> <text:span text:style-name="T153">name</text:span><text:span text:style-name="T13">=</text:span><text:span text:style-name="T97">"lindberg.core.di-basepackage"</text:span> <text:s/><text:tab/><text:tab/><text:tab/><text:tab/><text:tab/><text:tab/><text:tab/><text:tab/><text:span text:style-name="T153">value</text:span><text:span text:style-name="T13">=</text:span><text:span text:style-name="T97">"org.lindbergframework.exemplo.*"</text:span><text:span text:style-name="T126">/&gt;</text:span></text:p>
      <text:p text:style-name="P87"><text:span text:style-name="T13"><text:s text:c="10"/></text:span><text:span text:style-name="T126">&lt;</text:span><text:span text:style-name="T139">config-property</text:span> <text:span text:style-name="T153">name</text:span><text:span text:style-name="T13">=</text:span><text:span text:style-name="T97">"lindberg.core.beanfactory"</text:span> <text:s text:c="3"/><text:tab/><text:tab/><text:tab/> <text:s text:c="22"/><text:tab/><text:tab/><text:span text:style-name="T153">value</text:span><text:span text:style-name="T13">=</text:span><text:span text:style-name="T97">"org.lindbergframework.beans.di.context.AnnotationBeanFactory"</text:span><text:span text:style-name="T126">/&gt; </text:span></text:p>
      <text:p text:style-name="P87"><text:span text:style-name="T126"><text:s text:c="7"/>&lt;/</text:span><text:span text:style-name="T139">core</text:span><text:span text:style-name="T126">&gt;</text:span></text:p>
      <text:p text:style-name="P87"/>
      <text:p text:style-name="P87"><text:span text:style-name="T126"><text:s text:c="4"/>&lt;/</text:span><text:span text:style-name="T139">lindberg-configuration</text:span><text:span text:style-name="T126">&gt;</text:span></text:p>
      <text:p text:style-name="P101"/>
      <text:p text:style-name="P39"><text:tab/>Obs.: A beanfactory está sendo definida mas lembre que esta propriedade não é requerida e <text:tab/>quando não informada a factory padrão, <text:span text:style-name="T72">AnnotationBeanFactory,</text:span> é usada automaticamente <text:tab/>pelo framework.</text:p>
      <text:p text:style-name="P39"/>
      <text:p text:style-name="P39"><text:tab/><text:span text:style-name="T2">3.3.2.1 – <text:s/>A tag </text:span><text:span text:style-name="T3">&lt;config-property&gt;</text:span></text:p>
      <text:p text:style-name="P143"><text:tab/></text:p>
      <text:p text:style-name="P39"><text:span text:style-name="T72"><text:tab/></text:span><text:span text:style-name="T79">A tag </text:span><text:span text:style-name="T73">&lt;config-property&gt;</text:span><text:span text:style-name="T79"> é a mais importante de todo o documento XML de configuração. Ela é usada para a definição de propriedades de configuração. Estas propriedades definem todo o comportamento dos componentes fornecidos pelo framework como o pacote base para buscar beans de injeção automática, gerenciador de transaçoes, resolvedor de comandos sql, schema de banco padrão que deve ser usado, entre outros. Estes últimos são abordados mais a frente, quando o componente de persistência (LINP) for apresentado.</text:span></text:p>
      <text:p text:style-name="P37"/>
      <text:p text:style-name="P39"><text:span text:style-name="T79"><text:tab/>Esta é uma tag basicamente de </text:span><text:span text:style-name="T73">nome </text:span><text:span text:style-name="T79">e </text:span><text:span text:style-name="T73">valor, </text:span><text:span text:style-name="T79">onde o atributo </text:span><text:span text:style-name="T73">nome</text:span><text:span text:style-name="T79"> define a chave da propriedade de configuração e o atributo </text:span><text:span text:style-name="T73">valor </text:span><text:span text:style-name="T79">define o valor que será usado na configuração para esta propriedade.</text:span></text:p>
      <text:p text:style-name="P37"/>
      <text:p text:style-name="P39"><text:span text:style-name="T79"><text:tab/>Esta tag fornece a flexibilidade de definição de propriedades que serão setadas na objeto </text:span><text:span text:style-name="T73">valor</text:span><text:span text:style-name="T79"> desta propriedade no momento da inicialização e propriedades que serão usadas como parâmetro para um construtor específico.</text:span></text:p>
      <text:p text:style-name="P37"/>
      <text:p text:style-name="P39"><text:span text:style-name="T79"><text:tab/>Supondo que nós tivéssemos uma propriedade de configuração de CORE cujo a chave é </text:span><text:span text:style-name="T73">exemplo</text:span><text:span text:style-name="T79"> e o valor para esta chave fosse a classe </text:span><text:span text:style-name="T73">com.aplicacao.Exemplo </text:span><text:span text:style-name="T79">e esta classe tivesse uma propriedade String chamada <text:s/></text:span><text:span text:style-name="T73">propriedade1</text:span><text:span text:style-name="T79">, então a definição dessa propriedade seria:</text:span></text:p>
      <text:p text:style-name="P37"/>
      <text:list xml:id="list34420614" text:style-name="L4">
        <text:list-item>
          <text:p text:style-name="P141">Definindo a inicialização simples de propriedades dentro de uma propriedade de configuração</text:p>
        </text:list-item>
      </text:list>
      <text:p text:style-name="P37"/>
      <text:p text:style-name="P83"><text:tab/><text:span text:style-name="T131">&lt;</text:span><text:span text:style-name="T144">config-property</text:span><text:span text:style-name="T81"> </text:span><text:span text:style-name="T160">name</text:span><text:span text:style-name="T18">=</text:span><text:span text:style-name="T106">"exemplo"</text:span><text:span text:style-name="T81"> </text:span><text:span text:style-name="T160">value</text:span><text:span text:style-name="T18">=</text:span><text:span text:style-name="T106">"com.aplicacao.Exemplo"</text:span><text:span text:style-name="T131">&gt;</text:span></text:p>
      <text:p text:style-name="P85"><text:span text:style-name="T13"><text:s text:c="9"/></text:span><text:span text:style-name="T126">&lt;</text:span><text:span text:style-name="T139">property</text:span> <text:span text:style-name="T153">name</text:span><text:span text:style-name="T13">=</text:span><text:span text:style-name="T97">"propriedade1"</text:span> <text:span text:style-name="T153">value</text:span><text:span text:style-name="T13">=</text:span><text:span text:style-name="T97">"valor da propriedade1"</text:span> <text:span text:style-name="T126">/&gt;</text:span></text:p>
      <text:p text:style-name="P85"><text:span text:style-name="T13"><text:s text:c="6"/></text:span><text:span text:style-name="T126">&lt;/</text:span><text:span text:style-name="T139">config-property</text:span><text:span text:style-name="T126">&gt;</text:span></text:p>
      <text:p text:style-name="P37"/>
      <text:p text:style-name="P85"><text:span text:style-name="T29"><text:tab/>Observe que foi usada uma nova tag dentro da tag </text:span><text:span text:style-name="T33">&lt;config-property&gt;</text:span><text:span text:style-name="T29">. Ela serve para definir propriedades de inicialização e parâmetros de construtor de propriedades de configuração. A tag </text:span><text:span text:style-name="T33">&lt;property&gt;</text:span><text:span text:style-name="T29"> pode ser usada o número ilimitado de vezes dentro da tag </text:span><text:span text:style-name="T33">&lt;config-property&gt;</text:span><text:span text:style-name="T29"> de acordo com a necessidade. Neste caso a utilizamos uma única vez, para definir o </text:span><text:span text:style-name="T33">set</text:span><text:span text:style-name="T29"> da String '</text:span><text:span text:style-name="T33">valor da propriedade1' </text:span><text:span text:style-name="T29">na propriedade de nome </text:span><text:span text:style-name="T33">propriedade1 </text:span><text:span text:style-name="T29">na instância do objeto do tipo </text:span><text:span text:style-name="T33">com.aplicacao.Exemplo</text:span><text:span text:style-name="T29"> para a chave de </text:span><text:soft-page-break/><text:span text:style-name="T29">configuração </text:span><text:span text:style-name="T33">Exemplo. </text:span><text:span text:style-name="T29">A propriedade </text:span><text:span text:style-name="T33">propriedade1 </text:span><text:span text:style-name="T29">será setada no momento da criação do objeto <text:s text:c="2"/></text:span><text:span text:style-name="T33">com.aplicacao.Exemplo. </text:span><text:span text:style-name="T29">Se tivéssemos uma </text:span><text:span text:style-name="T33">propriedade2, </text:span><text:span text:style-name="T29">bastaria declarar uma outra tag </text:span><text:span text:style-name="T33">&lt;property&gt;</text:span><text:span text:style-name="T29"> dentro de </text:span><text:span text:style-name="T33">&lt;config-property&gt;</text:span><text:span text:style-name="T29"> da mesma forma que a </text:span><text:span text:style-name="T33">propriedade1.</text:span></text:p>
      <text:p text:style-name="P147"/>
      <text:list xml:id="list34411154" text:style-name="L5">
        <text:list-item>
          <text:p text:style-name="P159">Definindo a inicialização de propriedades do tipo List ou Array dentro de uma propriedade de configuração</text:p>
        </text:list-item>
      </text:list>
      <text:p text:style-name="P147"/>
      <text:p text:style-name="P85"><text:span text:style-name="T33"><text:tab/></text:span><text:span text:style-name="T29">Suponha agora que tivéssemos então as </text:span><text:span text:style-name="T33">propriedade2 </text:span><text:span text:style-name="T29">e </text:span><text:span text:style-name="T33">propriedade3 </text:span><text:span text:style-name="T29">e estas fossem respectivamente uma </text:span><text:span text:style-name="T33">List </text:span><text:span text:style-name="T29">e um </text:span><text:span text:style-name="T33">Array</text:span><text:span text:style-name="T29"> e ambas de String. Esta tag fornece a flexibilidade de inicialização de listas e arrays de Strings diretamente pelo XML de configuração. Abaixo é mostrado como ficaria a tag </text:span><text:span text:style-name="T33">&lt;config-property&gt; </text:span><text:span text:style-name="T29">com a inicialização destas duas propriedades.</text:span></text:p>
      <text:p text:style-name="P37"/>
      <text:p text:style-name="P85"><text:span text:style-name="T29"><text:s text:c="7"/></text:span><text:span text:style-name="T134">&lt;</text:span><text:span text:style-name="T147">config-property</text:span><text:span text:style-name="T56"> </text:span><text:span text:style-name="T157">name</text:span><text:span text:style-name="T56">=</text:span><text:span text:style-name="T98">"exemplo"</text:span><text:span text:style-name="T56"> </text:span><text:span text:style-name="T157">value</text:span><text:span text:style-name="T56">=</text:span><text:span text:style-name="T98">"com.aplicacao.Exemplo"</text:span><text:span text:style-name="T134">&gt;</text:span></text:p>
      <text:p text:style-name="P85"><text:span text:style-name="T13"><text:s text:c="6"/></text:span><text:span text:style-name="T126">&lt;</text:span><text:span text:style-name="T139">property</text:span> <text:span text:style-name="T153">name</text:span><text:span text:style-name="T13">=</text:span><text:span text:style-name="T97">"propriedade1"</text:span> <text:span text:style-name="T153">value</text:span><text:span text:style-name="T13">=</text:span><text:span text:style-name="T97">"valor da propriedade1"</text:span> <text:span text:style-name="T126">/&gt;</text:span></text:p>
      <text:p text:style-name="P85"><text:span text:style-name="T13"><text:s text:c="6"/></text:span><text:span text:style-name="T126">&lt;</text:span><text:span text:style-name="T139">property</text:span> <text:span text:style-name="T153">name</text:span><text:span text:style-name="T13">=</text:span><text:span text:style-name="T97">"propriedade2"</text:span><text:span text:style-name="T126">&gt;</text:span></text:p>
      <text:p text:style-name="P85"><text:span text:style-name="T13"><text:s text:c="9"/></text:span><text:span text:style-name="T126">&lt;</text:span><text:span text:style-name="T139">list</text:span><text:span text:style-name="T126">&gt;</text:span></text:p>
      <text:p text:style-name="P65"><text:s text:c="12"/><text:span text:style-name="T176">exemplo</text:span> list string 1;</text:p>
      <text:p text:style-name="P65"><text:s text:c="12"/><text:span text:style-name="T176">exemplo</text:span> list string 2;</text:p>
      <text:p text:style-name="P65"><text:s text:c="12"/><text:span text:style-name="T176">exemplo</text:span> list string 3;</text:p>
      <text:p text:style-name="P65"><text:s text:c="12"/><text:span text:style-name="T176">exemplo</text:span> list string N;</text:p>
      <text:p text:style-name="P85"><text:span text:style-name="T13"><text:s text:c="9"/></text:span><text:span text:style-name="T126">&lt;/</text:span><text:span text:style-name="T139">list</text:span><text:span text:style-name="T126">&gt;</text:span></text:p>
      <text:p text:style-name="P85"><text:span text:style-name="T13"><text:s text:c="6"/></text:span><text:span text:style-name="T126">&lt;/</text:span><text:span text:style-name="T139">property</text:span><text:span text:style-name="T126">&gt;</text:span></text:p>
      <text:p text:style-name="P85"><text:span text:style-name="T13"><text:s text:c="6"/></text:span><text:span text:style-name="T126">&lt;</text:span><text:span text:style-name="T139">property</text:span> <text:span text:style-name="T153">name</text:span><text:span text:style-name="T13">=</text:span><text:span text:style-name="T97">"propriedade3"</text:span><text:span text:style-name="T126">&gt;</text:span></text:p>
      <text:p text:style-name="P85"><text:span text:style-name="T13"><text:s text:c="9"/></text:span><text:span text:style-name="T126">&lt;</text:span><text:span text:style-name="T139">array</text:span><text:span text:style-name="T126">&gt;</text:span></text:p>
      <text:p text:style-name="P65"><text:s text:c="12"/><text:span text:style-name="T176">exemplo</text:span> array string 1;</text:p>
      <text:p text:style-name="P65"><text:s text:c="12"/><text:span text:style-name="T176">exemplo</text:span> array string 2;</text:p>
      <text:p text:style-name="P65"><text:s text:c="12"/><text:span text:style-name="T176">exemplo</text:span> array string 3;</text:p>
      <text:p text:style-name="P65"><text:s text:c="12"/><text:span text:style-name="T176">exemplo</text:span> array string N;</text:p>
      <text:p text:style-name="P85"><text:span text:style-name="T13"><text:s text:c="9"/></text:span><text:span text:style-name="T126">&lt;/</text:span><text:span text:style-name="T139">array</text:span><text:span text:style-name="T126">&gt;</text:span></text:p>
      <text:p text:style-name="P85"><text:span text:style-name="T13"><text:s text:c="6"/></text:span><text:span text:style-name="T126">&lt;/</text:span><text:span text:style-name="T139">property</text:span><text:span text:style-name="T126">&gt;</text:span></text:p>
      <text:p text:style-name="P85"><text:span text:style-name="T13"><text:s text:c="3"/></text:span><text:span text:style-name="T126">&lt;/</text:span><text:span text:style-name="T139">config-property</text:span><text:span text:style-name="T126">&gt;</text:span></text:p>
      <text:p text:style-name="P103"/>
      <text:p text:style-name="P85"><text:span text:style-name="T126"><text:tab/></text:span><text:span text:style-name="T29">No trecho acima agora definimos duas novas propriedades </text:span><text:span text:style-name="T33">propriedade2 </text:span><text:span text:style-name="T29">e </text:span><text:span text:style-name="T33">propriedade3. </text:span><text:span text:style-name="T29">A primeira é uma </text:span><text:span text:style-name="T33">List </text:span><text:span text:style-name="T29">e a segunda um </text:span><text:span text:style-name="T33">Array.</text:span><text:span text:style-name="T29"> Observe que agora temos duas novas tags para serem usadas dentro da tag </text:span><text:span text:style-name="T33">&lt;property&gt;, </text:span><text:span text:style-name="T29">as tags </text:span><text:span text:style-name="T33">&lt;list&gt; </text:span><text:span text:style-name="T29">e </text:span><text:span text:style-name="T33">&lt;array&gt;.</text:span><text:span text:style-name="T29"> A primeira define uma lista e a segunda um array, ambos de Strings. Os valores de cada uma dessas tags são definidos com o conteúdo entre a tag de abertura e fechamento onde cada elemento da </text:span><text:span text:style-name="T33">List</text:span><text:span text:style-name="T29"> ou </text:span><text:span text:style-name="T33">Array</text:span><text:span text:style-name="T29"> é separado por um carácter </text:span><text:span text:style-name="T33">';'</text:span><text:span text:style-name="T29">. Dentro da tag </text:span><text:span text:style-name="T33">&lt;property&gt;</text:span><text:span text:style-name="T29"> se tem a flexibilidade de usar qualquer um dos dois tipos sendo que nunca os dois ao mesmo tempo dentro da mesma </text:span><text:span text:style-name="T33">&lt;property&gt;.</text:span></text:p>
      <text:p text:style-name="P147"/>
      <text:list xml:id="list34424343" text:style-name="L6">
        <text:list-item>
          <text:p text:style-name="P160">Inicialização propriedades de configuração usando um construtor específico</text:p>
        </text:list-item>
      </text:list>
      <text:p text:style-name="P147"/>
      <text:p text:style-name="P85"><text:span text:style-name="T33"><text:tab/></text:span><text:span text:style-name="T29">Agora suponhamos que a nossa classe </text:span><text:span text:style-name="T33">Exemplo</text:span><text:span text:style-name="T29"> tenha um construtor que recebe uma String e uma coleção de Strings e queiramos usar este construtor para a criação do objeto </text:span><text:span text:style-name="T33">Exemplo </text:span><text:span text:style-name="T29">transformando a nossa definição da </text:span><text:span text:style-name="T33">propriedade1</text:span><text:span text:style-name="T29"> e </text:span><text:span text:style-name="T33">propriedade2</text:span><text:span text:style-name="T29"> em parâmetros para o construtor. Suponha também que <text:s/>ainda assim queiramos setar a propriedade </text:span><text:span text:style-name="T33">propriedade3</text:span><text:span text:style-name="T29"> da mesma forma que o exemplo anterior. A nossa nova definição da tag </text:span><text:span text:style-name="T33">&lt;config-property&gt;</text:span><text:span text:style-name="T29"> ficaria da seguinte forma:</text:span></text:p>
      <text:p text:style-name="P37"/>
      <text:p text:style-name="P37"/>
      <text:p text:style-name="P37"/>
      <text:p text:style-name="P37"/>
      <text:p text:style-name="P37"/>
      <text:p text:style-name="P37"/>
      <text:p text:style-name="P85"><text:soft-page-break/><text:span text:style-name="T29"><text:s text:c="6"/></text:span><text:span text:style-name="T134">&lt;</text:span><text:span text:style-name="T147">config-property</text:span><text:span text:style-name="T56"> </text:span><text:span text:style-name="T157">name</text:span><text:span text:style-name="T56">=</text:span><text:span text:style-name="T98">"exemplo"</text:span><text:span text:style-name="T56"> </text:span><text:span text:style-name="T157">value</text:span><text:span text:style-name="T56">=</text:span><text:span text:style-name="T98">"com.aplicacao.Exemplo"</text:span><text:span text:style-name="T134">&gt;</text:span></text:p>
      <text:p text:style-name="P85"><text:span text:style-name="T13"><text:s text:c="6"/></text:span><text:span text:style-name="T126">&lt;</text:span><text:span text:style-name="T139">property</text:span> <text:span text:style-name="T153">value</text:span><text:span text:style-name="T13">=</text:span><text:span text:style-name="T97">"valor da propriedade1"</text:span> <text:span text:style-name="T153">constructor-arg</text:span><text:span text:style-name="T13">=</text:span><text:span text:style-name="T97">"true"</text:span> <text:span text:style-name="T126">/&gt;</text:span></text:p>
      <text:p text:style-name="P85"><text:span text:style-name="T13"><text:s text:c="6"/></text:span><text:span text:style-name="T126">&lt;</text:span><text:span text:style-name="T139">property</text:span> <text:span text:style-name="T153">constructor-arg</text:span><text:span text:style-name="T13">=</text:span><text:span text:style-name="T97">"true"</text:span><text:span text:style-name="T126">&gt;</text:span></text:p>
      <text:p text:style-name="P85"><text:span text:style-name="T13"><text:s text:c="9"/></text:span><text:span text:style-name="T126">&lt;</text:span><text:span text:style-name="T139">list</text:span><text:span text:style-name="T126">&gt;</text:span></text:p>
      <text:p text:style-name="P65"><text:s text:c="12"/><text:span text:style-name="T176">exemplo</text:span> list string 1;</text:p>
      <text:p text:style-name="P65"><text:s text:c="12"/><text:span text:style-name="T176">exemplo</text:span> list string 2;</text:p>
      <text:p text:style-name="P65"><text:s text:c="12"/><text:span text:style-name="T176">exemplo</text:span> list string 3;</text:p>
      <text:p text:style-name="P65"><text:s text:c="12"/><text:span text:style-name="T176">exemplo</text:span> list string N;</text:p>
      <text:p text:style-name="P85"><text:span text:style-name="T13"><text:s text:c="9"/></text:span><text:span text:style-name="T126">&lt;/</text:span><text:span text:style-name="T139">list</text:span><text:span text:style-name="T126">&gt;</text:span></text:p>
      <text:p text:style-name="P85"><text:span text:style-name="T13"><text:s text:c="6"/></text:span><text:span text:style-name="T126">&lt;/</text:span><text:span text:style-name="T139">property</text:span><text:span text:style-name="T126">&gt;</text:span></text:p>
      <text:p text:style-name="P85"><text:span text:style-name="T13"><text:s text:c="6"/></text:span><text:span text:style-name="T126">&lt;</text:span><text:span text:style-name="T139">property</text:span> <text:span text:style-name="T153">name</text:span><text:span text:style-name="T13">=</text:span><text:span text:style-name="T97">"propriedade3"</text:span><text:span text:style-name="T126">&gt;</text:span></text:p>
      <text:p text:style-name="P85"><text:span text:style-name="T13"><text:s text:c="9"/></text:span><text:span text:style-name="T126">&lt;</text:span><text:span text:style-name="T139">array</text:span><text:span text:style-name="T126">&gt;</text:span></text:p>
      <text:p text:style-name="P65"><text:s text:c="12"/><text:span text:style-name="T176">exemplo</text:span> list string 1;</text:p>
      <text:p text:style-name="P65"><text:s text:c="12"/><text:span text:style-name="T176">exemplo</text:span> list string 2;</text:p>
      <text:p text:style-name="P65"><text:s text:c="12"/><text:span text:style-name="T176">exemplo</text:span> list string 3;</text:p>
      <text:p text:style-name="P65"><text:s text:c="12"/><text:span text:style-name="T176">exemplo</text:span> list string N;</text:p>
      <text:p text:style-name="P85"><text:span text:style-name="T13"><text:s text:c="9"/></text:span><text:span text:style-name="T126">&lt;/</text:span><text:span text:style-name="T139">array</text:span><text:span text:style-name="T126">&gt;</text:span></text:p>
      <text:p text:style-name="P85"><text:span text:style-name="T13"><text:s text:c="6"/></text:span><text:span text:style-name="T126">&lt;/</text:span><text:span text:style-name="T139">property</text:span><text:span text:style-name="T126">&gt;</text:span></text:p>
      <text:p text:style-name="P85"><text:span text:style-name="T13"><text:s text:c="3"/></text:span><text:span text:style-name="T126">&lt;/</text:span><text:span text:style-name="T139">config-property</text:span><text:span text:style-name="T126">&gt;</text:span></text:p>
      <text:p text:style-name="P37"/>
      <text:p text:style-name="P85"><text:span text:style-name="T29"><text:tab/>Observe que o que mudou neste exemplo foi que a tag que definiam as propriedades </text:span><text:span text:style-name="T33">propriedade1 </text:span><text:span text:style-name="T29">e </text:span><text:span text:style-name="T33">propriedade2</text:span><text:span text:style-name="T29"> agora não tem mais definidos seus atributos </text:span><text:span text:style-name="T33">nome, </text:span><text:span text:style-name="T29">pois agora são parâmetros de construtor e agora ao invés disto estas tags tem a propriedade </text:span><text:span text:style-name="T33">constructor-arg</text:span><text:span text:style-name="T29"> definido para </text:span><text:span text:style-name="T33">'true'</text:span><text:span text:style-name="T29">, indicando que estes serão atributos de construtor. Então o construtor que o framework buscaria para criar a instancia de </text:span><text:span text:style-name="T33">Exemplo </text:span><text:span text:style-name="T29">seria:</text:span></text:p>
      <text:p text:style-name="P37"/>
      <text:p text:style-name="P37"><text:tab/>public Exemplo(String,List&lt;String&gt;)</text:p>
      <text:p text:style-name="P37"/>
      <text:p text:style-name="P85"><text:span text:style-name="T29"><text:tab/>Após a chamada a este construtor e a criação da instancia, a propriedade </text:span><text:span text:style-name="T33">propriedade3</text:span><text:span text:style-name="T29"> seria setada com o </text:span><text:span text:style-name="T33">Array de String </text:span><text:span text:style-name="T29">definido.</text:span></text:p>
      <text:p text:style-name="P37"><text:tab/></text:p>
      <text:p text:style-name="P88"><text:span text:style-name="T52"><text:tab/>3.3.2.2 – <text:s/>Inicializando </text:span><text:span text:style-name="T53">CoreContext</text:span><text:span text:style-name="T52"> usando configuração XML</text:span></text:p>
      <text:p text:style-name="P39"/>
      <text:p text:style-name="P88"><text:span text:style-name="T29"><text:s/><text:tab/>Abaixo é mostrado o mesmo processo de configuração do </text:span><text:span text:style-name="T33">CORE</text:span><text:span text:style-name="T29"> só que usando o XML. Para este exemplo vamos considerar que o XML acima esteja no pacote </text:span><text:span text:style-name="T33">org.lindbergframework.configuracao </text:span><text:span text:style-name="T29">e que o nome do XML é </text:span><text:span text:style-name="T33">lindberg-config.xml </text:span><text:span text:style-name="T29">seguindo o nome do schema.</text:span></text:p>
      <text:p text:style-name="P35"/>
      <text:p text:style-name="P74">XmlCoreConfiguration coreConfiguration = </text:p>
      <text:p text:style-name="P88"><text:span text:style-name="T56"><text:s text:c="11"/></text:span><text:span text:style-name="T123">new</text:span><text:span text:style-name="T56"> ClassPathXmlCoreConfiguration(</text:span><text:span text:style-name="T100">"org/lindbergframework/configuracao/lindberg-config.xml"</text:span><text:span text:style-name="T56">);</text:span></text:p>
      <text:p text:style-name="P87"><text:span text:style-name="T13">CoreContext.</text:span><text:span text:style-name="T61">getInstance</text:span><text:span text:style-name="T13">().loadConfiguration(coreConfiguration);</text:span></text:p>
      <text:p text:style-name="P73"/>
      <text:p text:style-name="P35"><text:tab/>Os dois exemplos resultarão na seguinte saída no console informando o status de configuração do framework:</text:p>
      <text:p text:style-name="P35"/>
      <text:p text:style-name="P92"><text:tab/>INFO: Initializing Lindberg Core Context</text:p>
      <text:p text:style-name="P92"><text:tab/>INFO: Lindberg Core Context initialized</text:p>
      <text:p text:style-name="P92"/>
      <text:p text:style-name="P85"><text:span text:style-name="T165"><text:tab/></text:span><text:span text:style-name="T29">Neste último exemplo observe que foi utilizada a classe </text:span><text:span text:style-name="T42">ClassPathXmlCoreConfiguration</text:span><text:span text:style-name="T29"> para criar a configuração. Essa classe é uma extensão natural de </text:span><text:span text:style-name="T33">XmlCoreConfiguration</text:span><text:span text:style-name="T29"> para trabalhar com um arquivo de configuração que está dentro do class path do projeto. Os dois exemplos mostrados ao final configuram o framework a partir de:</text:span></text:p>
      <text:p text:style-name="P35"/>
      <text:p text:style-name="P86"><text:span text:style-name="T56">CoreContext.</text:span><text:span text:style-name="T60">getInstance</text:span><text:span text:style-name="T56">().loadConfiguration(coreConfiguration);</text:span></text:p>
      <text:p text:style-name="P71"/>
      <text:p text:style-name="P71"/>
      <text:p text:style-name="P86"><text:soft-page-break/><text:span text:style-name="T21"><text:s text:c="6"/></text:span><text:span text:style-name="T29">A partir daí o core do framework está configurado e podemos por exemplo obter uma instância de um bean a partir da fábrica. Supondo que no pacote </text:span><text:span text:style-name="T33">org.lindbergframework.exemplo.beans </text:span><text:span text:style-name="T29">tenha um bean cujo ID seja “</text:span><text:span text:style-name="T33">pessoaDAO”</text:span><text:span text:style-name="T29"> então podemos obter uma instância desse bean chamando a BeanFactory como demonstrado a seguir, isso só pode ser feito após claro a devida configuração do CORE.</text:span></text:p>
      <text:p text:style-name="P35"/>
      <text:p text:style-name="P89"><text:span text:style-name="T56">IPessoaDAO</text:span><text:span text:style-name="T56"> pessoaDAO = CoreContext.</text:span><text:span text:style-name="T60">getInstance</text:span><text:span text:style-name="T56">().getBeanFactory().</text:span><text:span text:style-name="T56">getBean</text:span><text:span text:style-name="T56">(</text:span><text:span text:style-name="T100">"pessoaDAO"</text:span><text:span text:style-name="T56">);</text:span></text:p>
      <text:p text:style-name="P74"/>
      <text:p text:style-name="P88"><text:span text:style-name="T56"><text:tab/></text:span><text:span text:style-name="T29">Todo o funcionamento do mecanismo de injeção de dependência será detalhado mais a frente. Aqui foi demonstrado apenas como exemplo do uso da configuração na prática.</text:span></text:p>
      <text:p text:style-name="P35"/>
      <text:p text:style-name="P88"><text:span text:style-name="T51"><text:tab/></text:span><text:span text:style-name="T52">3.3.2.3 – <text:s/>Uso do carácter '#' no XML para definir métodos getters estáticos e <text:tab/>propriedades estáticas</text:span></text:p>
      <text:p text:style-name="P54"/>
      <text:p text:style-name="P88"><text:span text:style-name="T51"><text:tab/></text:span><text:span text:style-name="T29">Imagine que você quer por algum motivo que o framework chame um método </text:span><text:span text:style-name="T33">'get'</text:span><text:span text:style-name="T29"> seu para obter a </text:span><text:span text:style-name="T29">instância da implementação de </text:span><text:span text:style-name="T33">BeanFactory</text:span><text:span text:style-name="T29"> a ser usada, imagine que você queira isso pois por algum motivo você precise fazer algum processamento nesse método </text:span><text:span text:style-name="T33">'get' </text:span><text:span text:style-name="T29">para efetuar alguma customização, registro de log, enfim. Ou imagine ainda que por algum motivo você quer que a String com pacote base, onde o framework encontrará os beans que farão parte do contexto de </text:span><text:span text:style-name="T33">'inversão de controle'</text:span><text:span text:style-name="T29"> de modo que a criação, injeção de dependência desses é por conta do framework, esteja em numa constante em uma de suas classes de modo que você possa usá-la em outros lugares no seu projeto centralizando esse atributo na forma de uma constante. </text:span></text:p>
      <text:p text:style-name="P35"/>
      <text:p text:style-name="P88"><text:span text:style-name="T29"><text:tab/>Para estes casos o framework provê o recurso de usar o carácter coringa </text:span><text:span text:style-name="T33">'#'</text:span><text:span text:style-name="T29">. O uso desse carácter antes da definição de um valor de uma propriedade no arquivo XML de configuração informa que o valor real daquela propriedade será obtido através da chamada ao método </text:span><text:span text:style-name="T33">'get' </text:span><text:span text:style-name="T29">estático e público ou da constante também estática e pública definidos na String ao qual o carácter </text:span><text:span text:style-name="T33">'#'</text:span><text:span text:style-name="T29"> é fixado.</text:span></text:p>
      <text:p text:style-name="P35"/>
      <text:p text:style-name="P88"><text:span text:style-name="T29"><text:tab/></text:span><text:span text:style-name="T31">Isso só é possível para propriedades e métodos que são estáticos e públicos e nos casos do <text:tab/>método que seja um método seguindo o padrão de nomenclatura de métodos </text:span><text:span text:style-name="T36">getter, </text:span><text:span text:style-name="T31">não sendo <text:tab/>para este último caso necessário preceder o nome do método no XML com 'get' pois o <text:tab/>framework já busca o método adequado baseado no padrão de nomenclatura. </text:span></text:p>
      <text:p text:style-name="P35"/>
      <text:p text:style-name="P88"><text:span text:style-name="T29"><text:tab/>Por exemplo, se quiséssemos que as duas propriedades mostradas anteriormente para o </text:span><text:span text:style-name="T33">CORE</text:span><text:span text:style-name="T29"> fossem obtidas agora da seguinte forma:</text:span></text:p>
      <text:p text:style-name="P35"/>
      <text:p text:style-name="P88"><text:span text:style-name="T29"><text:tab/>- </text:span><text:span text:style-name="T33">di-basepackage: </text:span><text:span text:style-name="T29">A partir de uma constante estática e pública chamada </text:span><text:span text:style-name="T33">BASEPACKAGE</text:span><text:span text:style-name="T29"> na classe <text:tab/></text:span><text:span text:style-name="T33">com.soft.MyConstants</text:span><text:span text:style-name="T29">;</text:span></text:p>
      <text:p text:style-name="P88"><text:span text:style-name="T29"><text:tab/>- </text:span><text:span text:style-name="T33">BeanFactory: </text:span><text:span text:style-name="T29">A partir de um método getter público e estático chamado </text:span><text:span text:style-name="T33">getMyBeanFactory</text:span><text:span text:style-name="T29"> na <text:tab/>classe </text:span><text:span text:style-name="T33">com.soft.MyFactoryConfiguration</text:span><text:span text:style-name="T29">.</text:span></text:p>
      <text:p text:style-name="P35"/>
      <text:p text:style-name="P35"><text:tab/>Então a nova configuração seria:</text:p>
      <text:p text:style-name="P35"/>
      <text:p text:style-name="P88"><text:span text:style-name="T29"><text:tab/></text:span><text:span text:style-name="T134">&lt;</text:span><text:span text:style-name="T147">core</text:span><text:span text:style-name="T134">&gt;</text:span></text:p>
      <text:p text:style-name="P87"><text:span text:style-name="T13"><text:s text:c="10"/></text:span><text:span text:style-name="T126">&lt;</text:span><text:span text:style-name="T139">config-property</text:span> <text:span text:style-name="T153">name</text:span><text:span text:style-name="T13">=</text:span><text:span text:style-name="T97">"lindberg.core.di-basepackage"</text:span> <text:s/><text:tab/><text:tab/><text:tab/><text:tab/><text:tab/><text:tab/><text:tab/><text:tab/><text:span text:style-name="T153">value</text:span><text:span text:style-name="T13">=</text:span><text:span text:style-name="T97">"#com.soft.MyConstants.BASEPACKAGE"</text:span><text:span text:style-name="T126">/&gt;</text:span></text:p>
      <text:p text:style-name="P87"><text:span text:style-name="T13"><text:s text:c="10"/></text:span><text:span text:style-name="T126">&lt;</text:span><text:span text:style-name="T139">config-property</text:span> <text:span text:style-name="T153">name</text:span><text:span text:style-name="T13">=</text:span><text:span text:style-name="T97">"lindberg.core.beanfactory"</text:span> <text:s text:c="3"/><text:tab/><text:tab/><text:tab/> <text:s text:c="22"/><text:tab/><text:tab/><text:span text:style-name="T153">value</text:span><text:span text:style-name="T13">=</text:span><text:span text:style-name="T97">"#com.soft.MyFactoryConfiguration.myBeanFactory"</text:span><text:span text:style-name="T126">/&gt; </text:span></text:p>
      <text:p text:style-name="P88"><text:span text:style-name="T135"><text:tab/></text:span><text:span text:style-name="T128">&lt;/</text:span><text:span text:style-name="T141">core</text:span><text:span text:style-name="T128">&gt;</text:span></text:p>
      <text:p text:style-name="P102"/>
      <text:p text:style-name="P88"><text:span text:style-name="T128"><text:tab/></text:span><text:span text:style-name="T29">Observe que agora os valores das propriedades estão precedidos do carácter </text:span><text:span text:style-name="T33">'#'. </text:span><text:span text:style-name="T29">Observe que o valor </text:span><text:soft-page-break/><text:span text:style-name="T29">da propriedade </text:span><text:span text:style-name="T33">beanFactory,</text:span><text:span text:style-name="T29"> que aponta para um método '</text:span><text:span text:style-name="T33">get'</text:span><text:span text:style-name="T29">, não contém o prefixo 'get' ou seja o nome completo do método </text:span><text:span text:style-name="T33">'getMyBeanFactory'</text:span><text:span text:style-name="T29"> e sim apenas </text:span><text:span text:style-name="T33">'myBeanFactory'. </text:span><text:span text:style-name="T29">Isso pode ser feito pois o framework por padrão vai buscar o método </text:span><text:span text:style-name="T33">'get'</text:span><text:span text:style-name="T29">, seguindo os padões de nomenclatura, fazendo </text:span><text:span text:style-name="T33">'get'</text:span><text:span text:style-name="T29"> + </text:span><text:span text:style-name="T33">'MyBeanFactory'</text:span><text:span text:style-name="T29"> e invoca o método </text:span><text:span text:style-name="T33">'getMyBeanFactory'.</text:span><text:span text:style-name="T29"> Da mesma forma caso deseje informar diretamente o nome do método o framework percebe e o invoca da mesma forma. Seguindo este pensamento a definição da propriedade </text:span><text:span text:style-name="T33">beanFactory</text:span><text:span text:style-name="T29"> poderia ser feita sem nenhuma mudança no processamento da seguinte forma:</text:span></text:p>
      <text:p text:style-name="P35"/>
      <text:p text:style-name="P87"><text:span text:style-name="T56"><text:s text:c="10"/></text:span><text:span text:style-name="T134">&lt;</text:span><text:span text:style-name="T147">config-property</text:span><text:span text:style-name="T56"> </text:span><text:span text:style-name="T157">name</text:span><text:span text:style-name="T56">=</text:span><text:span text:style-name="T98">"lindberg.core.beanfactory"</text:span><text:span text:style-name="T56"> <text:s text:c="3"/><text:tab/><text:tab/><text:tab/> <text:s text:c="22"/><text:tab/><text:tab/></text:span><text:span text:style-name="T157">value</text:span><text:span text:style-name="T56">=</text:span><text:span text:style-name="T98">"#com.soft.MyFactoryConfiguration.getMyBeanFactory"</text:span><text:span text:style-name="T134">/&gt; </text:span></text:p>
      <text:p text:style-name="P35"/>
      <text:p text:style-name="P88"><text:span text:style-name="T29"><text:tab/>Agora informamos diretamente o nome completo do método </text:span><text:span text:style-name="T33">getMyBeanFactory</text:span><text:span text:style-name="T29">. O framework vai detectar que isso foi feito e não fará nenhuma conversão de nomenclatura, invocando diretamente o método informando.</text:span></text:p>
      <text:p text:style-name="P88"><text:span text:style-name="T29"><text:tab/></text:span><text:span text:style-name="T31">Apenas métodos e propriedades ambos públicos e estáticos podem ser usados com '</text:span><text:span text:style-name="T36">#'.</text:span></text:p>
      <text:p text:style-name="P148"/>
      <text:p text:style-name="P56"><text:tab/><text:tab/>3.3.3 – <text:s/>Configurando em aplicações WEB</text:p>
      <text:p text:style-name="P53"/>
      <text:p text:style-name="P82"><text:span text:style-name="T56"><text:tab/><text:tab/>Até agora para configurar o framework, através de seu módulo principal, o CORE, seja programaticamente, via XML, ou qualquer outra implementação seja em nosso código seja a partir de um método </text:span><text:span text:style-name="T60">main, </text:span><text:span text:style-name="T56">seja a partir de uma classe que recebe essa responsabilidade ou qualquer outra estrutura temos que chamar sempre </text:span><text:span text:style-name="T25">CoreContext.</text:span><text:span text:style-name="T26">getInstance</text:span><text:span text:style-name="T25">().loadConfiguration(coreConfiguration); </text:span><text:span text:style-name="T56">para configurar e inicializar o framework. Em uma aplicação WEB é comum que um framework forneça recursos para que a configuração seja feita de forma automática, sem precisar de nada programaticamente.</text:span></text:p>
      <text:p text:style-name="P82"><text:span text:style-name="T56"><text:tab/><text:tab/>Este recurso também é provido pelo lindbergframework através de um </text:span><text:span text:style-name="T60">ServletContextListener </text:span><text:span text:style-name="T56">e da definição de alguns </text:span><text:span text:style-name="T60">&lt;context-param&gt;</text:span><text:span text:style-name="T56"> no </text:span><text:span text:style-name="T60">Deployment Descriptor </text:span><text:span text:style-name="T56">(web.xml)</text:span><text:span text:style-name="T60"> </text:span><text:span text:style-name="T56">da aplicação. A partir daí quando o servidor for inicializado e a aplicação publicada o lindbergframework será automaticamente configurado baseado nas configurações passadas. </text:span></text:p>
      <text:p text:style-name="P34"/>
      <text:p text:style-name="P82"><text:span text:style-name="T56"><text:tab/><text:tab/>Essa configuração é muito simples. Baseia-se em declarar no </text:span><text:span text:style-name="T60">web.xml</text:span><text:span text:style-name="T56"> da aplicação o </text:span><text:span text:style-name="T60">ServletContextListener</text:span><text:span text:style-name="T56"> provido pelo lindbergframework para tal e definir os parâmetros (</text:span><text:span text:style-name="T60">&lt;context-param&gt;</text:span><text:span text:style-name="T56">) <text:s text:c="2"/>informando onde está o arquivo de configuração do framework e qual a implementação do parser de configuração a ser usado, se será Xml, Properties, Txt, seja lá qual for, sendo que para este último é esperado uma implementação de </text:span><text:span text:style-name="T60">WebCoreConfiguration</text:span><text:span text:style-name="T56">.</text:span></text:p>
      <text:p text:style-name="P34"/>
      <text:p text:style-name="P82"><text:span text:style-name="T56"><text:tab/><text:tab/>O lindbergframework já fornece uma implementação de </text:span><text:span text:style-name="T60">WebCoreConfiguration</text:span><text:span text:style-name="T56"> para configurações a partir de XML onde este arquivo esteja dentro do classpath do projeto: </text:span><text:span text:style-name="T60">WebClassPathXmlCoreConfiguration.</text:span></text:p>
      <text:p text:style-name="P44"/>
      <text:p text:style-name="P82"><text:span text:style-name="T60"><text:tab/><text:tab/></text:span><text:span text:style-name="T56">Abaixo é descrito um exemplo do que precisaria ser adicionado ao nosso </text:span><text:span text:style-name="T60">web.xml</text:span><text:span text:style-name="T56"> se fossemos usar o mesmo arquivo de configuração que usamos nos exemplos anteriores só que agora em um projeto WEB para configurar o framework de forma automática:</text:span></text:p>
      <text:p text:style-name="P34"/>
      <text:p text:style-name="P84"><text:span text:style-name="T56"><text:tab/> </text:span><text:span text:style-name="T128">&lt;</text:span><text:span text:style-name="T141">context-param</text:span><text:span text:style-name="T128">&gt;</text:span></text:p>
      <text:p text:style-name="P87"><text:span text:style-name="T13"><text:tab/></text:span><text:span text:style-name="T126">&lt;</text:span><text:span text:style-name="T139">param-name</text:span><text:span text:style-name="T126">&gt;</text:span><text:span text:style-name="T13">lindbergConfigLocation</text:span><text:span text:style-name="T126">&lt;/</text:span><text:span text:style-name="T139">param-name</text:span><text:span text:style-name="T126">&gt;</text:span></text:p>
      <text:p text:style-name="P87"><text:span text:style-name="T13"><text:tab/></text:span><text:span text:style-name="T126">&lt;</text:span><text:span text:style-name="T139">param-value</text:span><text:span text:style-name="T126">&gt;</text:span><text:span text:style-name="T56">org/lindbergframework/configuracao/lindberg-config.xml</text:span><text:span text:style-name="T126">&lt;/</text:span><text:span text:style-name="T139">param-value</text:span><text:span text:style-name="T126">&gt;</text:span></text:p>
      <text:p text:style-name="P87"><text:span text:style-name="T13"><text:s text:c="3"/></text:span><text:span text:style-name="T126">&lt;/</text:span><text:span text:style-name="T139">context-param</text:span><text:span text:style-name="T126">&gt;</text:span></text:p>
      <text:p text:style-name="P76"><text:s text:c="2"/></text:p>
      <text:p text:style-name="P87"><text:span text:style-name="T13"><text:s text:c="3"/></text:span><text:span text:style-name="T126">&lt;</text:span><text:span text:style-name="T139">context-param</text:span><text:span text:style-name="T126">&gt; </text:span><text:span text:style-name="T165">&lt;!--(ISTO É OPCIONAL)--&gt;</text:span></text:p>
      <text:p text:style-name="P87"><text:span text:style-name="T13"><text:tab/></text:span><text:span text:style-name="T126">&lt;</text:span><text:span text:style-name="T139">param-name</text:span><text:span text:style-name="T126">&gt;</text:span><text:span text:style-name="T13">lindbergConfigClass</text:span><text:span text:style-name="T126">&lt;/</text:span><text:span text:style-name="T139">param-name</text:span><text:span text:style-name="T126">&gt;</text:span></text:p>
      <text:p text:style-name="P87"><text:span text:style-name="T13"><text:tab/></text:span><text:span text:style-name="T126">&lt;</text:span><text:span text:style-name="T139">param-alue</text:span><text:span text:style-name="T126">&gt;</text:span><text:span text:style-name="T13">org.lindbergframework.core.context.WebClassPathXmlCoreConfiguration</text:span><text:span text:style-name="T126">&lt;/</text:span><text:span text:style-name="T139">param-value</text:span><text:span text:style-name="T126">&gt;</text:span></text:p>
      <text:p text:style-name="P87"><text:span text:style-name="T13"><text:s text:c="3"/></text:span><text:span text:style-name="T126">&lt;/</text:span><text:span text:style-name="T139">context-param</text:span><text:span text:style-name="T126">&gt;</text:span></text:p>
      <text:p text:style-name="P76"><text:soft-page-break/><text:s text:c="2"/></text:p>
      <text:p text:style-name="P87"><text:span text:style-name="T13"><text:s text:c="2"/></text:span><text:span text:style-name="T126">&lt;</text:span><text:span text:style-name="T139">listener</text:span><text:span text:style-name="T126">&gt; </text:span></text:p>
      <text:p text:style-name="P87"><text:span text:style-name="T13"><text:s text:c="4"/></text:span><text:span text:style-name="T126">&lt;</text:span><text:span text:style-name="T139">listener-class</text:span><text:span text:style-name="T126">&gt;</text:span><text:span text:style-name="T13">org.lindbergframework.web.context.LindbergConfigLoaderListener</text:span><text:span text:style-name="T126">&lt;/</text:span><text:span text:style-name="T139">listener-class</text:span><text:span text:style-name="T126">&gt;</text:span></text:p>
      <text:p text:style-name="P87"><text:span text:style-name="T13"><text:s text:c="2"/></text:span><text:span text:style-name="T126">&lt;/</text:span><text:span text:style-name="T139">listener</text:span><text:span text:style-name="T126">&gt;</text:span></text:p>
      <text:p text:style-name="P34"><text:s/></text:p>
      <text:p text:style-name="P82"><text:span text:style-name="T56"><text:tab/><text:tab/>No exemplo acima observe que adicionamos o </text:span><text:span text:style-name="T60">listener LindbergConfigLoaderListener,</text:span><text:span text:style-name="T56"> que é o </text:span><text:span text:style-name="T60">ServletContextListener </text:span><text:span text:style-name="T56">provido pelo lindbergframework e que sabe como configurar de forma automatizada o framework. Adicionamos o parâmetro </text:span><text:span text:style-name="T60">lindbergConfigLocation</text:span><text:span text:style-name="T56"> que é onde está o arquivo de configuração. Importante dizer que o arquivo não obrigatoriamente tem que ser um XML, isto depende do tipo de parser de configuração que você estiver usando, se eu tiver usando um parser para configurações definidas em um arquivo properties então este parâmetro apontaria para um arquivo properties, da mesma forma se eu criar minha própria implementação de </text:span><text:span text:style-name="T60">CoreConfiguration</text:span><text:span text:style-name="T56"> que trabalha com um arquivo TXT segundo uma formatação que eu criei então esse parâmetro vai apontar para um arquivo TXT que segue o padrão de formatação que eu defini. Para que haja essa flexibilidade é que é possível definir a implementação de </text:span><text:span text:style-name="T60">CoreConfiguration</text:span><text:span text:style-name="T56"> que deve ser usada através do parâmetro </text:span><text:span text:style-name="T60">lindbergConfigClass</text:span><text:span text:style-name="T56">.</text:span></text:p>
      <text:p text:style-name="P82"><text:span text:style-name="T56"><text:tab/><text:tab/>Observe que parâmetro </text:span><text:span text:style-name="T60">lindbergConfigClass</text:span><text:span text:style-name="T56"> neste exemplo está com um comentário dizendo que é </text:span><text:span text:style-name="T56">opcional. Este parâmetro tem um valor </text:span><text:span text:style-name="T60">default</text:span><text:span text:style-name="T56"> e na não declaração deste, o framework usa a implementação que está sendo usada de forma explicita neste exemplo: </text:span><text:span text:style-name="T60">WebClassPathXmlCoreConfiguration</text:span><text:span text:style-name="T56">.</text:span></text:p>
      <text:p text:style-name="P34"/>
      <text:p text:style-name="P34"><text:tab/><text:tab/>Passos:</text:p>
      <text:list xml:id="list34431178" text:style-name="L7">
        <text:list-item>
          <text:p text:style-name="P122"><text:span text:style-name="T27">Declarar o listener: <text:s/></text:span><text:span text:style-name="T15">org.lindbergframework.web.context.LindbergConfigLoaderListener</text:span></text:p>
        </text:list-item>
        <text:list-item>
          <text:p text:style-name="P125">Declarar os Parâmetros:</text:p>
          <text:list>
            <text:list-item>
              <text:p text:style-name="P132">lindbergConfigLocation: Local onde está o arquivo de configuração</text:p>
            </text:list-item>
            <text:list-item>
              <text:p text:style-name="P135"><text:span text:style-name="T43">lindbergConfigClass: Implementação de </text:span><text:span text:style-name="T50">CoreConfiguration</text:span><text:span text:style-name="T43"> que efetuará o parser da configuração. Quando não definido este parâmetro a implementação padrão, </text:span><text:span text:style-name="T50">WebClassPathXmlCoreConfiguration, </text:span><text:span text:style-name="T43">é usada.</text:span></text:p>
            </text:list-item>
          </text:list>
        </text:list-item>
      </text:list>
      <text:p text:style-name="P18"/>
      <text:p text:style-name="P29"><text:span text:style-name="T43"><text:tab/><text:tab/></text:span><text:span text:style-name="T27">A partir daí é só iniciar o servidor que o framework será configurado automáticamente.</text:span></text:p>
      <text:p text:style-name="P34"/>
      <text:p text:style-name="P60">4 – Injeção de Dependência e Inversão de Controle com o lindbergframework.</text:p>
      <text:p text:style-name="P53"/>
      <text:p text:style-name="P34"><text:tab/><text:tab/>Um conceito importante abordado por muitos frameworks consolidados na comunidade java, como o spring, é o de inversão de controle. Esse conceito propõe a transferência de responsabilidade para a criação de beans no projeto fazendo com que o controle sobre a criação, gerenciamento e injeção de dependências destes beans seja invertido para um mecanismo independente de seu projeto. Este mecanismo na maioria das vezes é um framework ou componente que é integrado ao projeto para fornecer essa gestão de beans.</text:p>
      <text:p text:style-name="P34"/>
      <text:p text:style-name="P34"><text:tab/><text:tab/>O lindbergframework precisa em muitos casos intervir e customizar a criação de beans para aplicar correta e eficientemente injeção de dependência nos mesmos. Uma outra necessidade de intervenção na criação de beans é para usar diversos tipos de proxies de aspecto para vários fins, como por exemplo no gerenciamento de transações via annotation. Para fazer isso é necessário que seja aplicado um proxy sobre o bean que gerenciará todo o processo de transação de forma transparente mas é necessário que o controle de criação dos beans seja invertido.</text:p>
      <text:p text:style-name="P34"/>
      <text:p text:style-name="P34"><text:tab/><text:tab/>Um framework já consolidado poderia ter sido adotado como o spring por exemplo mas isso obrigaria que todo projeto que usasse o lindbergframework também tivesse que usar o Spring. Para solucionar o problema um mecanismo de inversão de controle foi criado de forma independente e exclusiva para o lindbergframework. Caso você deseje mesmo assim usar spring em seu projeto o lindbergframework no médulo integration fornece integração com este framework. Isto será demonstrado mais a frente.</text:p>
      <text:p text:style-name="P34"><text:soft-page-break/></text:p>
      <text:p text:style-name="P56"><text:tab/><text:tab/>4.1 – Inversão de Controle na Prática</text:p>
      <text:p text:style-name="P34"/>
      <text:p text:style-name="P34"><text:tab/><text:tab/>O mecanismo de inversão de controle do lindbergframework é simples e baseia-se inicialmente no pacote base onde o Lindberg Dependency Injection Container (LDIC - Contêiner Lindberg de Injeção de Dependência), responsável por resolver todas as dependências de cada bean, deve procurar os beans. No exemplo anteriormente mostrado o pacote <text:span text:style-name="T72">org.lindbergframework.exemplo.*</text:span> foi definido, isso fará com que o LDIC crie seu contexto de beans visualizando apenas beans que estão dentro do escopo do pacote <text:span text:style-name="T72">org.lindbergframework.exemplo </text:span>ou sub pacotes deste já que o “.*” foi definido. Abaixo vão algumas regras para a definição do pacote base:</text:p>
      <text:p text:style-name="P34"/>
      <text:p text:style-name="P34"><text:tab/><text:tab/>1 – O pacote deve ser definido usando o carácter “.”;</text:p>
      <text:p text:style-name="P34"/>
      <text:p text:style-name="P34"><text:tab/><text:tab/>2 – Pacotes usando o carácter “/” como por exemplo “org/lindbergframework/xxx” são inválidos;</text:p>
      <text:p text:style-name="P34"/>
      <text:p text:style-name="P34"><text:tab/><text:tab/>3 – Para informar que o escopo se restrinja a um pacote único e específico e somente este basta definir o pacote sem “.*”. Por exemplo: <text:span text:style-name="T72">br.empresa.beans</text:span> define que apenas os beans dentro deste pacote serão visualizados. Qualquer bean dentro de um sub pacote deste não será encontrado como por exemplo um bean dentro de <text:span text:style-name="T72">br.empresa.beans.exemplo</text:span> não será visualizado;</text:p>
      <text:p text:style-name="P34"/>
      <text:p text:style-name="P34"><text:tab/><text:tab/>4 – Para definir que o escopo é um pacote e incluir no escopo todo e qualquer bean que esteja em algum sub pacote do pacote base, como no exemplo anterior <text:tab/><text:span text:style-name="T72">br.empresa.beans</text:span> como pacote base. Para que um bean dentro de <text:span text:style-name="T72">br.empresa.beans.exemplo</text:span> também sejá visualizado e incluído no contexto o pacote base deve ser definido usando ”.*” como a seguir:</text:p>
      <text:p text:style-name="P34"/>
      <text:p text:style-name="P34"><text:tab/><text:tab/> <text:s text:c="9"/><text:span text:style-name="T72">br.empresa.beans.*</text:span></text:p>
      <text:p text:style-name="P44"/>
      <text:p text:style-name="P34"><text:span text:style-name="T72"><text:tab/><text:tab/></text:span>5 – Também é possível definir um pacote base usando seus sub pacotes mais excluindo do contexto alguns sub pacotes que não se deseje que façam parte do contexto de beans. Por exemplo, vamos levar em consideração a seguinte estrutura de pacotes:</text:p>
      <text:p text:style-name="P34"/>
      <text:p text:style-name="P34"><text:tab/><text:tab/><text:tab/>br</text:p>
      <text:p text:style-name="P34"><text:tab/><text:tab/><text:tab/>br.empresa</text:p>
      <text:p text:style-name="P34"><text:tab/><text:tab/><text:tab/>br.empresa.beans</text:p>
      <text:p text:style-name="P34"><text:tab/><text:tab/><text:tab/>br.empresa.beans.exemplo</text:p>
      <text:p text:style-name="P34"><text:tab/><text:tab/><text:tab/>br.empresa.beans.schemas</text:p>
      <text:p text:style-name="P34"/>
      <text:p text:style-name="P34"><text:tab/><text:tab/>Se fosse desejável criar um contexto de beans onde o LDIC visualizasse beans dentro do pacote <text:span text:style-name="T72">br.empresa.beans</text:span> e seus sub pacotes mas que o pacote <text:span text:style-name="T72">br.empresa.beans.schemas</text:span> não fizesse parte do contexto. Para tal, é necessário definir o pacote ou pacotes que se deseja excluir do contexto usando o caráter “:”. Para este exemplo a string do pacote básico seria da seguinte forma:</text:p>
      <text:p text:style-name="P34"/>
      <text:p text:style-name="P41"><text:span text:style-name="T76"><text:tab/><text:tab/><text:tab/></text:span><text:span text:style-name="T102">br.empresa.beans:schemas.*</text:span></text:p>
      <text:p text:style-name="P95"/>
      <text:p text:style-name="P95"/>
      <text:p text:style-name="P53"><text:span text:style-name="T4"><text:tab/><text:tab/>O pacote definido dessa forma diz que o LDIC deve buscar beans no pacote </text:span><text:span text:style-name="T10">br.empresa.beans </text:span><text:span text:style-name="T4">e </text:span><text:span text:style-name="T4">todos os seus sub pacotes menos o sub pacote </text:span><text:span text:style-name="T10">schemas</text:span><text:span text:style-name="T4">. Todo e qualquer bean que estiver dentro de </text:span><text:span text:style-name="T10">br.empresa.beans.schemas</text:span><text:span text:style-name="T4"> os sub pacotes deste não será visualizado pelo LDIC.</text:span></text:p>
      <text:p text:style-name="P34"/>
      <text:p text:style-name="P34"><text:soft-page-break/></text:p>
      <text:p text:style-name="P56"><text:tab/><text:tab/>4.2 – Fábrica de Beans</text:p>
      <text:p text:style-name="P34"/>
      <text:p text:style-name="P53"><text:span text:style-name="T4"><text:tab/><text:tab/>A interface </text:span><text:span text:style-name="T10">BeanFactory </text:span><text:span text:style-name="T4">é fornecida pelo framework para definir as fábricas de beans que poderão trabalhar em conjunto com o LDIC. Uma classe que implementa essa interface deve fornecer instâncias de beans solicitados de acordo com um ID específico. Cada fábrica implementa a sua forma a forma como cada instância de bean é obtida bem como cada dependência desses beans é resolvida e injetada no bean. </text:span></text:p>
      <text:p text:style-name="P34"/>
      <text:p text:style-name="P53"><text:span text:style-name="T4"><text:tab/><text:tab/>Uma outra interface importante mas que não será abordada mais a fundo neste momento e que trabalha em conjunto com as fábricas de beans é a </text:span><text:span text:style-name="T10">BeanMapper. </text:span><text:span text:style-name="T4">Essa interface define um mapeador de beans de modo a fornecer meta dados a uma </text:span><text:span text:style-name="T10">BeanFactory</text:span><text:span text:style-name="T4"> de modo a com base nos metadados mapeados por um </text:span><text:span text:style-name="T10">BeanMapper</text:span><text:span text:style-name="T4"> a correta instãncia de um bean solicitado com base em um ID seja criado e retornado pela fábrica. </text:span></text:p>
      <text:p text:style-name="P34"/>
      <text:p text:style-name="P53"><text:span text:style-name="T4"><text:tab/><text:tab/>A classe abstrata </text:span><text:span text:style-name="T10">AbstractBeanFactory </text:span><text:span text:style-name="T4"><text:s/>que fornece recursos comuns ás fábricas de beans já contém um atributo </text:span><text:span text:style-name="T10">BeanMapper</text:span><text:span text:style-name="T4"> de modo a fornecer um mapeador de bean para as fábricas concretas.</text:span></text:p>
      <text:p text:style-name="P34"/>
      <text:p text:style-name="P56"><text:tab/><text:tab/>4.2.1 – Injeção de Dependências</text:p>
      <text:p text:style-name="P34"/>
      <text:p text:style-name="P34"><text:tab/><text:tab/>Fornecer um mecanismo para obtenção de instâncias de beans é um recurso importante mas imagine que temos uma classe chamada “A” que possui um dependência para uma classe “B” e esta última por sua vez possui uma dependência para “C”. Se solicitarmos uma instância de “A” é necessário que a instância de “A” venha preenchida com uma instância de “B” e “B” com uma instância de “C” de modo que todas as dependências diretas e indiretas de “A” estejam resolvidas e dessa forma “A” esteja pronto para ser usado. Isso deve ser feito de forma transparente pelo mecanismo de inversão de controle de modo a diminuir o acoplamento entre as classes permitindo que, no exemplo mostrado, “A” se refira a “B” e “B” se refira a “C” através de uma interface tornando o código independente da implementação final. Toda e qualquer interação entre “A”, “B” e “C” se dará através de interfaces onde o desenvolvedor não se preocupe com a implementação que em tempo de execução será utilizada. A instância do bean que contém a implementação a ser usada é responsabilidade do mecanismo de injeção de dependência que deve obter a correta instância e injetá-la onde necessário. </text:p>
      <text:p text:style-name="P34"/>
      <text:p text:style-name="P34"><text:tab/><text:tab/>O lindbergframework provê a interface <text:span text:style-name="T72">DependencyManager</text:span> que define um gerenciador de dependências que tem como responsabilidade auxiliar uma <text:span text:style-name="T72">BeanFactory </text:span>resolvendo as dependências dos beans solicitados. A implementação padrão desta interface é um gerenciador de dependências baseado em annotation – <text:span text:style-name="T72">AnnotationDependencyManager.</text:span> </text:p>
      <text:p text:style-name="P34"/>
      <text:p text:style-name="P34"><text:tab/>Para exemplificar considere o código abaixo que não usa a injeção automática de dependência:</text:p>
      <text:p text:style-name="P34"/>
      <text:p text:style-name="P70"><text:span text:style-name="T118">public</text:span> <text:span text:style-name="T118">interface</text:span> ISistemaFacade {</text:p>
      <text:p text:style-name="P65"><text:s text:c="4"/></text:p>
      <text:p text:style-name="P85"><text:span text:style-name="T13"><text:s text:c="4"/></text:span><text:span text:style-name="T118">public</text:span><text:span text:style-name="T13"> </text:span><text:span text:style-name="T118">void</text:span><text:span text:style-name="T13"> cadastrarPessoa(Pessoa pessoa);</text:span></text:p>
      <text:p text:style-name="P85"/>
      <text:p text:style-name="P65">}</text:p>
      <text:p text:style-name="P37"/>
      <text:p text:style-name="P65"><text:span text:style-name="T123">public</text:span><text:span text:style-name="T76"> </text:span><text:span text:style-name="T123">class</text:span><text:span text:style-name="T76"> SistemaFacade </text:span><text:span text:style-name="T123">implements</text:span><text:span text:style-name="T76"> ISistemaFacade{</text:span></text:p>
      <text:p text:style-name="P65"><text:s text:c="4"/></text:p>
      <text:p text:style-name="P85"><text:span text:style-name="T13"><text:s text:c="4"/></text:span><text:span text:style-name="T118">private</text:span><text:span text:style-name="T13"> IPessoaBC </text:span><text:span text:style-name="T170">pessoaBC</text:span><text:span text:style-name="T13"> = </text:span><text:span text:style-name="T118">new</text:span><text:span text:style-name="T13"> PessoaBC();</text:span></text:p>
      <text:p text:style-name="P65"><text:s text:c="4"/></text:p>
      <text:p text:style-name="P85"><text:span text:style-name="T13"><text:s text:c="4"/></text:span><text:span text:style-name="T118">public</text:span><text:span text:style-name="T13"> </text:span><text:span text:style-name="T118">void</text:span><text:span text:style-name="T13"> cadastrarPessoa(Pessoa pessoa){</text:span></text:p>
      <text:p text:style-name="P85"><text:span text:style-name="T13"><text:s text:c="8"/></text:span><text:span text:style-name="T170">pessoaBC</text:span><text:span text:style-name="T13">.cadastrar(pessoa);</text:span></text:p>
      <text:p text:style-name="P65"><text:soft-page-break/><text:s text:c="4"/>}</text:p>
      <text:p text:style-name="P85"/>
      <text:p text:style-name="P65">}</text:p>
      <text:p text:style-name="P97"/>
      <text:p text:style-name="P65"><text:span text:style-name="T123">public</text:span><text:span text:style-name="T76"> </text:span><text:span text:style-name="T123">interface</text:span><text:span text:style-name="T76"> IPessoaBC {</text:span></text:p>
      <text:p text:style-name="P85"/>
      <text:p text:style-name="P85"><text:span text:style-name="T13"><text:s text:c="3"/></text:span><text:span text:style-name="T118">public</text:span><text:span text:style-name="T13"> </text:span><text:span text:style-name="T118">void</text:span><text:span text:style-name="T13"> cadastrar(Pessoa pessoa);</text:span></text:p>
      <text:p text:style-name="P85"/>
      <text:p text:style-name="P65">}</text:p>
      <text:p text:style-name="P37"/>
      <text:p text:style-name="P65"><text:span text:style-name="T123">public</text:span><text:span text:style-name="T76"> </text:span><text:span text:style-name="T123">class</text:span><text:span text:style-name="T76"> PessoaBC </text:span><text:span text:style-name="T123">implements</text:span><text:span text:style-name="T76"> IPessoaBC{</text:span></text:p>
      <text:p text:style-name="P65"><text:s text:c="4"/></text:p>
      <text:p text:style-name="P85"><text:span text:style-name="T13"><text:s text:c="4"/></text:span><text:span text:style-name="T118">private</text:span><text:span text:style-name="T13"> IPessoaDAO </text:span><text:span text:style-name="T170">pessoaDAO</text:span><text:span text:style-name="T13"> = </text:span><text:span text:style-name="T118">new</text:span><text:span text:style-name="T13"> PessoaDAO();</text:span></text:p>
      <text:p text:style-name="P65"><text:s text:c="4"/></text:p>
      <text:p text:style-name="P85"><text:span text:style-name="T13"><text:s text:c="4"/></text:span><text:span text:style-name="T118">public</text:span><text:span text:style-name="T13"> </text:span><text:span text:style-name="T118">void</text:span><text:span text:style-name="T13"> cadastrar(Pessoa pessoa) {</text:span></text:p>
      <text:p text:style-name="P85"><text:span text:style-name="T13"><text:s text:c="8"/></text:span><text:span text:style-name="T170">pessoaDAO</text:span><text:span text:style-name="T13">.cadastrar(pessoa);</text:span></text:p>
      <text:p text:style-name="P65"><text:s text:c="4"/>}</text:p>
      <text:p text:style-name="P85"/>
      <text:p text:style-name="P65">}</text:p>
      <text:p text:style-name="P96"/>
      <text:p text:style-name="P65"><text:span text:style-name="T123">public</text:span><text:span text:style-name="T76"> </text:span><text:span text:style-name="T123">interface</text:span><text:span text:style-name="T76"> IPessoaDAO {</text:span></text:p>
      <text:p text:style-name="P65"><text:s text:c="4"/></text:p>
      <text:p text:style-name="P85"><text:span text:style-name="T13"><text:s text:c="4"/></text:span><text:span text:style-name="T118">public</text:span><text:span text:style-name="T13"> </text:span><text:span text:style-name="T118">void</text:span><text:span text:style-name="T13"> cadastrar(Pessoa pessoa);</text:span></text:p>
      <text:p text:style-name="P85"/>
      <text:p text:style-name="P65">}</text:p>
      <text:p text:style-name="P37"/>
      <text:p text:style-name="P65"><text:span text:style-name="T123">public</text:span><text:span text:style-name="T76"> </text:span><text:span text:style-name="T123">class</text:span><text:span text:style-name="T76"> PessoaDAO </text:span><text:span text:style-name="T123">implements</text:span><text:span text:style-name="T76"> IPessoaDAO{</text:span></text:p>
      <text:p text:style-name="P65"><text:s text:c="4"/></text:p>
      <text:p text:style-name="P85"><text:span text:style-name="T13"><text:s text:c="4"/></text:span><text:span text:style-name="T118">public</text:span><text:span text:style-name="T13"> </text:span><text:span text:style-name="T118">void</text:span><text:span text:style-name="T13"> cadastrar(Pessoa pessoa){</text:span></text:p>
      <text:p text:style-name="P85"><text:span text:style-name="T13"><text:s text:c="8"/>System.</text:span><text:span text:style-name="T171">out</text:span><text:span text:style-name="T13">.println(</text:span><text:span text:style-name="T96">"Pessoa cadastrada: "</text:span><text:span text:style-name="T13">+pessoa.getNome());</text:span></text:p>
      <text:p text:style-name="P65"><text:s text:c="4"/>}</text:p>
      <text:p text:style-name="P85"/>
      <text:p text:style-name="P65">}</text:p>
      <text:p text:style-name="P37"/>
      <text:p text:style-name="P37">Código de teste:</text:p>
      <text:p text:style-name="P37"/>
      <text:p text:style-name="P65"><text:span text:style-name="T76">Pessoa pessoa = </text:span><text:span text:style-name="T123">new</text:span><text:span text:style-name="T76"> Pessoa(</text:span><text:span text:style-name="T100">"joão"</text:span><text:span text:style-name="T76">);</text:span></text:p>
      <text:p text:style-name="P85"><text:span text:style-name="T13">ISistemaFacade sistemaFacade = </text:span><text:span text:style-name="T118">new</text:span><text:span text:style-name="T13"> SistemaFacade();</text:span></text:p>
      <text:p text:style-name="P65">sistemaFacade.cadastrarPessoa(pessoa);</text:p>
      <text:p text:style-name="P65"/>
      <text:p text:style-name="P66"><text:tab/><text:span text:style-name="T90">Observe que as classes demonstradas acima não usam recurso de injeção de dependência algum e referem diretamente as implementações finais das classes ao qual dependem. Neste caso observe que a fachada do nosso sistema depende de um </text:span><text:span text:style-name="T92">business controller</text:span><text:span text:style-name="T90"> que implementa a interface </text:span><text:span text:style-name="T92">IPessoaBC</text:span><text:span text:style-name="T90"> e a instância é criada diretamente via operador </text:span><text:span text:style-name="T92">new</text:span><text:span text:style-name="T90"> no código tornando a fachada do nosso sistema extremamente dependente da implementação </text:span><text:span text:style-name="T92">PessoaBC</text:span><text:span text:style-name="T90"> da interface </text:span><text:span text:style-name="T92">IPessoaBC</text:span><text:span text:style-name="T90">. Da mesma forma a implementação </text:span><text:span text:style-name="T92">PessoaBC</text:span><text:span text:style-name="T90"> dependente de uma implementação de </text:span><text:span text:style-name="T92">IPessoaDAO </text:span><text:span text:style-name="T90">e como foi feito na fachada a implementação </text:span><text:span text:style-name="T92">PessoaDAO</text:span><text:span text:style-name="T90"> está diretamente referenciada no código e a instância criada diretamente no código. Neste exemplo os três níveis estão extremamente interdependentes, dificultando qualquer evolução </text:span><text:span text:style-name="T90">ou manutenção no código pois o código está extremamente amarrado a implementações e não a interfaces </text:span><text:span text:style-name="T90">mesmo que estejamos usando interfaces mas de nada adiantam pois a implementação final é referida diretamente no código. </text:span></text:p>
      <text:p text:style-name="P35"/>
      <text:p text:style-name="P35"><text:tab/>Um mecanismo de inversão de controle faz todo esse trabalho deixando o desenvolvedor livre para tratar do que realmente interessa de modo que a criação e injeção dessas dependências são responsabilidades desse mecanismo que no lindbergframework é chamado de LDIC (Lindberg Dependency Injection Container).</text:p>
      <text:p text:style-name="P35"><text:soft-page-break/></text:p>
      <text:p text:style-name="P51"><text:span text:style-name="T5"><text:tab/><text:tab/>O lindbergframework fornece uma implementação padrão de </text:span><text:span text:style-name="T7">BeanFacotry</text:span><text:span text:style-name="T5"> que é a classe </text:span><text:span text:style-name="T7">AnnotationBeanFactory</text:span><text:span text:style-name="T5">. Essa fábrica de beans trabalha com as annotations </text:span><text:span text:style-name="T8">@Bean </text:span><text:span text:style-name="T5">e </text:span><text:span text:style-name="T7">@Inject</text:span><text:span text:style-name="T5"> que são utilizadas para a definição de beans e suas dependências. Essa bean factory é a padrão e caso uma não seja definida o framework utilizará esta como padrão.</text:span></text:p>
      <text:p text:style-name="P51"><text:span text:style-name="T5"><text:tab/><text:tab/></text:span><text:span text:style-name="T6">- @Bean:</text:span><text:span text:style-name="T5"> Annotation utilizada para a definir um bean. Os únicos parâmetros que ela tem é o </text:span><text:span text:style-name="T7">value </text:span><text:span text:style-name="T5">e </text:span><text:span text:style-name="T7">singleton.</text:span><text:span text:style-name="T5"> O value é uma String que define o ID do bean. Esse ID deve ser único no contexto e esse ID é o que será usado para referenciar o bean. O ID é requerido nesta annotation. O parâmetro </text:span><text:span text:style-name="T7">singleton</text:span><text:span text:style-name="T5"> é um boolean que recebe “true” quando o bean deve ser um </text:span><text:span text:style-name="T7">singleton</text:span><text:span text:style-name="T5"> ou seja ter apenas uma instância dentro do contexto retornando sempre a mesma instância deste e “false” caso contrário.</text:span></text:p>
      <text:p text:style-name="P34"/>
      <text:p text:style-name="P51"><text:span text:style-name="T5"><text:tab/><text:tab/></text:span><text:span text:style-name="T6">- @Inject:</text:span><text:span text:style-name="T5"> Annotation que define um ponto de injeção de dependência em um bean. O único parâmetro que esta annotation contém é o </text:span><text:span text:style-name="T7">value</text:span><text:span text:style-name="T5"> que é o ID do bean que deve ser injetado no atributo de </text:span><text:span text:style-name="T5">classe onde esta annotation foi declarada.</text:span></text:p>
      <text:p text:style-name="P34"/>
      <text:p text:style-name="P51"><text:span text:style-name="T5"><text:tab/><text:tab/>Abaixo é mostrado o mesmo exemplo só que fazendo uso dos recursos de inversão de controle do lindbergframework. No exemplo a seguir considere que no ponto de obtenção da instância do bean o </text:span><text:span text:style-name="T7">Core </text:span><text:span text:style-name="T5">do framework já foi configurado como mostrado nas sessões anteriores. Como só as implementações foram alteradas as interfaces são omitidas neste exemplo:</text:span></text:p>
      <text:p text:style-name="P34"/>
      <text:p text:style-name="P67"><text:span text:style-name="T123">import</text:span><text:span text:style-name="T76"> org.lindbergframework.beans.di.annotation.Bean;</text:span></text:p>
      <text:p text:style-name="P85"><text:span text:style-name="T118">import</text:span><text:span text:style-name="T13"> org.lindbergframework.beans.di.annotation.Inject;</text:span></text:p>
      <text:p text:style-name="P85"/>
      <text:p text:style-name="P85"><text:span text:style-name="T173">@Bean</text:span><text:span text:style-name="T13">(</text:span><text:span text:style-name="T96">"sistemaFacade"</text:span><text:span text:style-name="T13">)</text:span></text:p>
      <text:p text:style-name="P85"><text:span text:style-name="T118">public</text:span><text:span text:style-name="T13"> </text:span><text:span text:style-name="T118">class</text:span><text:span text:style-name="T13"> SistemaFacade </text:span><text:span text:style-name="T118">implements</text:span><text:span text:style-name="T13"> ISistemaFacade{</text:span></text:p>
      <text:p text:style-name="P65"><text:s text:c="4"/></text:p>
      <text:p text:style-name="P85"><text:span text:style-name="T13"><text:s text:c="4"/></text:span><text:span text:style-name="T173">@Inject</text:span><text:span text:style-name="T13">(</text:span><text:span text:style-name="T96">"pessoaBC"</text:span><text:span text:style-name="T13">)</text:span></text:p>
      <text:p text:style-name="P85"><text:span text:style-name="T13"><text:s text:c="4"/></text:span><text:span text:style-name="T118">private</text:span><text:span text:style-name="T13"> IPessoaBC </text:span><text:span text:style-name="T170">pessoaBC</text:span><text:span text:style-name="T13">;</text:span></text:p>
      <text:p text:style-name="P65"><text:s text:c="4"/></text:p>
      <text:p text:style-name="P85"><text:span text:style-name="T13"><text:s text:c="4"/></text:span><text:span text:style-name="T118">public</text:span><text:span text:style-name="T13"> </text:span><text:span text:style-name="T118">void</text:span><text:span text:style-name="T13"> cadastrarPessoa(Pessoa pessoa){</text:span></text:p>
      <text:p text:style-name="P85"><text:span text:style-name="T13"><text:s text:c="8"/></text:span><text:span text:style-name="T170">pessoaBC</text:span><text:span text:style-name="T13">.cadastrar(pessoa);</text:span></text:p>
      <text:p text:style-name="P65"><text:s text:c="4"/>}</text:p>
      <text:p text:style-name="P65">}</text:p>
      <text:p text:style-name="P38"/>
      <text:p text:style-name="P65"><text:span text:style-name="T123">import</text:span><text:span text:style-name="T76"> org.lindbergframework.beans.di.annotation.Bean;</text:span></text:p>
      <text:p text:style-name="P85"><text:span text:style-name="T118">import</text:span><text:span text:style-name="T13"> org.lindbergframework.beans.di.annotation.Inject;</text:span></text:p>
      <text:p text:style-name="P85"/>
      <text:p text:style-name="P85"><text:span text:style-name="T173">@Bean</text:span><text:span text:style-name="T13">(</text:span><text:span text:style-name="T96">"pessoaBC"</text:span><text:span text:style-name="T13">)</text:span></text:p>
      <text:p text:style-name="P85"><text:span text:style-name="T118">public</text:span><text:span text:style-name="T13"> </text:span><text:span text:style-name="T118">class</text:span><text:span text:style-name="T13"> PessoaBC </text:span><text:span text:style-name="T118">implements</text:span><text:span text:style-name="T13"> IPessoaBC{</text:span></text:p>
      <text:p text:style-name="P65"><text:s text:c="4"/></text:p>
      <text:p text:style-name="P85"><text:span text:style-name="T13"><text:s text:c="4"/></text:span><text:span text:style-name="T173">@Inject</text:span><text:span text:style-name="T13">(</text:span><text:span text:style-name="T96">"pessoaDAO"</text:span><text:span text:style-name="T13">)</text:span></text:p>
      <text:p text:style-name="P85"><text:span text:style-name="T13"><text:s text:c="4"/></text:span><text:span text:style-name="T118">private</text:span><text:span text:style-name="T13"> IPessoaDAO </text:span><text:span text:style-name="T170">pessoaDAO</text:span><text:span text:style-name="T13">;</text:span></text:p>
      <text:p text:style-name="P65"><text:s text:c="4"/></text:p>
      <text:p text:style-name="P85"><text:span text:style-name="T13"><text:s text:c="4"/></text:span><text:span text:style-name="T118">public</text:span><text:span text:style-name="T13"> </text:span><text:span text:style-name="T118">void</text:span><text:span text:style-name="T13"> cadastrar(Pessoa pessoa) {</text:span></text:p>
      <text:p text:style-name="P85"><text:span text:style-name="T13"><text:s text:c="8"/></text:span><text:span text:style-name="T170">pessoaDAO</text:span><text:span text:style-name="T13">.cadastrar(pessoa);</text:span></text:p>
      <text:p text:style-name="P65"><text:s text:c="4"/>}</text:p>
      <text:p text:style-name="P65">}</text:p>
      <text:p text:style-name="P38"/>
      <text:p text:style-name="P38"/>
      <text:p text:style-name="P38"/>
      <text:p text:style-name="P98"/>
      <text:p text:style-name="P65"><text:span text:style-name="T123">import</text:span><text:span text:style-name="T76"> org.lindbergframework.beans.di.annotation.Bean;</text:span></text:p>
      <text:p text:style-name="P85"/>
      <text:p text:style-name="P85"><text:span text:style-name="T173">@Bean</text:span><text:span text:style-name="T13">(</text:span><text:span text:style-name="T96">"pessoaDAO"</text:span><text:span text:style-name="T13">)</text:span></text:p>
      <text:p text:style-name="P85"><text:span text:style-name="T118">public</text:span><text:span text:style-name="T13"> </text:span><text:span text:style-name="T118">class</text:span><text:span text:style-name="T13"> PessoaDAO </text:span><text:span text:style-name="T118">implements</text:span><text:span text:style-name="T13"> IPessoaDAO{</text:span></text:p>
      <text:p text:style-name="P65"><text:s text:c="4"/></text:p>
      <text:p text:style-name="P85"><text:soft-page-break/><text:span text:style-name="T13"><text:s text:c="4"/></text:span><text:span text:style-name="T118">public</text:span><text:span text:style-name="T13"> </text:span><text:span text:style-name="T118">void</text:span><text:span text:style-name="T13"> cadastrar(Pessoa pessoa){</text:span></text:p>
      <text:p text:style-name="P85"><text:span text:style-name="T13"><text:s text:c="8"/>System.</text:span><text:span text:style-name="T171">out</text:span><text:span text:style-name="T13">.println(</text:span><text:span text:style-name="T96">"Pessoa cadastrada: "</text:span><text:span text:style-name="T13">+pessoa.getNome());</text:span></text:p>
      <text:p text:style-name="P65"><text:s text:c="4"/>}</text:p>
      <text:p text:style-name="P65">}</text:p>
      <text:p text:style-name="P72"/>
      <text:p text:style-name="P37">Código de teste:</text:p>
      <text:p text:style-name="P58"/>
      <text:p text:style-name="P77"><text:span text:style-name="T76">Pessoa pessoa = </text:span><text:span text:style-name="T123">new</text:span><text:span text:style-name="T76"> Pessoa(</text:span><text:span text:style-name="T100">"joão"</text:span><text:span text:style-name="T76">);</text:span></text:p>
      <text:p text:style-name="P90"><text:span text:style-name="T13">ISistemaFacade sistemaFacade = CoreContext.</text:span><text:span text:style-name="T61">getInstance</text:span><text:span text:style-name="T13">().getBeanFactory().getBean(</text:span><text:span text:style-name="T96">"sistemaFacade"</text:span><text:span text:style-name="T13">);</text:span></text:p>
      <text:p text:style-name="P77">sistemaFacade.cadastrarPessoa(pessoa);</text:p>
      <text:p text:style-name="P77"/>
      <text:p text:style-name="P66"><text:span text:style-name="T91"><text:tab/></text:span><text:span text:style-name="T90">Observe que neste segundo exemplo as classes não referenciam como dependência nenhum implementação específica. </text:span><text:span text:style-name="T92">SistemaFacade</text:span><text:span text:style-name="T90"> referencia apenas a interface </text:span><text:span text:style-name="T92">IPessoaBC</text:span><text:span text:style-name="T90"> e é indiferente quanto a implementação que será usada. Da mesma forma </text:span><text:span text:style-name="T92">PessoaBC</text:span><text:span text:style-name="T90"> referencia apenas a interface </text:span><text:span text:style-name="T92">IPessoaDAO</text:span><text:span text:style-name="T90"> e seu funcionamento não depende e nem está acoplado a nenhuma implementação desta.</text:span></text:p>
      <text:p text:style-name="P35"/>
      <text:p text:style-name="P66"><text:span text:style-name="T90"><text:tab/>Neste último exemplo a classe </text:span><text:span text:style-name="T92">SistemaFacade</text:span><text:span text:style-name="T90"> é anotada com a annotation </text:span><text:span text:style-name="T92">@Bean</text:span><text:span text:style-name="T90"> onde o ID deste </text:span><text:span text:style-name="T90">bean é definido como </text:span><text:span text:style-name="T92">sistemaFacade</text:span><text:span text:style-name="T90">. Este bean possui uma dependência com um </text:span><text:span text:style-name="T92">IPessoaBC</text:span><text:span text:style-name="T90"> e para definir e instruir ao LDIC que faça a injeção da implementação <text:s text:c="2"/>que deve ser usada, este atributo foi anotado com a annotation </text:span><text:span text:style-name="T92">@Inject</text:span><text:span text:style-name="T90"> definindo como parâmetro o ID do bean que deve ser injetado neste ponto. Observe que não há necessidade de definição de um </text:span><text:span text:style-name="T92">setter</text:span><text:span text:style-name="T90"> para </text:span><text:span text:style-name="T92">pessoaBC</text:span><text:span text:style-name="T90">.</text:span></text:p>
      <text:p text:style-name="P35"/>
      <text:p text:style-name="P66"><text:span text:style-name="T90"><text:tab/>Da mesma forma a nossa implementação de </text:span><text:span text:style-name="T92">IPessoaBC </text:span><text:span text:style-name="T90">a classe </text:span><text:span text:style-name="T92">PessoaBC </text:span><text:span text:style-name="T90">é anotada da mesma forma, uma annotation </text:span><text:span text:style-name="T92">@Bean</text:span><text:span text:style-name="T90"> definindo o ID desta e como temos apenas uma dependência, apenas uma annotation </text:span><text:span text:style-name="T92">@Inject </text:span><text:span text:style-name="T90">foi usada, neste caso para a dependência para </text:span><text:span text:style-name="T92">IPessoaDAO.</text:span></text:p>
      <text:p text:style-name="P45"/>
      <text:p text:style-name="P66"><text:span text:style-name="T92"><text:tab/></text:span><text:span text:style-name="T90">Com as classes devidamente anotadas precisamos obter uma instância de nossa fachada e utilizá-la é aí que entram as configurações feitas no core e a nossa bean factory. No trecho abaixo obtemos do </text:span><text:span text:style-name="T92">CoreContext</text:span><text:span text:style-name="T90"> a instância da </text:span><text:span text:style-name="T92">BeanFacotry</text:span><text:span text:style-name="T90"> e a partir desta fábrica obtemos a instância do bean da fachada do </text:span><text:span text:style-name="T90">sistema e para isso passamos o ID do bean da fachada que neste caso é “</text:span><text:span text:style-name="T92">sistemaFacade” </text:span><text:span text:style-name="T90">para o método </text:span><text:span text:style-name="T92">getBean</text:span><text:span text:style-name="T90"> da </text:span><text:span text:style-name="T92">BeanFactory.</text:span><text:span text:style-name="T90"> A instância do bean da fachada retornada por este método já virá pronta com suas dependências injetadas e prontas para uso. Para este caso a instância de </text:span><text:span text:style-name="T92">sistemaFacade</text:span><text:span text:style-name="T90"> já virá preenchida com a instância correta de </text:span><text:span text:style-name="T92">pessoaBC</text:span><text:span text:style-name="T90"> e este por sua vez já estará preenchido com a instância correta de </text:span><text:span text:style-name="T92">pessoaDAO</text:span><text:span text:style-name="T90"> tudo de forma automática e transparente feita pelo LDIC.</text:span></text:p>
      <text:p text:style-name="P59"/>
      <text:p text:style-name="P78"><text:span text:style-name="T87">ISistemaFacade sistemaFacade = CoreContext.</text:span><text:span text:style-name="T89">getInstance</text:span><text:span text:style-name="T87">().getBeanFactory().getBean(</text:span><text:span text:style-name="T114">"sistemaFacade"</text:span><text:span text:style-name="T87">);</text:span></text:p>
      <text:p text:style-name="P34"/>
      <text:p text:style-name="P34"><text:tab/><text:tab/>Observe que no trecho acima apenas a interface é referenciada, fica a cargo do LDIC retornar a instância da implementação que deve ser usada.</text:p>
      <text:p text:style-name="P34"/>
      <text:p text:style-name="P34"><text:tab/><text:tab/>O LDIC também efetua a injeção em dependências definidas em <text:span text:style-name="T72">superclasse</text:span> de modo que se <text:span text:style-name="T72">PessoaBC </text:span>estendesse de uma classe qualquer e esta última tivesse dependências definidas via <text:span text:style-name="T72">@Inject</text:span> estas dependências herdadas, mesmo <text:span text:style-name="T72">private</text:span>, seriam resolvidas e injetadas.</text:p>
      <text:p text:style-name="P34"/>
      <text:p text:style-name="P34"><text:tab/><text:tab/>Caso seja o ID passado para o método <text:span text:style-name="T72">getBean</text:span> não corresponda a um bean válido dentro do contexto da bean factory, uma <text:span text:style-name="T72">BeanNotFoundException</text:span> é lançada informando que um bean com o ID especificado não foi encontrado.</text:p>
      <text:p text:style-name="P34"/>
      <text:p text:style-name="P34"><text:tab/><text:tab/>O lindbergframework na versão atual 1.1, já se integra com JSF e Adobe Flex e usando o framework integrado com qualquer um destes últimos não é necessário o uso de <text:span text:style-name="T72">CoreContext.getInstance().getBeanFactory().getBean </text:span>pois no caso do JSF o managedBean já é criado e suas dependências resolvidas automáticamente pelo LDIC e no caso do Flex o bean invocado para <text:soft-page-break/>execução de um serviço ou método remoto é resolvido pelo LDIC. Toda essa parte de integração será detalhada mais a frente em um capítulo específico sobre integração.</text:p>
      <text:p text:style-name="P34"/>
      <text:p text:style-name="P56"><text:tab/><text:tab/>4.2.2 – Beans com escopo <text:span text:style-name="T72">Singleton</text:span></text:p>
      <text:p text:style-name="P34"/>
      <text:p text:style-name="P34"><text:tab/><text:tab/>O framework também provê a possibilidade de definir um bean de modo que este seja um singleton ou seja tenha apenas uma instância dentro do contexto. Quando um bean é definido com o escopo <text:span text:style-name="T72">singleton </text:span>o LDIC manterá sempre a mesma instância e sempre que o bean for solicitado ao LDIC esta mesma instância será retornada. Se fosse desejável, por exemplo, definir que o bean <text:span text:style-name="T72">SistemaFacade</text:span> deve ter uma única instância dentro do contexto, então especificaríamos seu escopo como <text:span text:style-name="T72">singleton</text:span> na própria annotation <text:span text:style-name="T72">@Bean</text:span>. Abaixo é mostrado como ficaria a classe <text:span text:style-name="T72">SistemaFacade</text:span> de modo a operar como um <text:span text:style-name="T72">singleton.</text:span></text:p>
      <text:p text:style-name="P34"/>
      <text:p text:style-name="P82"><text:span text:style-name="T174">@Bean</text:span><text:span text:style-name="T17">(value = </text:span><text:span text:style-name="T102">"sistemaFacade"</text:span><text:span text:style-name="T17">,</text:span><text:span text:style-name="T18">singleton = </text:span><text:span text:style-name="T120">true</text:span><text:span text:style-name="T17">)</text:span></text:p>
      <text:p text:style-name="P85"><text:span text:style-name="T118">public</text:span><text:span text:style-name="T13"> </text:span><text:span text:style-name="T118">class</text:span><text:span text:style-name="T13"> SistemaFacade </text:span><text:span text:style-name="T118">implements</text:span><text:span text:style-name="T13"> IsistemaFacade{}</text:span></text:p>
      <text:p text:style-name="P65"/>
      <text:p text:style-name="P65"><text:tab/></text:p>
      <text:p text:style-name="P85"><text:span text:style-name="T13"><text:tab/></text:span><text:span text:style-name="T29">Observe que a annotation </text:span><text:span text:style-name="T33">@Bean</text:span><text:span text:style-name="T29"> foi alterada adicionando o atributo </text:span><text:span text:style-name="T33">singleton</text:span><text:span text:style-name="T29"> definindo o valor deste como </text:span><text:span text:style-name="T33">true</text:span><text:span text:style-name="T29"> indicando que o bean </text:span><text:span text:style-name="T33">SistemaFacade</text:span><text:span text:style-name="T29"> deve ser trabalhar como um </text:span><text:span text:style-name="T33">singleton</text:span><text:span text:style-name="T29"> dentro do contexto. O LDIC agora retornará sempre a mesma instância de </text:span><text:span text:style-name="T33">SistemaFacade</text:span><text:span text:style-name="T29"> quando este bean for solicitado.</text:span></text:p>
      <text:p text:style-name="P37"/>
      <text:p text:style-name="P37"/>
      <text:p text:style-name="P62">5 – Lindberg Persistence – LINP.</text:p>
      <text:p text:style-name="P62"/>
      <text:p text:style-name="P61"><text:tab/><text:span text:style-name="T11">Persistência é algo muito importante nos projetos enterprise e muitas soluções já foram desenvolvidas provendo suporte de modo a melhorar e facilitar o desenvolvimento no que diz respeito a </text:span><text:span text:style-name="T11">este conceito. Entre as principais soluções atualmente adotadas pelos desenvolvedores JAVA estão os frameworks ORM – Modelagem Objeto Relacional – que dão suporte a um mapeamento entre o modelo relacional do banco de dados e o modelo orientado a objetos do projeto JAVA de forma mais clara e transparente gerando código SQL e fazendo toda a parte pesada da implementação das operações de persistência. </text:span></text:p>
      <text:p text:style-name="P35"/>
      <text:p text:style-name="P61"><text:span text:style-name="T11"><text:tab/>O problema é: e quando o projeto em questão não adota uma dessas soluções ORM? Neste tipo de caso o que temos de recurso para a camada de persistência? Existem diversos componentes que auxiliam cada um a sua maneira na camada de persistência. O </text:span><text:span text:style-name="T7">SpringDAO</text:span><text:span text:style-name="T11"> por exemplo, é um conjunto de recursos providos pelo framework </text:span><text:span text:style-name="T7">Spring</text:span><text:span text:style-name="T11"> para suporte a persistência mas que não é ORM.</text:span></text:p>
      <text:p text:style-name="P35"/>
      <text:p text:style-name="P99"><text:span text:style-name="T28"><text:tab/>O JDBC (</text:span><text:span text:style-name="T9">Java Database Connectivity</text:span><text:span text:style-name="T27">) é o framework padrão java para persistência. O conjunto de classes providas pelo JDBC fornece o recurso de acesso a qualquer banco de dados relacional baseado em um Driver. Os detalhes sobre JDBC fogem do escopo deste documento.</text:span></text:p>
      <text:p text:style-name="P99"><text:span text:style-name="T27"><text:tab/>JDBC é poderoso e nos fornece muitos recursos para troca de informações com uma base de dados só que este framework lhe dá as ferramentas a grosso modo cabe a você usá-las, adaptá-las e/ou evoluí-las. Operações como por exemplo, chamar uma </text:span><text:span text:style-name="T34">stored procedure</text:span><text:span text:style-name="T27"> que retorne um ou dois cursores e mapear cada um desses cursores em objetos java, executar uma </text:span><text:span text:style-name="T34">query </text:span><text:span text:style-name="T27">SQL e popular o resultado uma lista de objetos, chamar uma </text:span><text:span text:style-name="T34">stored function</text:span><text:span text:style-name="T27"> que retorna como resultado um cursor e da mesma forma popular este cursor em objetos java, essas e outras operações ainda são muito custosas em nível de implementação e uma vez feita a mesma solução adotada para um caso é repetida de forma semelhante para outros casos da mesma natureza.</text:span></text:p>
      <text:p text:style-name="P35"><text:soft-page-break/></text:p>
      <text:p text:style-name="P99"><text:span text:style-name="T27"><text:tab/>Considere por exemplo uma classe </text:span><text:span text:style-name="T34">ContribuinteDAO</text:span><text:span text:style-name="T27"> que conteria provavelmente um método chamado </text:span><text:span text:style-name="T34">getContribuintes </text:span><text:span text:style-name="T27">que retornaria uma lista de objetos </text:span><text:span text:style-name="T34">Contribuinte</text:span><text:span text:style-name="T27">. Considere também que a implementação da classe </text:span><text:span text:style-name="T34">ContribuinteDAO</text:span><text:span text:style-name="T27"> use JDBC sem nenhum componente ou framework como suporte. Esse método com certeza seria implementado seguindo o seguinte algoritmo:</text:span></text:p>
      <text:p text:style-name="P35"/>
      <text:list xml:id="list34416505" text:style-name="L8">
        <text:list-item>
          <text:p text:style-name="P126">Obter conexão;</text:p>
        </text:list-item>
        <text:list-item>
          <text:p text:style-name="P123"><text:span text:style-name="T27">Obter uma </text:span><text:span text:style-name="T34">Statement</text:span><text:span text:style-name="T27"> a partir da conexão;</text:span></text:p>
        </text:list-item>
        <text:list-item>
          <text:p text:style-name="P123"><text:span text:style-name="T27">Executar a query “select * from tabela_de_contribuinte” na </text:span><text:span text:style-name="T34">Statement</text:span><text:span text:style-name="T27"> ;</text:span></text:p>
        </text:list-item>
        <text:list-item>
          <text:p text:style-name="P123"><text:span text:style-name="T27">Obter um </text:span><text:span text:style-name="T34">ResultSet</text:span><text:span text:style-name="T27"> a partir da execução da query no </text:span><text:span text:style-name="T34">Statement;</text:span></text:p>
        </text:list-item>
        <text:list-item>
          <text:p text:style-name="P136"><text:span text:style-name="T38">Criar uma lista vazia de objetos </text:span><text:span text:style-name="T34">Contribuinte;</text:span></text:p>
        </text:list-item>
        <text:list-item>
          <text:p text:style-name="P136"><text:span text:style-name="T38">Fazer um loop percorrendo todo o </text:span><text:span text:style-name="T34">ResultSet;</text:span></text:p>
        </text:list-item>
        <text:list-item>
          <text:p text:style-name="P136"><text:span text:style-name="T38">Criar um Objeto </text:span><text:span text:style-name="T34">Contribuinte</text:span><text:span text:style-name="T38"> e populá-lo com os dados do registro atual do cursor do </text:span><text:span text:style-name="T34">ResultSet </text:span><text:span text:style-name="T38">em cada iteração do loop;</text:span></text:p>
        </text:list-item>
        <text:list-item>
          <text:p text:style-name="P136"><text:span text:style-name="T38">Adicionar o objeto </text:span><text:span text:style-name="T34">Contribuinte</text:span><text:span text:style-name="T38"> criado e populado na lista de </text:span><text:span text:style-name="T34">Contribuintes</text:span><text:span text:style-name="T38"> criada;</text:span></text:p>
        </text:list-item>
        <text:list-item>
          <text:p text:style-name="P136"><text:span text:style-name="T38">Retornar a lista de </text:span><text:span text:style-name="T34">Contribuintes.</text:span></text:p>
        </text:list-item>
      </text:list>
      <text:p text:style-name="P16"><text:tab/></text:p>
      <text:p text:style-name="P14"><text:span text:style-name="T34"><text:tab/></text:span><text:span text:style-name="T38">O algoritmo acima poderia ser implementado no seguinte método java e qualquer outra listagem seja lá qual for a entidade manteria o mesmo padrão mudando apenas o </text:span><text:span text:style-name="T34">sql </text:span><text:span text:style-name="T38">da query, o objeto criado e a forma como cada objeto é populado.</text:span></text:p>
      <text:p text:style-name="P3"><text:tab/><text:span text:style-name="T121">public</text:span><text:span text:style-name="T23"> List&lt;Contribuinte&gt; listarContribuintes() {</text:span></text:p>
      <text:p text:style-name="P79"><text:s text:c="8"/>Connection conn = <text:span text:style-name="T176">ConexaoUtil</text:span>.getConexao();</text:p>
      <text:p text:style-name="P91"><text:span text:style-name="T13"><text:s text:c="8"/>List&lt;Contribuinte&gt; listaContribuintes = </text:span><text:span text:style-name="T118">new</text:span><text:span text:style-name="T13"> ArrayList&lt;Contribuinte&gt;();</text:span></text:p>
      <text:p text:style-name="P91"><text:span text:style-name="T13"><text:s text:c="8"/></text:span><text:span text:style-name="T118">try</text:span><text:span text:style-name="T13"> {</text:span></text:p>
      <text:p text:style-name="P79"><text:s text:c="12"/>Statement st = conn.createStatement();</text:p>
      <text:p text:style-name="P91"><text:span text:style-name="T13"><text:s text:c="12"/>ResultSet rs = st.executeQuery(</text:span><text:span text:style-name="T96">"Select * from tb_contribuinte"</text:span><text:span text:style-name="T13">);</text:span></text:p>
      <text:p text:style-name="P91"><text:span text:style-name="T13"><text:s text:c="12"/></text:span><text:span text:style-name="T118">while</text:span><text:span text:style-name="T13"> (rs.next()){</text:span></text:p>
      <text:p text:style-name="P91"><text:span text:style-name="T13"><text:s text:c="16"/>Contribuinte contribuinte = </text:span><text:span text:style-name="T118">new</text:span><text:span text:style-name="T13"> Contribuinte();</text:span></text:p>
      <text:p text:style-name="P91"><text:span text:style-name="T13"><text:s text:c="16"/>contribuinte.setNomeFantasia(rs.getString(</text:span><text:span text:style-name="T96">"nome_fantasia"</text:span><text:span text:style-name="T13">));</text:span></text:p>
      <text:p text:style-name="P91"><text:span text:style-name="T13"><text:s text:c="16"/>contribuinte.setCnpj(rs.getString(</text:span><text:span text:style-name="T96">"cnpj"</text:span><text:span text:style-name="T13">));</text:span></text:p>
      <text:p text:style-name="P79"><text:s text:c="16"/></text:p>
      <text:p text:style-name="P91"><text:span text:style-name="T13"><text:s text:c="16"/>Endereco endereco = </text:span><text:span text:style-name="T118">new</text:span><text:span text:style-name="T13"> Endereco();</text:span></text:p>
      <text:p text:style-name="P91"><text:span text:style-name="T13"><text:s text:c="16"/>endereco.setBairro(rs.getString(</text:span><text:span text:style-name="T96">"bairro"</text:span><text:span text:style-name="T13">));</text:span></text:p>
      <text:p text:style-name="P91"><text:span text:style-name="T13"><text:s text:c="16"/>endereco.setCep(rs.getString(</text:span><text:span text:style-name="T96">"cep"</text:span><text:span text:style-name="T13">));</text:span></text:p>
      <text:p text:style-name="P91"><text:span text:style-name="T13"><text:s text:c="16"/>endereco.setRua(rs.getString(</text:span><text:span text:style-name="T96">"rua"</text:span><text:span text:style-name="T13">));</text:span></text:p>
      <text:p text:style-name="P91"><text:span text:style-name="T13"><text:s text:c="16"/>endereco.setNumero(rs.getInt(</text:span><text:span text:style-name="T96">"numero"</text:span><text:span text:style-name="T13">));</text:span></text:p>
      <text:p text:style-name="P79"><text:s text:c="16"/></text:p>
      <text:p text:style-name="P79"><text:s text:c="16"/>contribuinte.setEndereco(endereco);</text:p>
      <text:p text:style-name="P79"><text:s text:c="16"/></text:p>
      <text:p text:style-name="P79"><text:s text:c="16"/>listaContribuintes.add(contribuinte);</text:p>
      <text:p text:style-name="P79"><text:s text:c="12"/>}</text:p>
      <text:p text:style-name="P79"><text:s text:c="12"/></text:p>
      <text:p text:style-name="P91"><text:span text:style-name="T13"><text:s text:c="8"/>} </text:span><text:span text:style-name="T118">catch</text:span><text:span text:style-name="T13"> (SQLException e) {</text:span></text:p>
      <text:p text:style-name="P79"><text:s text:c="12"/>e.printStackTrace();</text:p>
      <text:p text:style-name="P79"><text:s text:c="8"/>}</text:p>
      <text:p text:style-name="P79"><text:s text:c="8"/></text:p>
      <text:p text:style-name="P91"><text:span text:style-name="T13"><text:s text:c="8"/></text:span><text:span text:style-name="T118">return</text:span><text:span text:style-name="T13"> listaContribuintes;</text:span></text:p>
      <text:p text:style-name="P100"><text:span text:style-name="T22"><text:s text:c="4"/>}</text:span><text:tab/></text:p>
      <text:p text:style-name="P20"/>
      <text:p text:style-name="P14"><text:span text:style-name="T34"><text:tab/></text:span><text:span text:style-name="T38">Na implementação acima usando apenas JDBC direto observe que foi feita uma simples consulta de contribuinte onde no nosso exemplo contém apenas alguns campos e a parte da população do </text:span><text:span text:style-name="T34">ResultSet</text:span><text:span text:style-name="T38"> em objetos </text:span><text:span text:style-name="T34">Contribuinte</text:span><text:span text:style-name="T38"> já demandou várias linhas de código. Considerando que o objeto </text:span><text:span text:style-name="T34">Contribuinte</text:span><text:span text:style-name="T38"> é o <text:s/>primeiro nível, neste caso, temos um segundo nível que é o objeto </text:span><text:span text:style-name="T34">Endereco </text:span><text:span text:style-name="T38"><text:s/>que está dentro do objeto </text:span><text:span text:style-name="T34">Contribuinte</text:span><text:span text:style-name="T38"> formando assim um segundo nível de atributos</text:span><text:span text:style-name="T34">. </text:span><text:span text:style-name="T38">Na população do endereço foi necessário criar um objeto </text:span><text:span text:style-name="T34">Endereco</text:span><text:span text:style-name="T38"> populá-lo para só então setar o endereço no objeto </text:span><text:span text:style-name="T34">Contribuinte</text:span><text:span text:style-name="T38">. No nosso exemplo foram apenas alguns campos. Imagine uma consulta real de contribuinte quantas dezenas de campos </text:span><text:soft-page-break/><text:span text:style-name="T38">teríamos e em quantos níveis compondo objetos dentro de outros objetos e que cada um destes precisam ser populados de forma correta?</text:span></text:p>
      <text:p text:style-name="P15"/>
      <text:p text:style-name="P15"><text:tab/>O componente LINP – Lindberg Persistence provê uma solução que busca ser simples para simplificar e abstrair o desenvolvedor de todo esse trabalho agregando valor e novos recursos a camada de persistência.</text:p>
      <text:p text:style-name="P15"/>
      <text:p text:style-name="P15"><text:tab/>Mais a frente esse mesmo exemplo será reescrito fazendo uso dos recursos do LINP.</text:p>
      <text:p text:style-name="P15"/>
      <text:p text:style-name="P19"><text:tab/>5.1 – Conceitos Básicos</text:p>
      <text:p text:style-name="P15"/>
      <text:p text:style-name="P15"><text:tab/>O LINP é muito simples e seu funcionamento é baseado em uma fonte de comandos sql e um DAO <text:s/>provido pelo framework que fornece um template com poderosos recursos otimizados para persistência. Esse é o conceito básico do componente. A diferença está em como o framework provê essa fonte de comandos sql e nos recursos providos pelo template. Essas são as bases principais a grosso modo do componente. </text:p>
      <text:p text:style-name="P15"/>
      <text:p text:style-name="P15"><text:tab/>Um outro ponto importante que a solução do componente aborda é o tratamento transparente e abstraído de um importante aspecto transversal da parte persistência que é a parte de gerenciamento de transações que no LINP por padrão é feito via annotation de forma simples, automática e transparente.</text:p>
      <text:p text:style-name="P15"/>
      <text:p text:style-name="P15"><text:tab/>A ideia básica é ter um repositório de comandos sql seja em arquivos XML, properties, web service fornecendo comandos sql, seja um arquivo de texto simples, o que importa é o conceito de ter um local onde hospedar os comandos sql e a partir daí solicitar comandos sql baseados em ID´s e estejam esses comandos onde estiver o framework vai lá e o obtém. O primeiro passo do conceito é a obtenção do comando sql após isso é a execução deste a partir de um template. Tudo isso é apenas uma base, tudo será abordado e explicado a medida que esse capítulo for avançando.</text:p>
      <text:p text:style-name="P15"/>
      <text:p text:style-name="P15"><text:tab/>A configuração do componente também é importante e imprescindível pois é necessário definir as <text:s/>configurações de acesso a base de dados, como o framework encontrará o repositório de comandos, como é implementado o repositório, configurar a classe responsável por mapear e fazer o intercâmbio de informações entre a aplicação e o repositório de comandos. Os detalhes da configuração do LINP serão abordados e detalhados mais a frente neste capítulo.</text:p>
      <text:p text:style-name="P15"/>
      <text:list xml:id="list34417646" text:style-name="L9">
        <text:list-item>
          <text:list>
            <text:list-item>
              <text:p text:style-name="P130">– Repositório de Comandos SQL</text:p>
            </text:list-item>
          </text:list>
        </text:list-item>
      </text:list>
      <text:p text:style-name="P15"/>
      <text:p text:style-name="P15"><text:tab/>O LINP trabalha com um repositório de comandos sql que nada mais é que uma classe que implementa a interface <text:span text:style-name="T72">SqlCommandResolver</text:span>. Um sqlCommandResolver é uma classe que é responsável por atender solicitações de comandos sql baseados em um ID e devolver o comando completo e montado de acordo com a solicitação.</text:p>
      <text:p text:style-name="P15"/>
      <text:p text:style-name="P15"><text:tab/>A ideia principal é ter um DAO que forneça os recursos do componente e uma vez que seu DAO estende este DAO “turbinado” ele agora tem os recursos principais como obtenção e uso de comandos sql alocados no repositório configurado, população de objetos multi-nível (será abordada mais a frente), chamada fácil a stored procedures e stored functions, obtenção de de cursores populados em objetos prontos originados de parâmetros de saída dessas procedures e functions.</text:p>
      <text:p text:style-name="P15"/>
      <text:p text:style-name="P15"><text:tab/>O repositório de comandos sql depende de implementação usada. Este pode ser vários arquivos xml, <text:soft-page-break/>arquivos properties, arquivos txt, um web service, uma base de dados com comandos armazenados, enfim para o framework não importa como o repositório é implementado e sim a classe responsável por atender as solicitações por estes comandos, resolvê-las e devolver uma resposta a requisição. Esta classe, que deve implementar <text:span text:style-name="T72">SqlCommandResolver</text:span>, faz o intercambio entre a aplicação e o repositório de comandos sql.</text:p>
      <text:p text:style-name="P15"/>
      <text:p text:style-name="P15"><text:tab/>A próxima sessão mostrará os detalhes da configuração do componente e mais a frente todos esses conceitos serão mostrados na prática.</text:p>
      <text:p text:style-name="P15"/>
      <text:p text:style-name="P19"><text:tab/>5.3 – Configuração do LINP</text:p>
      <text:p text:style-name="P15"/>
      <text:p text:style-name="P15"><text:tab/>Anteriormente foi mostrada a configuração do módulo CORE do framework. O componente LINP também necessita de configuração e da mesma forma pode ser configurado por padrão usando XML ou <text:s/>direto no código java programaticamente. A implementação do <text:span text:style-name="T72">parser</text:span> da configuração funciona baseado em interface, como no CORE, e pode de acordo com a conveniência e necessidade do projeto pode ser implementado por exemplo configuração via arquivo <text:span text:style-name="T72">properties, </text:span>arquivo <text:span text:style-name="T72">txt, </text:span>enfim. Entenda como <text:span text:style-name="T72">parser</text:span> a classe que será responsável por ler os dados do arquivo de configuração seja Xml, txt, properties, etc.. e configurar o contexto do LINP baseado nas propriedades definidas.</text:p>
      <text:p text:style-name="P15"/>
      <text:p text:style-name="P15"><text:tab/>A interface que define um <text:span text:style-name="T72">parser</text:span> de configuração do componente de persistência LINP é a <text:span text:style-name="T177">LinpConfiguration. </text:span>Esta inteface provê as constantes das propriedades de configuração que podem ser definidas para o LINP por padrão. Outras propriedades podem ser criadas de acordo com o <text:span text:style-name="T72">parser</text:span> usado.</text:p>
      <text:p text:style-name="P15"/>
      <text:p text:style-name="P17"><text:span text:style-name="T76"><text:tab/>O framework já provê implementações padrão do </text:span><text:span text:style-name="T73">parser</text:span><text:span text:style-name="T76"> para configurar o LINP. Abaixo são descritos estes </text:span><text:span text:style-name="T73">parsers</text:span><text:span text:style-name="T76"> que são encontrados no pacote </text:span><text:span text:style-name="T86">org.lindbergframework.persistence.configuration</text:span><text:span text:style-name="T76">:</text:span></text:p>
      <text:p text:style-name="P15"/>
      <text:list xml:id="list34406186" text:style-name="L10">
        <text:list-item>
          <text:p text:style-name="P131"><text:span text:style-name="T78">SimpleLinpConfiguration</text:span><text:span text:style-name="T88">:</text:span><text:span text:style-name="T87"> Deve ser usado para definição da configuração do LINP programaticamente.</text:span></text:p>
          <text:p text:style-name="P127"/>
        </text:list-item>
        <text:list-item>
          <text:p text:style-name="P124"><text:span text:style-name="T30">XmlLinpConfiguration: </text:span><text:span text:style-name="T27">Parser padrão para definição da configuração baseado em XML de acordo com o schema: </text:span><text:a xlink:type="simple" xlink:href="http://www.lindbergframework.org/schema/lindberg-config.xsd">http://www.lindbergframework.org/schema/lindberg-config.xsd</text:a><text:span text:style-name="T27"> no que diz respeito ao componente de persistência.</text:span></text:p>
        </text:list-item>
      </text:list>
      <text:p text:style-name="P15"/>
      <text:p text:style-name="P15"><text:tab/>A ideia da configuração é configurar o CORE e o core de encarrega de configurar os outros módulos. Desta forma a configuração do componente de persistência é feita no mesmo XML apresentado anteriormente para configurar o CORE não havendo a necessidade de mais de um arquivo XML para configurar o framework. Uma vez configurado o CORE e dentro dele o LINP é só inicializar a configuração do CORE que este se encarregará das configurações necessárias do componente de persistência, isso se o componente de persistência estiver sendo definido nas configurações do CORE. Se nenhuma configuração for definida para o LINP então apenas o módulo CORE será inicializado.</text:p>
      <text:p text:style-name="P15"/>
      <text:p text:style-name="P3"><text:span text:style-name="T27"><text:tab/>O schema apresentado anteriormente para configuração do CORE, </text:span><text:span text:style-name="T34">lindberg-config.xsd</text:span><text:span text:style-name="T27">, provê uma tag denominada </text:span><text:span text:style-name="T34">linp</text:span><text:span text:style-name="T27">. Esta tag é a tag raiz para toda a configuração do componente LINP via XML usando o parser default XmlLinpConfiguration. A tag </text:span><text:span text:style-name="T34">linp</text:span><text:span text:style-name="T27"> engloba as definições de </text:span><text:span text:style-name="T34">datasource</text:span><text:span text:style-name="T27">, do </text:span><text:span text:style-name="T34">transaction manager, schema padrão, </text:span><text:span text:style-name="T27">da implementação a ser usada para resolver comandos sql, o tipo java a ser usado para tipos de dados sql do tipo </text:span><text:span text:style-name="T34">cursor</text:span><text:span text:style-name="T27">, entre outros. A maioria dessas configurações já tem valores padrão definidos o que não obriga você a defini-los fazendo com que quando estes não sejam definidos explicitamente o framework use a configuração padrão. Isso faz com que você tenha que definir apenas o que é necessário, específico e foge do padrão já definido pelo framework.</text:span></text:p>
      <text:p text:style-name="P15"><text:soft-page-break/></text:p>
      <text:p text:style-name="P3"><text:span text:style-name="T27"><text:tab/>As propriedades que o LINP provê para configuração são apresentadas abaixo e são definidas em </text:span><text:span text:style-name="T34">LinpConfiguration</text:span><text:span text:style-name="T27">:</text:span></text:p>
      <text:list xml:id="list34432470" text:style-name="L11">
        <text:list-header>
          <text:p text:style-name="P128"/>
        </text:list-header>
        <text:list-item>
          <text:p text:style-name="P161"><text:span text:style-name="T111">lindberg.persistence.IntegerCursorType:</text:span><text:span text:style-name="T103"> </text:span></text:p>
          <text:p text:style-name="P162">- Tipo java inteiro <text:s/>para cursores;</text:p>
          <text:p text:style-name="P163"><text:span text:style-name="T43">- Valor padrão é </text:span><text:span text:style-name="T50">java.sql.Types.OTHER.</text:span></text:p>
        </text:list-item>
        <text:list-item>
          <text:p text:style-name="P164"><text:span text:style-name="T76">lindberg.persistence.TransactionManager</text:span><text:span text:style-name="T76">:</text:span></text:p>
          <text:p text:style-name="P164"><text:span text:style-name="T49">- Implementação de </text:span><text:span text:style-name="T47">TransactionManager</text:span><text:span text:style-name="T49"> que será usada para o gerenciamento das transações de banco;</text:span></text:p>
          <text:p text:style-name="P164"><text:span text:style-name="T49">- Valor padrão é </text:span><text:span text:style-name="T48">org.lindbergframework.persistence.transaction.LinpSpringTransactionManager.</text:span></text:p>
        </text:list-item>
        <text:list-item>
          <text:p text:style-name="P165">lindberg.persistence.SqlCommandResolver:</text:p>
          <text:p text:style-name="P164"><text:span text:style-name="T49">- Implementação de </text:span><text:span text:style-name="T47">SqlCommandResolver </text:span><text:span text:style-name="T49">que fará o intercambio entre a aplicação e o repositório de comandos sql e atenderá a solicitações de obtenção desses comandos;</text:span></text:p>
          <text:p text:style-name="P164"><text:span text:style-name="T49">- Quando a configuração é definida programaticamente usando </text:span><text:span text:style-name="T47">SimpleLinpConfiguration</text:span><text:span text:style-name="T49"> deve ser informado;</text:span></text:p>
          <text:p text:style-name="P164"><text:span text:style-name="T49">- Usando configuração via XML através de </text:span><text:span text:style-name="T47">XmlLinpConfiguration</text:span><text:span text:style-name="T49"> o valor padrão é </text:span><text:span text:style-name="T48">org.lindbergframework.persistence.sql.XmlSqlCommandResolver.</text:span></text:p>
        </text:list-item>
        <text:list-item>
          <text:p text:style-name="P165">lindberg.persistence.DefaultSchema:</text:p>
          <text:p text:style-name="P162">- Schema de banco padrão que deve ser usado. Essa propriedade é opcional e não possui o valor padrão.</text:p>
        </text:list-item>
      </text:list>
      <text:p text:style-name="P106"/>
      <text:p text:style-name="P108">IMPORTANTE: Além dessas propriedades é importante e necessário definir a parte as configurações de datasource que o LINP usará. Isso será abordado mais a frente.</text:p>
      <text:p text:style-name="P106"/>
      <text:p text:style-name="P117">5.3.1 – Configurando o LINP na prática - Programaticamente</text:p>
      <text:p text:style-name="P15"/>
      <text:p text:style-name="P15"><text:tab/>Supondo que no exemplo usado para apresentar o core agora fosse necessário usar o componente LINP para persistência. Inicialmente vamos usar a configuração via programaticamente usando <text:span text:style-name="T72">SimpleLinpConfiguration</text:span>. Essa classe fornece a definição de propriedades diretamente via métodos setters de forma simples. No exemplo a seguir considere que para o CORE estamos usando o mesmo XML apresentado anteriormente para ilustrar a configuração deste:</text:p>
      <text:p text:style-name="P15"/>
      <text:p text:style-name="P15"/>
      <text:p text:style-name="P25">XmlCoreConfiguration coreConfiguration = </text:p>
      <text:p text:style-name="P27"><text:span text:style-name="T24"><text:s text:c="12"/></text:span><text:span text:style-name="T122">new</text:span><text:span text:style-name="T14"> ClassPathXmlCoreConfiguration(</text:span><text:span text:style-name="T101">"</text:span><text:span text:style-name="T112">org/lindbergframework/configuracao/lindberg-config.xml</text:span><text:span text:style-name="T101">"</text:span><text:span text:style-name="T14">);</text:span></text:p>
      <text:p text:style-name="P76"><text:s text:c="8"/></text:p>
      <text:p text:style-name="P87"><text:span text:style-name="T13">SimpleLinpConfiguration linpConfiguration = </text:span><text:span text:style-name="T118">new</text:span><text:span text:style-name="T13"> SimpleLinpConfiguration();</text:span></text:p>
      <text:p text:style-name="P76"><text:s text:c="8"/></text:p>
      <text:p text:style-name="P76">DataSource ds = createDataSource();</text:p>
      <text:p text:style-name="P87"><text:span text:style-name="T13">DataSourceConfig config = </text:span><text:span text:style-name="T118">new</text:span><text:span text:style-name="T13"> DataSourceConfig(ds, com.mysql.jdbc.Driver.</text:span><text:span text:style-name="T118">class</text:span><text:span text:style-name="T13">);</text:span></text:p>
      <text:p text:style-name="P76"><text:s text:c="8"/></text:p>
      <text:p text:style-name="P76">linpConfiguration.setDataSourceConfig(config);</text:p>
      <text:p text:style-name="P87"><text:span text:style-name="T13">linpConfiguration.setCursorType(LinpConfiguration.</text:span><text:span text:style-name="T171">DEFAULT_INTEGER_CURSOR_TYPE</text:span><text:span text:style-name="T13">);</text:span></text:p>
      <text:p text:style-name="P87"><text:span text:style-name="T13">linpConfiguration.setTransactionManager(</text:span><text:span text:style-name="T118">new</text:span><text:span text:style-name="T13"> LinpSpringTransactionManager(ds));</text:span></text:p>
      <text:p text:style-name="P76"><text:s text:c="8"/></text:p>
      <text:p text:style-name="P76">XmlSqlCommandResolver sqlCommandResolver = </text:p>
      <text:p text:style-name="P87"><text:span text:style-name="T62"><text:s/><text:tab/> <text:s text:c="4"/></text:span><text:span text:style-name="T118">new</text:span><text:span text:style-name="T13"> ClassPathXmlSqlCommandResolver(</text:span><text:span text:style-name="T96">"</text:span><text:span text:style-name="T100">org/lindbergframework/repositorioSql</text:span><text:span text:style-name="T96">/queries.xml",</text:span></text:p>
      <text:p text:style-name="P87"><text:span text:style-name="T96"><text:tab/><text:tab/><text:tab/><text:tab/><text:tab/> <text:s text:c="13"/>"</text:span><text:span text:style-name="T100">org/lindbergframework/repositorioSql</text:span><text:span text:style-name="T96">/updates.xml"</text:span><text:span text:style-name="T13">);</text:span></text:p>
      <text:p text:style-name="P76">linpConfiguration.setSqlCommandResolver(sqlCommandResolver);</text:p>
      <text:p text:style-name="P76"><text:s text:c="8"/></text:p>
      <text:p text:style-name="P76">coreConfiguration.setLinpConfiguration(linpConfiguration);</text:p>
      <text:p text:style-name="P76">CoreContext.<text:span text:style-name="T72">getInstance</text:span>().loadConfiguration(coreConfiguration);</text:p>
      <text:p text:style-name="P76"/>
      <text:p text:style-name="P76"/>
      <text:p text:style-name="P15"><text:tab/>No trecho de código acima é feita a configuração do LINP programaticamente via <text:span text:style-name="T72">SimpleLinpConfiguration. </text:span>Inicialmente criamos uma configuração de CORE que para este caso utilizamos o mesmo XML do exemplo criado para apresentar as configurações do CORE. Como o XML do CORE em <text:soft-page-break/>nosso exemplo está dentro do classpath de nossa aplicação usamos <text:span text:style-name="T72">ClassPathXmlCoreConfiguration</text:span> para configurações do CORE baseado em um XML que está em nosso classpath. Em seguida criamos nosso <text:span text:style-name="T72">datasource </text:span>e o encapsulamos na classe que representa as configurações de <text:span text:style-name="T72">datasource</text:span> dentro do LINP que é a <text:span text:style-name="T72">DataSourceConfig</text:span>. Para tal passamos a referência do nosso <text:span text:style-name="T72">datasource </text:span>criado (ds) e o Driver que o nosso <text:span text:style-name="T72">datasource</text:span> está usando para criar um novo <text:span text:style-name="T72">DataSourceConfig. </text:span>Isso é mostrado abaixo:</text:p>
      <text:p text:style-name="P15"/>
      <text:p text:style-name="P76">DataSource ds = createDataSource();</text:p>
      <text:p text:style-name="P75">DataSourceConfig config = <text:span text:style-name="T118">new</text:span> DataSourceConfig(ds, com.mysql.jdbc.Driver.<text:span text:style-name="T118">class</text:span>);</text:p>
      <text:p text:style-name="P15"><text:tab/></text:p>
      <text:p text:style-name="P15"><text:tab/>A partir daí definimos as propriedades de acordo com nossa necessidade. Neste caso definimos:</text:p>
      <text:p text:style-name="P15"/>
      <text:list xml:id="list34425382" text:style-name="L12">
        <text:list-item>
          <text:list>
            <text:list-item>
              <text:p text:style-name="P129">DataSourceConfig:</text:p>
              <text:p text:style-name="P133"/>
              <text:p text:style-name="P133">linpConfiguration.setDataSourceConfig(config);</text:p>
              <text:p text:style-name="P133"/>
            </text:list-item>
            <text:list-item>
              <text:p text:style-name="P129">CursorType:</text:p>
              <text:p text:style-name="P129"/>
            </text:list-item>
          </text:list>
        </text:list-item>
      </text:list>
      <text:p text:style-name="P15"><text:tab/> <text:s text:c="4"/><text:span text:style-name="T84">linpConfiguration.setCursorType(LinpConfiguration.</text:span><text:span text:style-name="T172">DEFAULT_INTEGER_CURSOR_TYPE</text:span><text:span text:style-name="T84">);</text:span></text:p>
      <text:p text:style-name="P23"/>
      <text:list xml:id="list37431817" text:continue-numbering="true" text:style-name="L12">
        <text:list-item>
          <text:list>
            <text:list-item>
              <text:p text:style-name="P129">TransactionManager:</text:p>
              <text:p text:style-name="P133"/>
              <text:p text:style-name="P133">linpConfiguration.setTransactionManager(<text:span text:style-name="T118">new</text:span> LinpSpringTransactionManager(ds));</text:p>
              <text:p text:style-name="P133"/>
            </text:list-item>
            <text:list-item>
              <text:p text:style-name="P129">SqlCommandResolver:</text:p>
              <text:p text:style-name="P134">XmlSqlCommandResolver sqlCommandResolver = </text:p>
            </text:list-item>
          </text:list>
          <text:p text:style-name="P137"><text:span text:style-name="T62"><text:s text:c="6"/></text:span><text:span text:style-name="T118">new </text:span><text:span text:style-name="T13">ClassPathXmlSqlCommandResolver(</text:span><text:span text:style-name="T96">"</text:span><text:span text:style-name="T100">org/lindbergframework/repositorioSql</text:span><text:span text:style-name="T96">/queries.xml",</text:span></text:p>
          <text:p text:style-name="P137"><text:span text:style-name="T96"><text:tab/><text:tab/><text:tab/><text:tab/> <text:s text:c="13"/>"</text:span><text:span text:style-name="T100">org/lindbergframework/repositorioSql</text:span><text:span text:style-name="T96">/updates.xml"</text:span><text:span text:style-name="T13">);</text:span></text:p>
          <text:list text:continue-numbering="true">
            <text:list-header>
              <text:p text:style-name="P133">linpConfiguration.setSqlCommandResolver(sqlCommandResolver);</text:p>
            </text:list-header>
          </text:list>
        </text:list-item>
      </text:list>
      <text:p text:style-name="P22"/>
      <text:p text:style-name="P105"><text:span text:style-name="T90">Aqui usamos uma implementação de SqlCommandResolver que trabalha como um repositório de comandos sql em arquivos XML e que será abordada com mais detalhes mais a frente. Esta é a principal implementação de SqlCommandResolver que é provida pelo componente. Neste caso </text:span><text:span text:style-name="T90">usamos uma especialização desse tipo de repositório de sql que trabalha com XML´s de comandos sql que estão diretamente no classpath do nosso projeto:</text:span></text:p>
      <text:p text:style-name="P24"/>
      <text:p text:style-name="P21"><text:tab/> <text:s text:c="2"/>org.lindbergframework.persistence.sql.ClassPathXmlSqlCommandResolver</text:p>
      <text:p text:style-name="P21"/>
      <text:p text:style-name="P15"><text:tab/>Como foi descrito anteriormente, os módulos do framework são configurados de acordo com a necessidade e a partir do módulo principal, o CORE. Após a definição das propriedades agora podemos encapsular a configuração do LINP dentro da configuração do CORE para a partir daí este último, quando inicializado, inicialize e configure o componente LINP:</text:p>
      <text:p text:style-name="P15"/>
      <text:p text:style-name="P75">coreConfiguration.setLinpConfiguration(linpConfiguration);</text:p>
      <text:p text:style-name="P15"><text:tab/></text:p>
      <text:p text:style-name="P15"><text:tab/>O último passo agora é inicializar o CORE. Como encapsulamos a configuração do LINP na configuração do CORE no passo anterior, então o CORE quando inicializado através de seu contexto, <text:span text:style-name="T72">CoreContext,</text:span> também inicializará automaticamente o LINP a partir de seu contexto, <text:span text:style-name="T72">LinpContext.</text:span> O <text:span text:style-name="T72">CoreContext</text:span> já faz isso pra você, você não precisa se preocupar com isso e tudo o que internamente é necessário. Essa ideia seguirá valida para outras configurações e componentes futuros que venham a serem acoplados ao framework. Todos serão inicializados e configurados a partir do CORE:</text:p>
      <text:p text:style-name="P15"/>
      <text:p text:style-name="P15"><text:span text:style-name="T84">CoreContext.</text:span><text:span text:style-name="T85">getInstance</text:span><text:span text:style-name="T84">().loadConfiguration(coreConfiguration);</text:span> </text:p>
      <text:p text:style-name="P15"/>
      <text:p text:style-name="P15"><text:soft-page-break/><text:tab/>O log no concole apresentará, dentre outras coisas, o seguinte trecho após a execução do <text:span text:style-name="T72">loadConfiguration</text:span> indicando o status da inicialização de cada módulo:</text:p>
      <text:p text:style-name="P15"/>
      <text:p text:style-name="P17"><text:span text:style-name="T76"><text:tab/></text:span><text:span text:style-name="T168">INFO: Initializing Lindberg Core Context</text:span></text:p>
      <text:p text:style-name="P28"><text:tab/>INFO: Initializing Lindberg Persistence Context</text:p>
      <text:p text:style-name="P28"><text:tab/>INFO: Lindberg Persistence Context initialized</text:p>
      <text:p text:style-name="P28"><text:tab/>INFO: Lindberg Core Context initialized</text:p>
      <text:p text:style-name="P15"/>
      <text:p text:style-name="P15"><text:tab/>O log aparece exatamente nessa ordem, pois primeiro é disparado o processo de inicialização do CORE, durante este processo o <text:span text:style-name="T72">CoreContext</text:span> verifica que precisa inicializar LINP<text:span text:style-name="T72"> </text:span>então dispara o processo de inicialização e configuração de <text:span text:style-name="T72">LinpContext </text:span>(contexto do LINP). Observe que somente após a inicialização com sucesso do LINP é que a inicialização do contexto do CORE é concluída. Isso ocorre porque a inicialização do CORE é responsável pela inicialização do LINP.</text:p>
      <text:p text:style-name="P15"/>
      <text:p text:style-name="P118">5.3.2 – Configurando o LINP na prática – Usando XML</text:p>
      <text:p text:style-name="P107"/>
      <text:p text:style-name="P109"><text:tab/><text:tab/>O LINP assim como o CORE pode ser configurado via XML também, que é a forma que deve ser mais comumente utilizada. A configuração do LINP via XML se dá a partir do mesmo schema utilizado para configurar o CORE, ou seja a configuração do componente é feita no mesmo XML onde a configuração do CORE foi definida, só que as configurações deste último estão definidas dentro da tag <text:span text:style-name="T72">&lt;core&gt;</text:span> e as do LINP dentro da tag, de mesmo nível hierárquico no XML, <text:span text:style-name="T72">&lt;linp&gt;. </text:span>As mesmas configurações que foram usadas no exemplo de configuração programaticamente no exemplo anterior pode ser feita, e com mais flexibilidade ainda, via XML.</text:p>
      <text:p text:style-name="P109"><text:tab/><text:tab/></text:p>
      <text:p text:style-name="P109"><text:tab/><text:tab/>Como o XML de configuração do componente <text:span text:style-name="T72">LINP</text:span> é o mesmo do de configuração do <text:span text:style-name="T72">CORE</text:span> do framework então o schema é o mesmo. </text:p>
      <text:p text:style-name="P109"/>
      <text:p text:style-name="P109"><text:tab/><text:tab/>Schema: <text:s/><text:a xlink:type="simple" xlink:href="http://www.lindbergframework.org/schema/lindberg-config.xsd">http://www.lindbergframework.org/schema/lindberg-config.xsd</text:a></text:p>
      <text:p text:style-name="P109"/>
      <text:p text:style-name="P109"><text:tab/><text:tab/>A diferença para as configurações do componente de persistência é que novas tags e atributos são usados para configurar o <text:span text:style-name="T72">LINP.</text:span> Estas novas tags estão descritas no schema acima. As propriedades de configuração, seguindo a mesma ideia do <text:span text:style-name="T72">CORE,</text:span> são detalhas abaixo. Seu uso é demonstrado na prática mais a frente:</text:p>
      <text:p text:style-name="P109"/>
      <text:p text:style-name="P114"><text:span text:style-name="T56"><text:tab/><text:tab/>- </text:span><text:span text:style-name="T106">lindberg.persistence.IntegerCursorType</text:span><text:span text:style-name="T110"> </text:span></text:p>
      <text:p text:style-name="P114"><text:span text:style-name="T110"><text:tab/><text:tab/></text:span><text:span text:style-name="T167">(se não for definida o tipo inteiro para cursores de banco <text:s/>padrão será usado – java.sql.Types.OTHER)</text:span><text:span text:style-name="T110">:</text:span></text:p>
      <text:p text:style-name="P114"><text:span text:style-name="T20"><text:tab/><text:tab/></text:span><text:span text:style-name="T63">Tipo inteiro para cursores de banco, quando o banco em uso provê o recurso de cursores. </text:span></text:p>
      <text:p text:style-name="P115"><text:span text:style-name="T56"><text:tab/><text:tab/>Geralmente, quando definida explicitamente é usada alguma constante específica do banco de dados <text:tab/><text:tab/><text:tab/>adotado. </text:span><text:span text:style-name="T56">Por exemplo, quando o estamos usando o banco Oracle e queremos trabalhar com cursores de <text:tab/><text:tab/>entrada ou saída em stored procedures e functions então deve-se definir essa propriedade de configuração <text:tab/><text:tab/>como abaixo, <text:tab/>usando </text:span><text:span text:style-name="T60">oracle.jdbc.OracleTypes.CURSOR</text:span><text:span text:style-name="T56">, pois o banco oracle fornece junto com seu driver <text:tab/><text:tab/>uma constante do tipo inteiro (padrão) que identifica tipos de cursores de banco:</text:span></text:p>
      <text:p text:style-name="P111"/>
      <text:p text:style-name="P114"><text:span text:style-name="T63"><text:tab/><text:tab/></text:span><text:span text:style-name="T129">&lt;</text:span><text:span text:style-name="T142">config-property </text:span><text:span text:style-name="T158">name</text:span><text:span text:style-name="T16">=</text:span><text:span text:style-name="T106">"lindberg.persistence.IntegerCursorType"</text:span></text:p>
      <text:p text:style-name="P114"><text:span text:style-name="T106"><text:tab/><text:tab/><text:tab/><text:tab/> <text:s text:c="4"/></text:span><text:span text:style-name="T158">value</text:span><text:span text:style-name="T16">=</text:span><text:span text:style-name="T106">"</text:span><text:span text:style-name="T108">#</text:span><text:span text:style-name="T106">oracle.jdbc.OracleTypes.CURSOR"</text:span><text:span text:style-name="T16"> </text:span><text:span text:style-name="T129">/&gt;</text:span></text:p>
      <text:p text:style-name="P113"><text:tab/><text:tab/></text:p>
      <text:p text:style-name="P109"><text:s/><text:tab/><text:tab/><text:span text:style-name="T175">Observe que foi usado no valor dessa propriedade o carácter coringa </text:span><text:span text:style-name="T74">'#' <text:s/></text:span><text:span text:style-name="T175"><text:s/>para definir que o valor será obtido através da constante estática e pública </text:span><text:span text:style-name="T74">CURSOR</text:span><text:span text:style-name="T175"> na classe </text:span><text:span text:style-name="T74">oracle.jdbc.OracleTypes. </text:span><text:span text:style-name="T175">Esse recurso de carácter coringa foi abordado com detalhes na sessão 3.3.2.1 deste documento.</text:span></text:p>
      <text:p text:style-name="P166"/>
      <text:p text:style-name="P166"><text:soft-page-break/></text:p>
      <text:p text:style-name="P110"><text:span text:style-name="T76"><text:tab/><text:tab/>- </text:span><text:span text:style-name="T109">lindberg.persistence.TransactionManager</text:span></text:p>
      <text:p text:style-name="P110"><text:span text:style-name="T104"><text:tab/><text:tab/></text:span><text:span text:style-name="T169">(se não for definida o TransactionManager padrão será usado –</text:span></text:p>
      <text:p text:style-name="P110"><text:span text:style-name="T169"><text:tab/><text:tab/> org.lindbergframework.persistence.transaction.LinpSpringTransactionManager)</text:span><text:span text:style-name="T115">:</text:span></text:p>
      <text:p text:style-name="P110"><text:span text:style-name="T115"><text:tab/><text:tab/></text:span><text:span text:style-name="T181">Implementação de </text:span><text:span text:style-name="T183">TransactionManager</text:span><text:span text:style-name="T181"> que deve ser usada para o gerenciamento de transações.</text:span></text:p>
      <text:p text:style-name="P167"/>
      <text:p text:style-name="P110"><text:span text:style-name="T181"><text:tab/><text:tab/></text:span><text:span text:style-name="T182">O gerenciamento de transações do LINP é detalhado mais a frente.</text:span></text:p>
      <text:p text:style-name="P168"/>
      <text:p text:style-name="P110"><text:span text:style-name="T182"><text:tab/><text:tab/>- </text:span><text:span text:style-name="T105">lindberg.persistence.SqlCommandResolver </text:span><text:span text:style-name="T169">(requerido)</text:span></text:p>
      <text:p text:style-name="P116"><text:span text:style-name="T93"><text:tab/><text:tab/></text:span><text:span text:style-name="T94">Implementação de </text:span><text:span text:style-name="T95">SqlCommandResolver</text:span><text:span text:style-name="T94"> que será usada para resolver comandos sql requisitados pela <text:tab/><text:tab/><text:tab/>aplicação fazendo uma ponte entre os DAO´s (</text:span><text:span text:style-name="T95">Data Access Objects)</text:span><text:span text:style-name="T94"> <text:s/>e o repositório comandos sql.</text:span></text:p>
      <text:p text:style-name="P167"/>
      <text:p text:style-name="P116"><text:span text:style-name="T94"><text:tab/><text:tab/>- </text:span><text:span text:style-name="T104">lindberg.persistence.DefaultSchema </text:span><text:span text:style-name="T169">(opcional)</text:span></text:p>
      <text:p text:style-name="P116"><text:span text:style-name="T104"><text:tab/><text:tab/></text:span><text:span text:style-name="T94">Schema padrão que deve ser usado.</text:span></text:p>
      <text:p text:style-name="P169"><text:tab/><text:tab/></text:p>
      <text:p text:style-name="P112"><text:tab/><text:tab/></text:p>
      <text:p text:style-name="P36"><text:tab/><text:tab/>Abaixo é ilustrado de forma detalhada o schema <text:a xlink:type="simple" xlink:href="http://www.lindbergframework.org/schema/lindberg-config.xsd">lindberg-config.xsd</text:a> no que diz respeito a tag <text:span text:style-name="T72">&lt;linp&gt; </text:span>para definição das configurações do LINP. Observe que a tag &lt;<text:span text:style-name="T72">core&gt;</text:span> está no mesmo nível e que o schema é o mesmo, fazendo com que tudo referente a configuração, seja do LINP ou CORE fique em um único XML.</text:p>
      <text:p text:style-name="P36"><draw:frame draw:style-name="fr1" draw:name="figura3" text:anchor-type="paragraph" svg:x="0.944cm" svg:y="0.623cm" svg:width="18.196cm" svg:height="22.888cm" draw:z-index="2"><draw:image xlink:href="Pictures/10000000000004AC000008D3D7999296.png" xlink:type="simple" xlink:show="embed" xlink:actuate="onLoad"/></draw:frame><text:soft-page-break/> </text:p>
      <text:p text:style-name="P36"/>
      <text:p text:style-name="P36"/>
      <text:p text:style-name="P36"/>
      <text:p text:style-name="P36"/>
      <text:p text:style-name="P36"><text:soft-page-break/><text:tab/><text:tab/><text:span text:style-name="T175">Importante:</text:span> qualquer tentativa de uso do componente LINP sem que este seja configurado e seu contexto, <text:span text:style-name="T72">LinpContext,</text:span> devidamente inicializado o framework lançará uma <text:span text:style-name="T72">IllegalStateContextException</text:span> com a mensagem descrita abaixo:</text:p>
      <text:p text:style-name="P36"/>
      <text:p text:style-name="P42"><text:span text:style-name="T76"><text:tab/><text:tab/></text:span><text:span text:style-name="T168">Linp Context is not active. Call loadConfiguration static method </text:span></text:p>
      <text:p text:style-name="P93"><text:tab/><text:tab/>in LinpContext to active it</text:p>
      <text:p text:style-name="P93"/>
      <text:p text:style-name="P42"><text:span text:style-name="T168"><text:tab/><text:tab/></text:span><text:span text:style-name="T76">Abaixo é descrito o mesmo XML de configuração apresentado quando abordamos as configurações de CORE só que agora adicionando as configurações do LINP usando um datasource configurado para acessar um banco </text:span><text:span text:style-name="T73">Oracle</text:span><text:span text:style-name="T76">, isso fará com que o CORE configure e inicialize devidamente de forma automática o </text:span><text:span text:style-name="T73">LinpContext.</text:span></text:p>
      <text:p text:style-name="P46"/>
      <text:p text:style-name="P68"><text:span text:style-name="T132">&lt;?</text:span><text:span text:style-name="T145">xml</text:span><text:span text:style-name="T73"> </text:span><text:span text:style-name="T155">version</text:span><text:span text:style-name="T73">=</text:span><text:span text:style-name="T98">"1.0"</text:span><text:span text:style-name="T73"> </text:span><text:span text:style-name="T155">encoding</text:span><text:span text:style-name="T73">=</text:span><text:span text:style-name="T98">"UTF-8"</text:span><text:span text:style-name="T132">?&gt;</text:span></text:p>
      <text:p text:style-name="P85"><text:span text:style-name="T126">&lt;</text:span><text:span text:style-name="T139">lindberg-configuration</text:span> <text:span text:style-name="T153">xmlns</text:span><text:span text:style-name="T13">=</text:span><text:span text:style-name="T97">"http://www.lindbergframework.org/schema"</text:span> <text:span text:style-name="T153">xmlns:xsi</text:span><text:span text:style-name="T13">=</text:span><text:span text:style-name="T97">"http://www.w3.org/2001/XMLSchema-instance"</text:span> <text:span text:style-name="T153">xsi:schemaLocation</text:span><text:span text:style-name="T13">=</text:span><text:span text:style-name="T97">"http://www.lindbergframework.org/schema lindberg-config.xsd "</text:span><text:span text:style-name="T126">&gt;</text:span></text:p>
      <text:p text:style-name="P85"/>
      <text:p text:style-name="P87"><text:span text:style-name="T126">&lt;</text:span><text:span text:style-name="T139">core</text:span><text:span text:style-name="T126">&gt;</text:span></text:p>
      <text:p text:style-name="P87"><text:span text:style-name="T13"><text:s text:c="3"/></text:span><text:span text:style-name="T126">&lt;</text:span><text:span text:style-name="T139">config-property</text:span> <text:span text:style-name="T153">name</text:span><text:span text:style-name="T13">=</text:span><text:span text:style-name="T97">"lindberg.core.di-basepackage"</text:span> <text:s/><text:tab/><text:tab/><text:tab/><text:tab/><text:tab/><text:tab/><text:tab/><text:tab/><text:span text:style-name="T153">value</text:span><text:span text:style-name="T13">=</text:span><text:span text:style-name="T97">"org.lindbergframework.exemplo.*"</text:span><text:span text:style-name="T126">/&gt;</text:span></text:p>
      <text:p text:style-name="P87"><text:span text:style-name="T13"><text:s text:c="3"/></text:span><text:span text:style-name="T126">&lt;</text:span><text:span text:style-name="T139">config-property</text:span> <text:span text:style-name="T153">name</text:span><text:span text:style-name="T13">=</text:span><text:span text:style-name="T97">"lindberg.core.beanfactory"</text:span> <text:s text:c="3"/><text:tab/><text:tab/><text:tab/> <text:s text:c="22"/><text:tab/><text:tab/><text:span text:style-name="T153">value</text:span><text:span text:style-name="T13">=</text:span><text:span text:style-name="T97">"org.lindbergframework.beans.di.context.AnnotationBeanFactory"</text:span><text:span text:style-name="T126">/&gt; </text:span></text:p>
      <text:p text:style-name="P87"><text:span text:style-name="T126">&lt;/</text:span><text:span text:style-name="T139">core</text:span><text:span text:style-name="T126">&gt;</text:span></text:p>
      <text:p text:style-name="P101"/>
      <text:p text:style-name="P85"><text:span text:style-name="T126">&lt;</text:span><text:span text:style-name="T139">linp</text:span><text:span text:style-name="T126">&gt;</text:span></text:p>
      <text:p text:style-name="P85"><text:span text:style-name="T13"><text:s text:c="3"/></text:span><text:span text:style-name="T133">&lt;</text:span><text:span text:style-name="T146">dataSource</text:span><text:span text:style-name="T133"> </text:span><text:span text:style-name="T156">class</text:span><text:span text:style-name="T61">=</text:span><text:span text:style-name="T97">"org.springframework.jdbc.datasource.DriverManagerDataSource"</text:span><text:span text:style-name="T133"> </text:span></text:p>
      <text:p text:style-name="P85"><text:tab/> <text:s text:c="8"/><text:span text:style-name="T153">driver</text:span><text:span text:style-name="T13">=</text:span><text:span text:style-name="T97">"oracle.jdbc.OracleDriver"</text:span> <text:span text:style-name="T153">driverPropertyName</text:span><text:span text:style-name="T13">=</text:span><text:span text:style-name="T97">"driverClassName"</text:span><text:span text:style-name="T126">&gt;</text:span></text:p>
      <text:p text:style-name="P85"><text:span text:style-name="T13"><text:s text:c="5"/></text:span><text:span text:style-name="T126">&lt;</text:span><text:span text:style-name="T139">property</text:span> <text:span text:style-name="T153">name</text:span><text:span text:style-name="T13">=</text:span><text:span text:style-name="T97">"url"</text:span> <text:span text:style-name="T153">value</text:span><text:span text:style-name="T13">=</text:span><text:span text:style-name="T97">"jdbc:oracle:thin:@localhost:1521:xe"</text:span><text:span text:style-name="T126">/&gt;</text:span></text:p>
      <text:p text:style-name="P85"><text:span text:style-name="T13"><text:s text:c="5"/></text:span><text:span text:style-name="T126">&lt;</text:span><text:span text:style-name="T139">property</text:span> <text:span text:style-name="T153">name</text:span><text:span text:style-name="T13">=</text:span><text:span text:style-name="T97">"username"</text:span> <text:span text:style-name="T153">value</text:span><text:span text:style-name="T13">=</text:span><text:span text:style-name="T97">"SYSTEM"</text:span> <text:span text:style-name="T126">/&gt;</text:span></text:p>
      <text:p text:style-name="P85"><text:span text:style-name="T13"><text:s text:c="5"/></text:span><text:span text:style-name="T126">&lt;</text:span><text:span text:style-name="T139">property</text:span> <text:span text:style-name="T153">name</text:span><text:span text:style-name="T13">=</text:span><text:span text:style-name="T97">"password"</text:span> <text:span text:style-name="T153">value</text:span><text:span text:style-name="T13">=</text:span><text:span text:style-name="T97">"admin"</text:span> <text:span text:style-name="T126">/&gt;</text:span></text:p>
      <text:p text:style-name="P85"><text:span text:style-name="T13"><text:s text:c="3"/></text:span><text:span text:style-name="T126">&lt;/</text:span><text:span text:style-name="T139">dataSource</text:span><text:span text:style-name="T126">&gt;</text:span></text:p>
      <text:p text:style-name="P65"><text:tab/><text:tab/></text:p>
      <text:p text:style-name="P85"><text:span text:style-name="T13"><text:s text:c="3"/></text:span><text:span text:style-name="T126">&lt;</text:span><text:span text:style-name="T139">config-properties</text:span><text:span text:style-name="T126">&gt;</text:span></text:p>
      <text:p text:style-name="P85"><text:span text:style-name="T126"><text:s text:c="5"/>&lt;</text:span><text:span text:style-name="T139">config-property</text:span><text:span text:style-name="T126"> </text:span><text:span text:style-name="T153">name</text:span><text:span text:style-name="T13">=</text:span><text:span text:style-name="T97">"lindberg.persistence.IntegerCursorType"</text:span><text:span text:style-name="T126"> <text:tab/><text:tab/><text:tab/><text:tab/> <text:s text:c="4"/><text:tab/> <text:s text:c="2"/></text:span><text:span text:style-name="T153">value</text:span><text:span text:style-name="T13">=</text:span><text:span text:style-name="T97">"#oracle.jdbc.OracleTypes.CURSOR"</text:span><text:span text:style-name="T126"> /&gt;</text:span></text:p>
      <text:p text:style-name="P85"><text:span text:style-name="T126"><text:s text:c="5"/>&lt;</text:span><text:span text:style-name="T139">config-property</text:span> <text:span text:style-name="T153">name</text:span><text:span text:style-name="T13">=</text:span><text:span text:style-name="T97">"lindberg.persistence.TransactionManager"</text:span> <text:s text:c="4"/><text:tab/> <text:s text:c="2"/><text:tab/><text:tab/><text:tab/> <text:s text:c="2"/><text:span text:style-name="T153">value</text:span><text:span text:style-name="T13">=</text:span><text:span text:style-name="T97">"org.lindbergframework.persistence.transaction.LinpSpringTransactionManager"</text:span><text:span text:style-name="T126">/&gt;</text:span></text:p>
      <text:p text:style-name="P85"><text:span text:style-name="T13"><text:s text:c="5"/></text:span><text:span text:style-name="T126">&lt;</text:span><text:span text:style-name="T139">config-property</text:span> <text:span text:style-name="T153">name</text:span><text:span text:style-name="T13">=</text:span><text:span text:style-name="T97">"lindberg.persistence.SqlCommandResolver"</text:span> <text:tab/><text:tab/><text:tab/><text:tab/> <text:s text:c="9"/><text:tab/> <text:s text:c="2"/><text:span text:style-name="T153">value</text:span><text:span text:style-name="T13">=</text:span><text:span text:style-name="T97">"org.lindbergframework.persistence.sql.ClassPathXmlSqlCommandResolver"</text:span><text:span text:style-name="T126">&gt;</text:span><text:span text:style-name="T13"><text:tab/><text:tab/><text:tab/></text:span><text:span text:style-name="T126">&lt;</text:span><text:span text:style-name="T139">property</text:span> <text:span text:style-name="T153">constructor-arg</text:span><text:span text:style-name="T13">=</text:span><text:span text:style-name="T97">"true"</text:span><text:span text:style-name="T126">&gt;</text:span></text:p>
      <text:p text:style-name="P85"><text:span text:style-name="T13"><text:tab/><text:tab/> <text:s text:c="2"/></text:span><text:span text:style-name="T126">&lt;</text:span><text:span text:style-name="T139">array</text:span><text:span text:style-name="T126">&gt;</text:span><text:span text:style-name="T13"> </text:span></text:p>
      <text:p text:style-name="P65"><text:s text:c="15"/><text:tab/><text:span text:style-name="T164">org/lindbergframework/repositorioSql</text:span><text:span text:style-name="T163">/queries.xml; <text:s/><text:tab/><text:tab/><text:tab/><text:tab/><text:tab/><text:tab/><text:tab/><text:tab/></text:span><text:span text:style-name="T164">org/lindbergframework/repositorioSql</text:span><text:span text:style-name="T163">/updates.xml</text:span></text:p>
      <text:p text:style-name="P85"><text:span text:style-name="T13"><text:tab/><text:tab/> <text:s text:c="2"/></text:span><text:span text:style-name="T126">&lt;/</text:span><text:span text:style-name="T139">array</text:span><text:span text:style-name="T126">&gt;</text:span></text:p>
      <text:p text:style-name="P85"><text:span text:style-name="T13"><text:tab/><text:tab/></text:span><text:span text:style-name="T126">&lt;/</text:span><text:span text:style-name="T139">property</text:span><text:span text:style-name="T126">&gt;</text:span></text:p>
      <text:p text:style-name="P85"><text:span text:style-name="T13"><text:tab/></text:span><text:span text:style-name="T126">&lt;/</text:span><text:span text:style-name="T139">config-property</text:span><text:span text:style-name="T126">&gt;</text:span></text:p>
      <text:p text:style-name="P85"><text:span text:style-name="T13"><text:s text:c="3"/></text:span><text:span text:style-name="T126">&lt;/</text:span><text:span text:style-name="T139">config-properties</text:span><text:span text:style-name="T126">&gt;</text:span></text:p>
      <text:p text:style-name="P85"/>
      <text:p text:style-name="P85"><text:span text:style-name="T126">&lt;/</text:span><text:span text:style-name="T139">linp</text:span><text:span text:style-name="T126">&gt;</text:span></text:p>
      <text:p text:style-name="P85"/>
      <text:p text:style-name="P85"><text:span text:style-name="T126">&lt;/</text:span><text:span text:style-name="T139">lindberg-configuration</text:span><text:span text:style-name="T126">&gt;</text:span></text:p>
      <text:p text:style-name="P103"/>
      <text:p text:style-name="P103"><text:tab/><text:span text:style-name="T29">O xml acima contém no mesmo arquivo tanto as configurações de CORE quanto, agora, as do componente </text:span><text:span text:style-name="T33">LINP. </text:span><text:span text:style-name="T29">As configurações do </text:span><text:span text:style-name="T33">CORE </text:span><text:span text:style-name="T29">não serão abordadas neste momento, visto que isto já foi feito na sessão dedicada ao </text:span><text:span text:style-name="T33">CORE</text:span><text:span text:style-name="T29"> no início deste documento. No que diz respeito ao </text:span><text:span text:style-name="T33">LINP </text:span><text:span text:style-name="T29">as configurações são definidas a partir da tag </text:span><text:span text:style-name="T33">&lt;linp&gt;</text:span><text:span text:style-name="T29"> e estas defines as propriedades do datasource, para conexão com o banco de dados, o schema padrão a ser usado, o gerenciador de transações </text:span><text:span text:style-name="T33">(TransactionManager)</text:span><text:span text:style-name="T29">, a classe que trabalhará como camada intermediária entre a aplicação e o repositório de comandos sql </text:span><text:span text:style-name="T33">(SqlCommandResolver) </text:span><text:span text:style-name="T29">atendendo as requisições por comandos sql.</text:span></text:p>
      <text:p text:style-name="P37"><text:soft-page-break/><text:tab/></text:p>
      <text:p text:style-name="P37"><text:tab/>As configurações do LINP definidas no exemplo acima são detalhadas abaixo:</text:p>
      <text:p text:style-name="P37"/>
      <text:list xml:id="list34433018" text:style-name="L13">
        <text:list-item>
          <text:list>
            <text:list-header>
              <text:p text:style-name="P170"><text:span text:style-name="T30">* <text:s/>DataSource: </text:span><text:span text:style-name="T27">Tag &lt;</text:span><text:span text:style-name="T34">dataSource&gt;</text:span><text:span text:style-name="T27"> é específica, única e define as configurações de conexão com o banco de dados. No nosso exemplo usamos uma conexão com um banco local Oracle. Esta tag será <text:s text:c="2"/>abordada em detalhes mais a frente;</text:span></text:p>
              <text:p text:style-name="P171"/>
              <text:p text:style-name="P172"><text:span text:style-name="T187">* <text:s/></text:span><text:span text:style-name="T184">lindberg.persistence.IntegerCursorType</text:span><text:span text:style-name="T187">: </text:span><text:span text:style-name="T27">Tipo específico inteiro Sql para Cursores de banco. Para este o banco usado no exemplo, Oracle, temos um tipo sql específico para cursores de banco: </text:span><text:span text:style-name="T37">oracle.jdbc.OracleTypes.CURSOR. </text:span><text:span text:style-name="T35">Por ser uma constante, então esse valor é definido precedido pelo caracter</text:span><text:span text:style-name="T37"> </text:span><text:span text:style-name="T30">'#'</text:span><text:span text:style-name="T27">;</text:span></text:p>
            </text:list-header>
          </text:list>
        </text:list-item>
      </text:list>
      <text:p text:style-name="P173"/>
      <text:p text:style-name="P119"><text:span text:style-name="T187">* <text:s/></text:span><text:span text:style-name="T184">lindberg.persistence.TransactionManager: </text:span><text:span text:style-name="T189">Gerenciador de transações que será usado para transações de banco. Para este exemplo é usado a implementação padrão de </text:span><text:span text:style-name="T185">TransactionManager, </text:span><text:span text:style-name="T189"><text:s/></text:span><text:span text:style-name="T185">LinpSpringTransactionManager. </text:span><text:span text:style-name="T189">Esta definição não é necessária pois quando esta propriedade não é definida o framework já usa a implementação padrão mas isto foi explicitado neste exemplo apenas para ilustrar. Use esta propriedade apenas quando for necessário usar um gerenciador de transações diferente e especifico. Quando o fizer, certifique-se de estar usando um </text:span><text:span text:style-name="T185">TransactionManager <text:s/></text:span><text:span text:style-name="T189">consistente;</text:span></text:p>
      <text:p text:style-name="P174"/>
      <text:p text:style-name="P119"><text:span text:style-name="T187">* <text:s/></text:span><text:span text:style-name="T184">lindberg.persistence.SqlCommandResolver: </text:span><text:span text:style-name="T189">Implementação de </text:span><text:span text:style-name="T185">SqlCommandResolver</text:span><text:span text:style-name="T189"> que será responsável por receber e atender requisições de comandos, fazendo a ponte entre a aplicação e o repositório de comandos Sql. Neste exemplo usamos uma implementação que faz a interface para um repositório de comandos sql que estão definidos em arquivos XML que estão dentro do </text:span><text:span text:style-name="T185">classpath</text:span><text:span text:style-name="T189"> da aplicação, </text:span><text:span text:style-name="T185">ClassPathXmlSqlCommandResolver.</text:span><text:span text:style-name="T189"> Observe que esta propriedade de configuração define um parâmetro de construtor para o resolver que é um array de Strings. Esse parâmetro define o caminho onde estão os arquivos XML dentro do </text:span><text:span text:style-name="T185">classpath </text:span><text:span text:style-name="T189">contendo os comanos SQL que serão usados pela implementação de </text:span><text:span text:style-name="T185">SqlCommandResolver</text:span><text:span text:style-name="T189"> especificada. Neste caso isto foi definido dentro da tag da </text:span><text:span text:style-name="T185">&lt;config-property&gt;</text:span><text:span text:style-name="T189"> da propriedade de configuração do resolver no trecho a seguir:</text:span></text:p>
      <text:p text:style-name="P174"><text:tab/></text:p>
      <text:p text:style-name="P119"><text:span text:style-name="T189"><text:tab/></text:span><text:span text:style-name="T130">&lt;</text:span><text:span text:style-name="T143">property</text:span><text:span text:style-name="T190"> </text:span><text:span text:style-name="T159">constructor-arg</text:span><text:span text:style-name="T15">=</text:span><text:span text:style-name="T107">"true"</text:span><text:span text:style-name="T130">&gt;</text:span></text:p>
      <text:p text:style-name="P85"><text:span text:style-name="T13"><text:tab/><text:tab/> <text:s text:c="2"/></text:span><text:span text:style-name="T126">&lt;</text:span><text:span text:style-name="T139">array</text:span><text:span text:style-name="T126">&gt;</text:span><text:span text:style-name="T13"> </text:span></text:p>
      <text:p text:style-name="P65"><text:s text:c="15"/><text:tab/><text:span text:style-name="T164">org/lindbergframework/repositorioSql</text:span><text:span text:style-name="T163">/queries.xml; <text:s/><text:tab/><text:tab/><text:tab/><text:tab/><text:tab/><text:tab/><text:tab/><text:tab/></text:span><text:span text:style-name="T164">org/lindbergframework/repositorioSql</text:span><text:span text:style-name="T163">/updates.xml</text:span></text:p>
      <text:p text:style-name="P85"><text:span text:style-name="T13"><text:tab/><text:tab/> <text:s text:c="2"/></text:span><text:span text:style-name="T126">&lt;/</text:span><text:span text:style-name="T139">array</text:span><text:span text:style-name="T126">&gt;</text:span></text:p>
      <text:p text:style-name="P120"><text:span text:style-name="T29"><text:tab/></text:span><text:span text:style-name="T136">&lt;/</text:span><text:span text:style-name="T148">property</text:span><text:span text:style-name="T136">&gt;</text:span></text:p>
      <text:p text:style-name="P175"/>
      <text:p text:style-name="P120"><text:span text:style-name="T188">Observe que a </text:span><text:span text:style-name="T186">&lt;property&gt;</text:span><text:span text:style-name="T188"> acima tem o atributo </text:span><text:span text:style-name="T186">constructor-arg</text:span><text:span text:style-name="T188"> definido para </text:span><text:span text:style-name="T186">'true'</text:span><text:span text:style-name="T188"> indicando que é um parâmetro do construtor do resolver.</text:span></text:p>
      <text:p text:style-name="P174"/>
      <text:p text:style-name="P119"><text:span text:style-name="T189">O Schema para esse tipo de repositório de comandos usando XML, </text:span><text:span text:style-name="T185">linp-sqlMapping.xsd</text:span><text:span text:style-name="T189">, o formato do XML e os detalhes da definição de comandos sql em um repositório dessa natureza a partir desse resolver serão abordados mais a frente.</text:span></text:p>
      <text:p text:style-name="P37"/>
      <text:p text:style-name="P176">5.3.2.1 – A tag &lt;dataSource&gt;</text:p>
      <text:p text:style-name="P176"/>
      <text:p text:style-name="P151"><text:span text:style-name="T29"><text:tab/> <text:tab/>A tag </text:span><text:span text:style-name="T33">dataSource</text:span><text:span text:style-name="T29"> é um sub-tag dentro da tag </text:span><text:span text:style-name="T33">linp</text:span><text:span text:style-name="T29"> que é requerida quando o componente linp é usado e é específica para a definição de configurações de data source. Isso é essencial pois toda a conexão com a base de dados é feita baseada nesses parâmetros são, dependendo da implementação de DataSource </text:span><text:soft-page-break/><text:span text:style-name="T29">utilizada, url, driver, usuário, senha, etc..</text:span></text:p>
      <text:p text:style-name="P151"><text:span text:style-name="T29"/></text:p>
      <text:p text:style-name="P151"><text:span text:style-name="T29"><text:tab/><text:tab/>Atributos da tag </text:span><text:span text:style-name="T36">dataSource</text:span><text:span text:style-name="T33">:</text:span></text:p>
      <text:p text:style-name="P151"><text:span text:style-name="T33"/></text:p>
      <text:p text:style-name="P151"><text:span text:style-name="T33"><text:tab/><text:tab/>* </text:span><text:span text:style-name="T36">class:</text:span><text:span text:style-name="T33"> </text:span><text:span text:style-name="T29">Classe que é a implementação da interface </text:span><text:span text:style-name="T33">javax,sql,DataSource</text:span><text:span text:style-name="T29"> que deve ser usada;</text:span></text:p>
      <text:p text:style-name="P151"><text:span text:style-name="T29"><text:tab/><text:tab/>* </text:span><text:span text:style-name="T36">driver:</text:span><text:span text:style-name="T33"> </text:span><text:span text:style-name="T29">Drive a ser carregado do banco de dados utilizado;</text:span></text:p>
      <text:p text:style-name="P151"><text:span text:style-name="T29"><text:tab/><text:tab/>* </text:span><text:span text:style-name="T36">driverPropertyName:</text:span><text:span text:style-name="T33"> </text:span><text:span text:style-name="T29">Nome da propriedade onde será setado o driver na implementação do <text:tab/><text:tab/><text:tab/>datasource a ser usada. O valor padrão desse atributo é </text:span><text:span text:style-name="T36">'driver'</text:span><text:span text:style-name="T29">. Exemplo de uso desse atributo. <text:tab/><text:tab/>Digamos que a implementação de </text:span><text:span text:style-name="T33">DataSource</text:span><text:span text:style-name="T29"> a ser usada seja a </text:span><text:span text:style-name="T33">DriverManagerDataSource</text:span><text:span text:style-name="T29">, do <text:tab/><text:tab/>spring. Para esta implementação o driver é setado através do método </text:span><text:span text:style-name="T33">setDriverClassName, </text:span><text:span text:style-name="T29">então <text:tab/><text:tab/>esse atributo seria definido como </text:span><text:span text:style-name="T33">'driverClassName'.</text:span></text:p>
      <text:p text:style-name="P151"><text:span text:style-name="T33"/></text:p>
      <text:p text:style-name="P152"><text:span text:style-name="T39"><text:tab/><text:tab/>Essa tag também aceita o uso da tag </text:span><text:span text:style-name="T33">property</text:span><text:span text:style-name="T39"> do mesmo modo que foi explicado e utilizado nos exemplos anteriores. Essa tag pode ser usada aqui de modo a definir propriedades a serem setadas na instancia da implementação de </text:span><text:span text:style-name="T33">dataSource </text:span><text:span text:style-name="T39">definida. Por exemplo, é comum quando se define um </text:span><text:span text:style-name="T33">DataSource, </text:span><text:span text:style-name="T39">configurar a url do banco, o driver, o usuário e a senha. Esses são alguns dos atributos que são comuns na definição e uso da maioria das implementações de </text:span><text:span text:style-name="T33">DataSoure</text:span><text:span text:style-name="T39">. Então o uso da tag </text:span><text:span text:style-name="T33">property</text:span><text:span text:style-name="T39"> aqui seria necessário para efetuar essas configurações.</text:span></text:p>
      <text:p text:style-name="P152"><text:span text:style-name="T39"/></text:p>
      <text:p text:style-name="P152"><text:span text:style-name="T39"><text:tab/><text:tab/>Abaixo a tag </text:span><text:span text:style-name="T33">DataSource</text:span><text:span text:style-name="T39"> do exemplo anterior é detalhada:</text:span></text:p>
      <text:p text:style-name="P152"><text:span text:style-name="T39"><text:tab/><text:tab/></text:span><text:span text:style-name="T79">&lt;</text:span><text:span text:style-name="T151">linp</text:span><text:span text:style-name="T79">&gt;</text:span></text:p>
      <text:p text:style-name="P153"><text:span text:style-name="T54"><text:s text:c="18"/></text:span><text:span text:style-name="T125">&lt;</text:span><text:span text:style-name="T149">dataSource </text:span><text:span text:style-name="T125"><text:tab/> <text:s text:c="6"/><text:tab/><text:tab/><text:tab/><text:tab/><text:tab/><text:tab/><text:tab/><text:tab/><text:tab/><text:tab/><text:tab/><text:tab/> <text:s text:c="7"/></text:span><text:span text:style-name="T161">class</text:span><text:span text:style-name="T64">=</text:span><text:span text:style-name="T116">"org.springframework.jdbc.datasource.DriverManagerDataSource"</text:span><text:span text:style-name="T125"> </text:span></text:p>
      <text:p text:style-name="P156"><text:tab/> <text:s text:c="7"/><text:span text:style-name="T153">driver</text:span><text:span text:style-name="T13">=</text:span><text:span text:style-name="T97">"oracle.jdbc.OracleDriver"</text:span> <text:span text:style-name="T153">driverPropertyName</text:span><text:span text:style-name="T13">=</text:span><text:span text:style-name="T97">"driverClassName"</text:span><text:span text:style-name="T126">&gt;</text:span></text:p>
      <text:p text:style-name="P156"><text:span text:style-name="T13"><text:s text:c="5"/><text:tab/> <text:s text:c="5"/></text:span><text:span text:style-name="T126">&lt;</text:span><text:span text:style-name="T139">property</text:span> <text:span text:style-name="T153">name</text:span><text:span text:style-name="T13">=</text:span><text:span text:style-name="T97">"url"</text:span> <text:span text:style-name="T153">value</text:span><text:span text:style-name="T13">=</text:span><text:span text:style-name="T97">"jdbc:oracle:thin:@localhost:1521:xe"</text:span><text:span text:style-name="T126">/&gt;</text:span></text:p>
      <text:p text:style-name="P156"><text:span text:style-name="T13"><text:s text:c="11"/></text:span><text:span text:style-name="T126">&lt;</text:span><text:span text:style-name="T139">property</text:span> <text:span text:style-name="T153">name</text:span><text:span text:style-name="T13">=</text:span><text:span text:style-name="T97">"username"</text:span> <text:span text:style-name="T153">value</text:span><text:span text:style-name="T13">=</text:span><text:span text:style-name="T97">"SYSTEM"</text:span> <text:span text:style-name="T126">/&gt;</text:span></text:p>
      <text:p text:style-name="P156"><text:span text:style-name="T13"><text:s text:c="11"/></text:span><text:span text:style-name="T126">&lt;</text:span><text:span text:style-name="T139">property</text:span> <text:span text:style-name="T153">name</text:span><text:span text:style-name="T13">=</text:span><text:span text:style-name="T97">"password"</text:span> <text:span text:style-name="T153">value</text:span><text:span text:style-name="T13">=</text:span><text:span text:style-name="T97">"admin"</text:span> <text:span text:style-name="T126">/&gt;</text:span></text:p>
      <text:p text:style-name="P154"><text:span text:style-name="T54"><text:s text:c="2"/></text:span><text:span text:style-name="T65"><text:s text:c="7"/></text:span><text:span text:style-name="T191">&lt;/</text:span><text:span text:style-name="T150">dataSource</text:span><text:span text:style-name="T191">&gt;</text:span></text:p>
      <text:p text:style-name="P154"><text:span text:style-name="T191"><text:s text:c="8"/>... </text:span></text:p>
      <text:p text:style-name="P177"><text:span text:style-name="T77"><text:s/><text:tab/><text:tab/> <text:s text:c="4"/></text:span><text:span text:style-name="T130">&lt;/</text:span><text:span text:style-name="T143">linp</text:span><text:span text:style-name="T130">&gt;</text:span></text:p>
      <text:p text:style-name="P177"><text:span text:style-name="T130"/></text:p>
      <text:p text:style-name="P177"><text:span text:style-name="T130"><text:tab/><text:tab/></text:span></text:p>
      <text:p text:style-name="P55"><text:tab/><text:tab/><text:span text:style-name="T11">O trecho de código acima define:</text:span></text:p>
      <text:p text:style-name="P55"><text:span text:style-name="T11"><text:tab/><text:tab/>* Um </text:span><text:span text:style-name="T7">dataSource</text:span><text:span text:style-name="T11"> onde a implementação a ser usada é a classe </text:span><text:span text:style-name="T7">DriverManagerDataSource</text:span><text:span text:style-name="T11"> do <text:tab/><text:tab/><text:tab/>spring;</text:span></text:p>
      <text:p text:style-name="P55"><text:span text:style-name="T11"><text:tab/><text:tab/>* O driver para um banco oracle a ser usado, </text:span><text:span text:style-name="T7">oracle.jdbc.OracleDriver;</text:span></text:p>
      <text:p text:style-name="P33"><text:tab/><text:tab/>* O nome da propriedade onde será setado o driver no dataSource, <text:span text:style-name="T72">driverClassName</text:span>;</text:p>
      <text:p text:style-name="P33"><text:tab/><text:tab/>* 3 propriedades que serão setada no dataSource quando este for criado:</text:p>
      <text:p text:style-name="P33"><text:tab/><text:tab/><text:tab/>1 – url: <text:span text:style-name="T72">jdbc:oracle:thin:@localhost:1521:xe</text:span></text:p>
      <text:p text:style-name="P33"><text:span text:style-name="T72"><text:tab/><text:tab/><text:tab/>2 – </text:span>username: <text:span text:style-name="T72">SYSTEM</text:span></text:p>
      <text:p text:style-name="P33"><text:span text:style-name="T72"><text:tab/><text:tab/><text:tab/></text:span>3 – <text:span text:style-name="T72">password: admin</text:span></text:p>
      <text:p text:style-name="P157"><text:tab/><text:tab/></text:p>
      <text:p text:style-name="P158"><text:span text:style-name="T79"><text:tab/><text:tab/></text:span><text:span text:style-name="T31">Importane: </text:span><text:span text:style-name="T29">Um detalhe importante é que dependendo da implementação do </text:span><text:span text:style-name="T39">dataSource</text:span><text:span text:style-name="T29"> a ser usada o </text:span><text:span text:style-name="T39">driver</text:span><text:span text:style-name="T29"> é setado de uma forma diferente. Neste exemplo o driver é setado em forma de uma String que define o nome completamente qualificado da classe do driver. Em uma outra implementação o driver poderia ser setado diretamente como um parâmetro do tipo </text:span><text:span text:style-name="T39">class</text:span><text:span text:style-name="T29">. Um exemplo de DataSource que recebe o driver como um parâmetro do tipo </text:span><text:span text:style-name="T39">class</text:span><text:span text:style-name="T29"> diretamente é outra implementação do spring </text:span><text:span text:style-name="T41">org.springframework.jdbc.datasource.SimpleDriverDataSource. </text:span><text:span text:style-name="T32">Para estes casos basta usar o caráter “#” da mesma forma que nos outros casos apresentados de uso desse caráter especial.</text:span></text:p>
      <text:p text:style-name="P158"><text:span text:style-name="T32"><text:tab/><text:tab/>Caso usássemos essa outra implementação então a nova definição da tag ficaria como abaixo. </text:span><text:soft-page-break/><text:span text:style-name="T32">Lembrando que essa implementação usa o nome padrão da propriedade do driver, </text:span><text:span text:style-name="T41">'driver',</text:span><text:span text:style-name="T32"> então o atributo </text:span><text:span text:style-name="T41">driverPropertyName</text:span><text:span text:style-name="T32"> não é necessário pois o valor padrão, como foi dito, já é </text:span><text:span text:style-name="T41">'driver'. </text:span><text:span text:style-name="T32">Então a tag ficaria da seguitne forma:</text:span></text:p>
      <text:p text:style-name="P158"><text:span text:style-name="T32"/></text:p>
      <text:p text:style-name="P158"><text:span text:style-name="T32"><text:tab/><text:tab/></text:span><text:span text:style-name="T137">&lt;</text:span><text:span text:style-name="T152">linp</text:span><text:span text:style-name="T137">&gt;</text:span></text:p>
      <text:p text:style-name="P155"><text:span text:style-name="T44"><text:s text:c="18"/></text:span><text:span text:style-name="T138">&lt;</text:span><text:span text:style-name="T149">dataSource </text:span><text:span text:style-name="T138"><text:tab/> <text:s text:c="6"/><text:tab/><text:tab/><text:tab/><text:tab/><text:tab/><text:tab/><text:tab/><text:tab/><text:tab/><text:tab/><text:tab/><text:tab/> <text:s text:c="7"/></text:span><text:span text:style-name="T161">class</text:span><text:span text:style-name="T64">=</text:span><text:span text:style-name="T116">"org.springframework.jdbc.datasource.SimpleDriverDataSource"</text:span> </text:p>
      <text:p text:style-name="P156"><text:tab/> <text:s text:c="7"/><text:span text:style-name="T153">driver</text:span><text:span text:style-name="T13">=</text:span><text:span text:style-name="T97">"#oracle.jdbc.OracleDriver"</text:span><text:span text:style-name="T126">&gt;</text:span></text:p>
      <text:p text:style-name="P156"><text:span text:style-name="T13"><text:s text:c="5"/><text:tab/> <text:s text:c="5"/></text:span><text:span text:style-name="T126">&lt;</text:span><text:span text:style-name="T139">property</text:span> <text:span text:style-name="T153">name</text:span><text:span text:style-name="T13">=</text:span><text:span text:style-name="T97">"url"</text:span> <text:span text:style-name="T153">value</text:span><text:span text:style-name="T13">=</text:span><text:span text:style-name="T97">"jdbc:oracle:thin:@localhost:1521:xe"</text:span><text:span text:style-name="T126">/&gt;</text:span></text:p>
      <text:p text:style-name="P156"><text:span text:style-name="T13"><text:s text:c="11"/></text:span><text:span text:style-name="T126">&lt;</text:span><text:span text:style-name="T139">property</text:span> <text:span text:style-name="T153">name</text:span><text:span text:style-name="T13">=</text:span><text:span text:style-name="T97">"username"</text:span> <text:span text:style-name="T153">value</text:span><text:span text:style-name="T13">=</text:span><text:span text:style-name="T97">"SYSTEM"</text:span> <text:span text:style-name="T126">/&gt;</text:span></text:p>
      <text:p text:style-name="P156"><text:span text:style-name="T13"><text:s text:c="11"/></text:span><text:span text:style-name="T126">&lt;</text:span><text:span text:style-name="T139">property</text:span> <text:span text:style-name="T153">name</text:span><text:span text:style-name="T13">=</text:span><text:span text:style-name="T97">"password"</text:span> <text:span text:style-name="T153">value</text:span><text:span text:style-name="T13">=</text:span><text:span text:style-name="T97">"admin"</text:span> <text:span text:style-name="T126">/&gt;</text:span></text:p>
      <text:p text:style-name="P154"><text:span text:style-name="T54"><text:s text:c="2"/></text:span><text:span text:style-name="T65"><text:s text:c="7"/></text:span><text:span text:style-name="T191">&lt;/</text:span><text:span text:style-name="T150">dataSource</text:span><text:span text:style-name="T191">&gt;</text:span></text:p>
      <text:p text:style-name="P154"><text:span text:style-name="T191"><text:s text:c="8"/>... </text:span></text:p>
      <text:p text:style-name="P158"><text:span text:style-name="T32"><text:s/><text:tab/><text:tab/> </text:span><text:span text:style-name="T137">&lt;/</text:span><text:span text:style-name="T152">linp</text:span><text:span text:style-name="T137">&gt;</text:span></text:p>
      <text:p text:style-name="P158"><text:span text:style-name="T137"/></text:p>
      <text:p text:style-name="P158"><text:span text:style-name="T137"/></text:p>
      <text:p text:style-name="P158"><text:span text:style-name="T137"><text:tab/><text:tab/></text:span><text:span text:style-name="T52">5.4 – Repositório de comandos SQL</text:span></text:p>
      <text:p text:style-name="P158"><text:span text:style-name="T52"/></text:p>
      <text:p text:style-name="P157"><text:span text:style-name="T32"><text:tab/><text:tab/>Como já foi falando no momento em que foi abordado a configuração do linp, o componente trabalha com o conceito de repositório de comandos sql. O repositório de comandos sql é o local onde são encontrados os comandos e as definições necessárias para uma chamada sql, seja ela um </text:span><text:span text:style-name="T41">select,</text:span><text:span text:style-name="T32"> </text:span><text:span text:style-name="T41">update, delete, </text:span><text:span text:style-name="T32">uma chamada a uma </text:span><text:span text:style-name="T41">stored procedure</text:span><text:span text:style-name="T32">, uma </text:span><text:span text:style-name="T41">stored function</text:span><text:span text:style-name="T32">, etc... O componente se comunica com o repositório e obtém essas definições a partir da interface </text:span><text:span text:style-name="T41">SqlCommandResolver, </text:span><text:span text:style-name="T32">que faz o papel de intermediário entre o componente e o repositório. Como toda a comunicação entre o componente e o repositório é feita a partir dessa interface, entã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fo:color="#000000"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582cm" fo:margin-right="0.586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3T08:56:42.60</meta:creation-date>
    <dc:date>2011-06-30T17:30:10.04</dc:date>
    <meta:editing-duration>PT180H07M39S</meta:editing-duration>
    <meta:editing-cycles>373</meta:editing-cycles>
    <meta:generator>BrOffice.org/3.2$Win32 OpenOffice.org_project/320m18$Build-9502</meta:generator>
    <meta:document-statistic meta:table-count="0" meta:image-count="3" meta:object-count="0" meta:page-count="32" meta:paragraph-count="557" meta:word-count="10117" meta:character-count="73848"/>
  </office:meta>
</office:document-meta>
</file>